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236in" fo:border="0.0008in solid #666666"/>
      <style:text-properties fo:color="#000000"/>
    </style:style>
    <style:style style:name="P43" style:family="paragraph" style:parent-style-name="Detail_20_Heading" style:list-style-name="">
      <style:paragraph-properties fo:margin-top="0.0807in" fo:margin-bottom="0.0193in" fo:padding="0.0236in" fo:border="0.0008in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1693in" fo:margin-bottom="0.161in"/>
      <style:text-properties fo:color="#000000"/>
    </style:style>
    <style:style style:name="P4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2" style:family="paragraph" style:parent-style-name="Table_20_Contents">
      <style:paragraph-properties fo:text-align="start" style:justify-single-word="false"/>
    </style:style>
    <style:style style:name="P63" style:family="paragraph" style:parent-style-name="Definition_20_Term" style:list-style-name="WW8Num3"/>
    <style:style style:name="P64" style:family="paragraph" style:parent-style-name="CellBody" style:list-style-name="L1">
      <style:paragraph-properties style:snap-to-layout-grid="false"/>
    </style:style>
    <style:style style:name="P65" style:family="paragraph" style:parent-style-name="CellBody" style:list-style-name="L1">
      <style:paragraph-properties style:snap-to-layout-grid="false"/>
      <style:text-properties style:use-window-font-color="true" fo:font-style="normal" style:font-style-asian="normal" style:font-style-complex="normal"/>
    </style:style>
    <style:style style:name="P66" style:family="paragraph" style:parent-style-name="CellBody" style:list-style-name="L2">
      <style:paragraph-properties style:snap-to-layout-grid="false"/>
      <style:text-properties style:use-window-font-color="true" fo:font-style="normal" style:font-style-asian="normal" style:font-style-complex="normal"/>
    </style:style>
    <style:style style:name="P67" style:family="paragraph" style:parent-style-name="CellBody" style:list-style-name="L3">
      <style:paragraph-properties style:snap-to-layout-grid="false"/>
      <style:text-properties style:use-window-font-color="true" fo:font-style="normal" style:font-style-asian="normal" style:font-style-complex="normal"/>
    </style:style>
    <style:style style:name="P68" style:family="paragraph" style:parent-style-name="CellBody" style:list-style-name="L4">
      <style:paragraph-properties style:snap-to-layout-grid="false"/>
      <style:text-properties style:use-window-font-color="true" fo:font-style="normal" style:font-style-asian="normal" style:font-style-complex="normal"/>
    </style:style>
    <style:style style:name="P69" style:family="paragraph" style:parent-style-name="CellBody" style:list-style-name="L5">
      <style:paragraph-properties style:snap-to-layout-grid="false"/>
      <style:text-properties style:use-window-font-color="true" fo:font-style="normal" style:font-style-asian="normal" style:font-style-complex="normal"/>
    </style:style>
    <style:style style:name="P70" style:family="paragraph" style:parent-style-name="CellBody" style:list-style-name="L6">
      <style:paragraph-properties style:snap-to-layout-grid="false"/>
      <style:text-properties style:use-window-font-color="true" fo:font-style="normal" style:font-style-asian="normal" style:font-style-complex="normal"/>
    </style:style>
    <style:style style:name="P71" style:family="paragraph" style:parent-style-name="CellBody" style:list-style-name="L7">
      <style:paragraph-properties style:snap-to-layout-grid="false"/>
      <style:text-properties style:use-window-font-color="true" fo:font-style="normal" style:font-style-asian="normal" style:font-style-complex="normal"/>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Body" style:list-style-name="L8"/>
    <style:style style:name="P74" style:family="paragraph" style:parent-style-name="Body" style:list-style-name="L9">
      <style:text-properties style:use-window-font-color="true" fo:font-style="normal" style:font-style-asian="normal" style:font-style-complex="normal"/>
    </style:style>
    <style:style style:name="P75"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76" style:family="paragraph" style:parent-style-name="Body" style:list-style-name="L10"/>
    <style:style style:name="P77" style:family="paragraph" style:parent-style-name="Body" style:list-style-name="L11">
      <style:paragraph-properties>
        <style:tab-stops>
          <style:tab-stop style:position="3.9374in"/>
        </style:tab-stops>
      </style:paragraph-properties>
    </style:style>
    <style:style style:name="P78" style:family="paragraph" style:parent-style-name="Body" style:list-style-name="L12"/>
    <style:style style:name="P79" style:family="paragraph" style:parent-style-name="Body" style:list-style-name="L13"/>
    <style:style style:name="P80" style:family="paragraph" style:parent-style-name="Body" style:list-style-name="L14"/>
    <style:style style:name="P81" style:family="paragraph" style:parent-style-name="Body" style:list-style-name="L15"/>
    <style:style style:name="P82" style:family="paragraph" style:parent-style-name="Body" style:list-style-name="L16"/>
    <style:style style:name="P83" style:family="paragraph" style:parent-style-name="Body" style:list-style-name="L17"/>
    <style:style style:name="P84" style:family="paragraph" style:parent-style-name="Body" style:list-style-name="L18"/>
    <style:style style:name="P85" style:family="paragraph" style:parent-style-name="Body" style:list-style-name="L19"/>
    <style:style style:name="P86" style:family="paragraph" style:parent-style-name="Body" style:list-style-name="L20"/>
    <style:style style:name="P87" style:family="paragraph" style:parent-style-name="Body">
      <style:paragraph-properties fo:text-align="start" style:justify-single-word="false"/>
    </style:style>
    <style:style style:name="P88" style:family="paragraph" style:parent-style-name="Body">
      <style:paragraph-properties fo:text-align="justify" style:justify-single-word="false"/>
    </style:style>
    <style:style style:name="P89"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90" style:family="paragraph" style:parent-style-name="Heading_20_4">
      <style:text-properties style:font-name="CourierNewPSMT" fo:font-size="10pt"/>
    </style:style>
    <style:style style:name="P91" style:family="paragraph" style:parent-style-name="Heading_20_1">
      <style:paragraph-properties fo:break-before="page"/>
    </style:style>
    <style:style style:name="P92" style:family="paragraph" style:parent-style-name="Heading_20_2">
      <style:text-properties fo:language="en" fo:country="US" style:language-complex="ar" style:country-complex="SA"/>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text-properties fo:font-size="10pt" style:font-size-asian="10pt" style:font-size-complex="10pt"/>
    </style:style>
    <style:style style:name="P10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0374in" fo:margin-bottom="0.0374in"/>
      <style:text-properties fo:font-size="9pt" style:font-size-asian="9pt" style:font-size-complex="9pt"/>
    </style:style>
    <style:style style:name="P11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1" style:family="paragraph" style:parent-style-name="Standard" style:list-style-name="">
      <style:paragraph-properties fo:margin-top="0.0374in" fo:margin-bottom="0.0374in"/>
    </style:style>
    <style:style style:name="P112" style:family="paragraph" style:parent-style-name="Standard" style:list-style-name="">
      <style:paragraph-properties fo:margin-top="0.0374in" fo:margin-bottom="0.0374in"/>
      <style:text-properties fo:font-size="10pt" style:font-size-asian="10pt" style:font-size-complex="10pt"/>
    </style:style>
    <style:style style:name="P11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374in" fo:margin-bottom="0.0374in"/>
      <style:text-properties fo:color="#000000" fo:font-size="10pt" style:font-size-asian="10pt" style:font-size-complex="10pt"/>
    </style:style>
    <style:style style:name="P116" style:family="paragraph" style:parent-style-name="Standard" style:list-style-name="">
      <style:paragraph-properties fo:margin-top="0.0374in" fo:margin-bottom="0.0374in" fo:text-align="center" style:justify-single-word="false"/>
      <style:text-properties style:use-window-font-color="true"/>
    </style:style>
    <style:style style:name="P117" style:family="paragraph" style:parent-style-name="Standard" style:list-style-name="">
      <style:paragraph-properties fo:margin-top="0.0374in" fo:margin-bottom="0.0374in"/>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style>
    <style:style style:name="P124" style:family="paragraph" style:parent-style-name="Standard" style:list-style-name="">
      <style:paragraph-properties fo:margin-top="0.1945in" fo:margin-bottom="0in"/>
    </style:style>
    <style:style style:name="P125" style:family="paragraph" style:parent-style-name="Standard" style:list-style-name="">
      <style:paragraph-properties fo:margin-top="0.1945in" fo:margin-bottom="0in"/>
      <style:text-properties fo:font-size="10pt" style:font-size-asian="10pt" style:font-size-complex="10pt"/>
    </style:style>
    <style:style style:name="P12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9" style:family="paragraph" style:parent-style-name="Standard" style:list-style-name="">
      <style:paragraph-properties fo:margin-left="0.5in" fo:margin-right="0in" fo:margin-top="0in" fo:margin-bottom="0.1945in" fo:text-indent="0in" style:auto-text-indent="false"/>
    </style:style>
    <style:style style:name="P13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0.5in" fo:margin-right="0in" fo:text-indent="0in" style:auto-text-indent="false"/>
    </style:style>
    <style:style style:name="P133" style:family="paragraph" style:parent-style-name="Standard" style:list-style-name="">
      <style:paragraph-properties fo:margin-left="0.5in" fo:margin-right="0in" fo:margin-top="0in" fo:margin-bottom="0.1665in" fo:text-indent="0in" style:auto-text-indent="false"/>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8" style:family="paragraph" style:parent-style-name="Standard" style:list-style-name="">
      <style:paragraph-properties fo:margin-top="0in" fo:margin-bottom="0.1665in"/>
      <style:text-properties fo:font-size="10pt" style:font-size-asian="10pt" style:font-size-complex="10pt"/>
    </style:style>
    <style:style style:name="P139" style:family="paragraph" style:parent-style-name="Standard" style:list-style-name="">
      <style:paragraph-properties fo:margin-top="0in" fo:margin-bottom="0.1665in"/>
    </style:style>
    <style:style style:name="P140" style:family="paragraph" style:parent-style-name="Standard" style:list-style-name="">
      <style:paragraph-propertie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keep-together="always" fo:keep-with-next="always"/>
    </style:style>
    <style:style style:name="P143" style:family="paragraph" style:parent-style-name="Standard" style:list-style-name="">
      <style:paragraph-properties fo:margin-top="0.1736in" fo:margin-bottom="0in" fo:keep-together="always" fo:keep-with-next="always"/>
    </style:style>
    <style:style style:name="P14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top="0.0319in" fo:margin-bottom="0.0319in" fo:keep-with-next="always"/>
      <style:text-properties style:use-window-font-color="true"/>
    </style:style>
    <style:style style:name="P14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7" style:family="paragraph" style:parent-style-name="Standard" style:list-style-name="">
      <style:paragraph-properties fo:margin-top="0.0319in" fo:margin-bottom="0.0319in" fo:text-align="end" style:justify-single-word="false"/>
      <style:text-properties style:use-window-font-color="true"/>
    </style:style>
    <style:style style:name="P148" style:family="paragraph" style:parent-style-name="Standard" style:list-style-name="">
      <style:paragraph-properties fo:margin-top="0.0319in" fo:margin-bottom="0.0319in" fo:text-align="center" style:justify-single-word="false"/>
      <style:text-properties style:use-window-font-color="true"/>
    </style:style>
    <style:style style:name="P149" style:family="paragraph" style:parent-style-name="Standard" style:list-style-name="">
      <style:paragraph-properties fo:margin-top="0.0319in" fo:margin-bottom="0.0319in" fo:text-align="end" style:justify-single-word="false"/>
    </style:style>
    <style:style style:name="P150" style:family="paragraph" style:parent-style-name="Standard" style:list-style-name="">
      <style:paragraph-properties fo:margin-top="0.0319in" fo:margin-bottom="0.0319in"/>
    </style:style>
    <style:style style:name="P151" style:family="paragraph" style:parent-style-name="Standard" style:list-style-name="">
      <style:paragraph-properties fo:margin-top="0.0319in" fo:margin-bottom="0in"/>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5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57" style:family="paragraph" style:parent-style-name="Standard" style:list-style-name="">
      <style:paragraph-properties fo:margin-left="1in" fo:margin-right="0in" fo:text-indent="0in" style:auto-text-indent="false"/>
    </style:style>
    <style:style style:name="P15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1" style:family="paragraph" style:parent-style-name="Standard" style:list-style-name="">
      <style:paragraph-properties fo:margin-top="0.1736in" fo:margin-bottom="0.1945in" fo:keep-together="always"/>
    </style:style>
    <style:style style:name="P16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82871360" text:id="ct582871360">
          <text:insertion>
            <office:change-info>
              <dc:creator>Carsten Ziegeler</dc:creator>
              <dc:date>2014-01-21T09:32:00</dc:date>
            </office:change-info>
          </text:insertion>
        </text:changed-region>
        <text:changed-region xml:id="ct582871664" text:id="ct582871664">
          <text:insertion>
            <office:change-info>
              <dc:creator>Carsten Ziegeler</dc:creator>
              <dc:date>2014-01-21T17:44:00</dc:date>
            </office:change-info>
          </text:insertion>
        </text:changed-region>
        <text:changed-region xml:id="ct582872048" text:id="ct582872048">
          <text:insertion>
            <office:change-info>
              <dc:creator>Carsten Ziegeler</dc:creator>
              <dc:date>2014-01-21T17:45:00</dc:date>
            </office:change-info>
          </text:insertion>
        </text:changed-region>
        <text:changed-region xml:id="ct582872736" text:id="ct582872736">
          <text:insertion>
            <office:change-info>
              <dc:creator>Carsten Ziegeler</dc:creator>
              <dc:date>2014-01-20T20:45:00</dc:date>
            </office:change-info>
          </text:insertion>
        </text:changed-region>
        <text:changed-region xml:id="ct582874464" text:id="ct582874464">
          <text:insertion>
            <office:change-info>
              <dc:creator>Carsten Ziegeler</dc:creator>
              <dc:date>2014-01-21T17:46:00</dc:date>
            </office:change-info>
          </text:insertion>
        </text:changed-region>
        <text:changed-region xml:id="ct582877200" text:id="ct582877200">
          <text:insertion>
            <office:change-info>
              <dc:creator>Carsten Ziegeler</dc:creator>
              <dc:date>2014-01-20T20:46:00</dc:date>
            </office:change-info>
          </text:insertion>
        </text:changed-region>
        <text:changed-region xml:id="ct582877936" text:id="ct582877936">
          <text:insertion>
            <office:change-info>
              <dc:creator>Carsten Ziegeler</dc:creator>
              <dc:date>2014-01-21T17:57:00</dc:date>
            </office:change-info>
          </text:insertion>
        </text:changed-region>
        <text:changed-region xml:id="ct582881872" text:id="ct582881872">
          <text:insertion>
            <office:change-info>
              <dc:creator>Carsten Ziegeler</dc:creator>
              <dc:date>2014-01-21T17:58:00</dc:date>
            </office:change-info>
          </text:insertion>
        </text:changed-region>
        <text:changed-region xml:id="ct582881344" text:id="ct582881344">
          <text:insertion>
            <office:change-info>
              <dc:creator>Carsten Ziegeler</dc:creator>
              <dc:date>2014-01-21T17:59:00</dc:date>
            </office:change-info>
          </text:insertion>
        </text:changed-region>
        <text:changed-region xml:id="ct582875904" text:id="ct582875904">
          <text:insertion>
            <office:change-info>
              <dc:creator>Carsten Ziegeler</dc:creator>
              <dc:date>2014-01-21T18:00:00</dc:date>
            </office:change-info>
          </text:insertion>
        </text:changed-region>
        <text:changed-region xml:id="ct582885904" text:id="ct582885904">
          <text:insertion>
            <office:change-info>
              <dc:creator>Carsten Ziegeler</dc:creator>
              <dc:date>2014-01-21T18:01:00</dc:date>
            </office:change-info>
          </text:insertion>
        </text:changed-region>
        <text:changed-region xml:id="ct582871792" text:id="ct582871792">
          <text:insertion>
            <office:change-info>
              <dc:creator>Carsten Ziegeler</dc:creator>
              <dc:date>2014-01-21T09:36:00</dc:date>
            </office:change-info>
          </text:insertion>
        </text:changed-region>
        <text:changed-region xml:id="ct582871456" text:id="ct582871456">
          <text:insertion>
            <office:change-info>
              <dc:creator>Carsten Ziegeler</dc:creator>
              <dc:date>2014-01-21T09:37:00</dc:date>
            </office:change-info>
          </text:insertion>
        </text:changed-region>
        <text:changed-region xml:id="ct582882816" text:id="ct582882816">
          <text:insertion>
            <office:change-info>
              <dc:creator>Carsten Ziegeler</dc:creator>
              <dc:date>2014-01-21T09:38:00</dc:date>
            </office:change-info>
          </text:insertion>
        </text:changed-region>
        <text:changed-region xml:id="ct582871024" text:id="ct582871024">
          <text:deletion>
            <office:change-info>
              <dc:creator>Carsten Ziegeler</dc:creator>
              <dc:date>2014-01-21T09:38:00</dc:date>
            </office:change-info>
            <text:p text:style-name="Table_20_Contents"><text:span text:style-name="Source_20_Text">Http</text:span></text:p>
          </text:deletion>
        </text:changed-region>
        <text:changed-region xml:id="ct582883488" text:id="ct582883488">
          <text:insertion>
            <office:change-info>
              <dc:creator>Carsten Ziegeler</dc:creator>
              <dc:date>2014-01-21T17:48:00</dc:date>
            </office:change-info>
          </text:insertion>
        </text:changed-region>
        <text:changed-region xml:id="ct582884176" text:id="ct582884176">
          <text:insertion>
            <office:change-info>
              <dc:creator>Carsten Ziegeler</dc:creator>
              <dc:date>2014-01-21T17:48:00</dc:date>
            </office:change-info>
          </text:insertion>
        </text:changed-region>
        <text:changed-region xml:id="ct582883360" text:id="ct582883360">
          <text:deletion>
            <office:change-info>
              <dc:creator>Carsten Ziegeler</dc:creator>
              <dc:date>2014-01-16T18:48:00</dc:date>
            </office:change-info>
            <text:p text:style-name="Table_20_Contents"><text:span text:style-name="Source_20_Text">HttpContext</text:span></text:p>
          </text:deletion>
        </text:changed-region>
        <text:changed-region xml:id="ct582884864" text:id="ct582884864">
          <text:insertion>
            <office:change-info>
              <dc:creator>Carsten Ziegeler</dc:creator>
              <dc:date>2014-01-21T17:49:00</dc:date>
            </office:change-info>
          </text:insertion>
        </text:changed-region>
        <text:changed-region xml:id="ct582885232" text:id="ct582885232">
          <text:insertion>
            <office:change-info>
              <dc:creator>Carsten Ziegeler</dc:creator>
              <dc:date>2014-01-21T09:39:00</dc:date>
            </office:change-info>
          </text:insertion>
        </text:changed-region>
        <text:changed-region xml:id="ct582876000" text:id="ct582876000">
          <text:insertion>
            <office:change-info>
              <dc:creator>Carsten Ziegeler</dc:creator>
              <dc:date>2014-01-21T17:49:00</dc:date>
            </office:change-info>
          </text:insertion>
        </text:changed-region>
        <text:changed-region xml:id="ct582884576" text:id="ct582884576">
          <text:deletion>
            <office:change-info>
              <dc:creator>Carsten Ziegeler</dc:creator>
              <dc:date>2014-01-21T09:39:00</dc:date>
            </office:change-info>
            <text:p text:style-name="Table_20_Contents"><text:span text:style-name="Source_20_Text">HttpContext</text:span></text:p>
          </text:deletion>
        </text:changed-region>
        <text:changed-region xml:id="ct582706240" text:id="ct582706240">
          <text:insertion>
            <office:change-info>
              <dc:creator>Carsten Ziegeler</dc:creator>
              <dc:date>2014-01-21T17:49:00</dc:date>
            </office:change-info>
          </text:insertion>
        </text:changed-region>
        <text:changed-region xml:id="ct582876128" text:id="ct582876128">
          <text:deletion>
            <office:change-info>
              <dc:creator>Carsten Ziegeler</dc:creator>
              <dc:date>2014-01-21T09:39:00</dc:date>
            </office:change-info>
            <text:p text:style-name="Table_20_Contents"><text:span text:style-name="Source_20_Text">HttpContext</text:span></text:p>
          </text:deletion>
        </text:changed-region>
        <text:changed-region xml:id="ct582876384" text:id="ct582876384">
          <text:insertion>
            <office:change-info>
              <dc:creator>Carsten Ziegeler</dc:creator>
              <dc:date>2014-01-21T17:49:00</dc:date>
            </office:change-info>
          </text:insertion>
        </text:changed-region>
        <text:changed-region xml:id="ct582688736" text:id="ct582688736">
          <text:deletion>
            <office:change-info>
              <dc:creator>Carsten Ziegeler</dc:creator>
              <dc:date>2014-01-20T15:28:00</dc:date>
            </office:change-info>
            <text:p text:style-name="Table_20_Contents"><text:span text:style-name="Source_20_Text">c</text:span></text:p>
          </text:deletion>
        </text:changed-region>
        <text:changed-region xml:id="ct582688544" text:id="ct582688544">
          <text:deletion>
            <office:change-info>
              <dc:creator>Carsten Ziegeler</dc:creator>
              <dc:date>2014-01-16T18:42:00</dc:date>
            </office:change-info>
            <text:p text:style-name="Table_20_Contents"><text:span text:style-name="Source_20_Text">HttpContext</text:span></text:p>
          </text:deletion>
        </text:changed-region>
        <text:changed-region xml:id="ct582688832" text:id="ct582688832">
          <text:insertion>
            <office:change-info>
              <dc:creator>Carsten Ziegeler</dc:creator>
              <dc:date>2014-01-21T17:49:00</dc:date>
            </office:change-info>
          </text:insertion>
        </text:changed-region>
        <text:changed-region xml:id="ct582887440" text:id="ct582887440">
          <text:deletion>
            <office:change-info>
              <dc:creator>Carsten Ziegeler</dc:creator>
              <dc:date>2014-01-21T09:39:00</dc:date>
            </office:change-info>
            <text:p text:style-name="Table_20_Contents"><text:span text:style-name="Source_20_Text">HttpContext</text:span></text:p>
          </text:deletion>
        </text:changed-region>
        <text:changed-region xml:id="ct582887744" text:id="ct582887744">
          <text:insertion>
            <office:change-info>
              <dc:creator>Carsten Ziegeler</dc:creator>
              <dc:date>2014-01-21T17:49:00</dc:date>
            </office:change-info>
          </text:insertion>
        </text:changed-region>
        <text:changed-region xml:id="ct582888752" text:id="ct582888752">
          <text:deletion>
            <office:change-info>
              <dc:creator>Carsten Ziegeler</dc:creator>
              <dc:date>2014-01-21T09:39:00</dc:date>
            </office:change-info>
            <text:p text:style-name="Table_20_Contents"><text:span text:style-name="Source_20_Text">HttpContext</text:span></text:p>
          </text:deletion>
        </text:changed-region>
        <text:changed-region xml:id="ct582889088" text:id="ct582889088">
          <text:insertion>
            <office:change-info>
              <dc:creator>Carsten Ziegeler</dc:creator>
              <dc:date>2014-01-21T17:49:00</dc:date>
            </office:change-info>
          </text:insertion>
        </text:changed-region>
        <text:changed-region xml:id="ct582889264" text:id="ct582889264">
          <text:deletion>
            <office:change-info>
              <dc:creator>Carsten Ziegeler</dc:creator>
              <dc:date>2014-01-21T09:39:00</dc:date>
            </office:change-info>
            <text:p text:style-name="Table_20_Contents"><text:span text:style-name="Source_20_Text">HttpContext</text:span></text:p>
          </text:deletion>
        </text:changed-region>
        <text:changed-region xml:id="ct582889568" text:id="ct582889568">
          <text:insertion>
            <office:change-info>
              <dc:creator>Carsten Ziegeler</dc:creator>
              <dc:date>2014-01-21T17:49:00</dc:date>
            </office:change-info>
          </text:insertion>
        </text:changed-region>
        <text:changed-region xml:id="ct582889424" text:id="ct582889424">
          <text:deletion>
            <office:change-info>
              <dc:creator>Carsten Ziegeler</dc:creator>
              <dc:date>2014-01-21T09:39:00</dc:date>
            </office:change-info>
            <text:p text:style-name="Table_20_Contents"><text:span text:style-name="Source_20_Text">HttpContext</text:span></text:p>
          </text:deletion>
        </text:changed-region>
        <text:changed-region xml:id="ct582890032" text:id="ct582890032">
          <text:insertion>
            <office:change-info>
              <dc:creator>Carsten Ziegeler</dc:creator>
              <dc:date>2014-01-21T17:49:00</dc:date>
            </office:change-info>
          </text:insertion>
        </text:changed-region>
        <text:changed-region xml:id="ct582690128" text:id="ct582690128">
          <text:insertion>
            <office:change-info>
              <dc:creator>Carsten Ziegeler</dc:creator>
              <dc:date>2014-01-21T09:40:00</dc:date>
            </office:change-info>
          </text:insertion>
        </text:changed-region>
        <text:changed-region xml:id="ct627150208" text:id="ct627150208">
          <text:insertion>
            <office:change-info>
              <dc:creator>Carsten Ziegeler</dc:creator>
              <dc:date>2014-01-28T13:18:00</dc:date>
            </office:change-info>
          </text:insertion>
        </text:changed-region>
        <text:changed-region xml:id="ct640278832" text:id="ct640278832">
          <text:insertion>
            <office:change-info>
              <dc:creator>Carsten Ziegeler</dc:creator>
              <dc:date>2014-01-28T13:18:00</dc:date>
            </office:change-info>
          </text:insertion>
        </text:changed-region>
        <text:changed-region xml:id="ct640349104" text:id="ct640349104">
          <text:insertion>
            <office:change-info>
              <dc:creator>Carsten Ziegeler</dc:creator>
              <dc:date>2014-01-28T13:19:00</dc:date>
            </office:change-info>
          </text:insertion>
        </text:changed-region>
        <text:changed-region xml:id="ct582905008" text:id="ct582905008">
          <text:insertion>
            <office:change-info>
              <dc:creator>Carsten Ziegeler</dc:creator>
              <dc:date>2014-01-22T11:30:00</dc:date>
            </office:change-info>
          </text:insertion>
        </text:changed-region>
        <text:changed-region xml:id="ct582905104" text:id="ct582905104">
          <text:deletion>
            <office:change-info>
              <dc:creator>Carsten Ziegeler</dc:creator>
              <dc:date>2014-01-22T11:30:00</dc:date>
            </office:change-info>
            <text:p text:style-name="Body"><text:s/>and </text:p>
          </text:deletion>
        </text:changed-region>
        <text:changed-region xml:id="ct582709408" text:id="ct582709408">
          <text:insertion>
            <office:change-info>
              <dc:creator>Carsten Ziegeler</dc:creator>
              <dc:date>2014-01-22T11:30:00</dc:date>
            </office:change-info>
          </text:insertion>
        </text:changed-region>
        <text:changed-region xml:id="ct582904208" text:id="ct582904208">
          <text:insertion>
            <office:change-info>
              <dc:creator>Carsten Ziegeler</dc:creator>
              <dc:date>2014-01-22T11:30:00</dc:date>
            </office:change-info>
          </text:insertion>
        </text:changed-region>
        <text:changed-region xml:id="ct582907616" text:id="ct582907616">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82908256" text:id="ct582908256">
          <text:insertion>
            <office:change-info>
              <dc:creator>Carsten Ziegeler</dc:creator>
              <dc:date>2014-01-21T09:41:00</dc:date>
            </office:change-info>
          </text:insertion>
        </text:changed-region>
        <text:changed-region xml:id="ct582906016" text:id="ct582906016">
          <text:deletion>
            <office:change-info>
              <dc:creator>Carsten Ziegeler</dc:creator>
              <dc:date>2014-01-21T17:50:00</dc:date>
            </office:change-info>
            <text:p text:style-name="P1"><text:span text:style-name="Default_20_Paragraph_20_Font"><text:s/>Context</text:span></text:p>
          </text:deletion>
        </text:changed-region>
        <text:changed-region xml:id="ct582907712" text:id="ct582907712">
          <text:deletion>
            <office:change-info>
              <dc:creator>Carsten Ziegeler</dc:creator>
              <dc:date>2014-01-21T09:41:00</dc:date>
            </office:change-info>
            <text:p text:style-name="P1"><text:span text:style-name="Default_20_Paragraph_20_Font">Http</text:span></text:p>
          </text:deletion>
        </text:changed-region>
        <text:changed-region xml:id="ct582906288" text:id="ct582906288">
          <text:insertion>
            <office:change-info>
              <dc:creator>Carsten Ziegeler</dc:creator>
              <dc:date>2014-01-21T17:50:00</dc:date>
            </office:change-info>
          </text:insertion>
        </text:changed-region>
        <text:changed-region xml:id="ct582909808" text:id="ct582909808">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82708432" text:id="ct582708432">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82912000" text:id="ct582912000">
          <text:insertion>
            <office:change-info>
              <dc:creator>Carsten Ziegeler</dc:creator>
              <dc:date>2014-01-21T17:50:00</dc:date>
            </office:change-info>
          </text:insertion>
        </text:changed-region>
        <text:changed-region xml:id="ct582908640" text:id="ct582908640">
          <text:deletion>
            <office:change-info>
              <dc:creator>Carsten Ziegeler</dc:creator>
              <dc:date>2014-01-21T17:51:00</dc:date>
            </office:change-info>
            <text:p text:style-name="Body">HttpContext</text:p>
          </text:deletion>
        </text:changed-region>
        <text:changed-region xml:id="ct582706608" text:id="ct582706608">
          <text:insertion>
            <office:change-info>
              <dc:creator>Carsten Ziegeler</dc:creator>
              <dc:date>2014-01-21T17:51:00</dc:date>
            </office:change-info>
          </text:insertion>
        </text:changed-region>
        <text:changed-region xml:id="ct582710272" text:id="ct582710272">
          <text:deletion>
            <office:change-info>
              <dc:creator>Carsten Ziegeler</dc:creator>
              <dc:date>2014-01-21T17:51:00</dc:date>
            </office:change-info>
            <text:p text:style-name="Body">HttpContexts</text:p>
          </text:deletion>
        </text:changed-region>
        <text:changed-region xml:id="ct582712736" text:id="ct582712736">
          <text:insertion>
            <office:change-info>
              <dc:creator>Carsten Ziegeler</dc:creator>
              <dc:date>2014-01-21T17:51:00</dc:date>
            </office:change-info>
          </text:insertion>
        </text:changed-region>
        <text:changed-region xml:id="ct582711312" text:id="ct582711312">
          <text:deletion>
            <office:change-info>
              <dc:creator>Carsten Ziegeler</dc:creator>
              <dc:date>2014-01-21T17:51:00</dc:date>
            </office:change-info>
            <text:p text:style-name="Body">HttpContext</text:p>
          </text:deletion>
        </text:changed-region>
        <text:changed-region xml:id="ct582711408" text:id="ct582711408">
          <text:insertion>
            <office:change-info>
              <dc:creator>Carsten Ziegeler</dc:creator>
              <dc:date>2014-01-21T17:51:00</dc:date>
            </office:change-info>
          </text:insertion>
        </text:changed-region>
        <text:changed-region xml:id="ct582914224" text:id="ct582914224">
          <text:deletion>
            <office:change-info>
              <dc:creator>Carsten Ziegeler</dc:creator>
              <dc:date>2014-01-21T17:51:00</dc:date>
            </office:change-info>
            <text:p text:style-name="Body"><text:span text:style-name="Default_20_Paragraph_20_Font">HttpContext</text:span></text:p>
          </text:deletion>
        </text:changed-region>
        <text:changed-region xml:id="ct582914592" text:id="ct582914592">
          <text:insertion>
            <office:change-info>
              <dc:creator>Carsten Ziegeler</dc:creator>
              <dc:date>2014-01-21T17:51:00</dc:date>
            </office:change-info>
          </text:insertion>
        </text:changed-region>
        <text:changed-region xml:id="ct582914960" text:id="ct582914960">
          <text:insertion>
            <office:change-info>
              <dc:creator>Carsten Ziegeler</dc:creator>
              <dc:date>2014-01-21T17:52:00</dc:date>
            </office:change-info>
          </text:insertion>
        </text:changed-region>
        <text:changed-region xml:id="ct582915312" text:id="ct582915312">
          <text:deletion>
            <office:change-info>
              <dc:creator>Carsten Ziegeler</dc:creator>
              <dc:date>2014-01-21T17:52:00</dc:date>
            </office:change-info>
            <text:p text:style-name="Body"><text:span text:style-name="Default_20_Paragraph_20_Font">HttpContext</text:span></text:p>
          </text:deletion>
        </text:changed-region>
        <text:changed-region xml:id="ct582915680" text:id="ct582915680">
          <text:insertion>
            <office:change-info>
              <dc:creator>Carsten Ziegeler</dc:creator>
              <dc:date>2014-01-21T17:52:00</dc:date>
            </office:change-info>
          </text:insertion>
        </text:changed-region>
        <text:changed-region xml:id="ct582916032" text:id="ct582916032">
          <text:deletion>
            <office:change-info>
              <dc:creator>Carsten Ziegeler</dc:creator>
              <dc:date>2014-01-21T17:52:00</dc:date>
            </office:change-info>
            <text:p text:style-name="Body"><text:span text:style-name="Default_20_Paragraph_20_Font">HttpContext</text:span></text:p>
          </text:deletion>
        </text:changed-region>
        <text:changed-region xml:id="ct582916400" text:id="ct582916400">
          <text:insertion>
            <office:change-info>
              <dc:creator>Carsten Ziegeler</dc:creator>
              <dc:date>2014-01-21T17:52:00</dc:date>
            </office:change-info>
          </text:insertion>
        </text:changed-region>
        <text:changed-region xml:id="ct582916752" text:id="ct582916752">
          <text:deletion>
            <office:change-info>
              <dc:creator>Carsten Ziegeler</dc:creator>
              <dc:date>2014-01-21T09:51:00</dc:date>
            </office:change-info>
            <text:p text:style-name="Body"><text:span text:style-name="Default_20_Paragraph_20_Font"><text:s/></text:span></text:p>
          </text:deletion>
        </text:changed-region>
        <text:changed-region xml:id="ct582913024" text:id="ct58291302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918400" text:id="ct582918400">
          <text:insertion>
            <office:change-info>
              <dc:creator>Carsten Ziegeler</dc:creator>
              <dc:date>2014-01-21T17:53:00</dc:date>
            </office:change-info>
          </text:insertion>
        </text:changed-region>
        <text:changed-region xml:id="ct582914432" text:id="ct58291443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916960" text:id="ct582916960">
          <text:insertion>
            <office:change-info>
              <dc:creator>Carsten Ziegeler</dc:creator>
              <dc:date>2014-01-21T17:53:00</dc:date>
            </office:change-info>
          </text:insertion>
        </text:changed-region>
        <text:changed-region xml:id="ct582917632" text:id="ct58291763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911168" text:id="ct582911168">
          <text:insertion>
            <office:change-info>
              <dc:creator>Carsten Ziegeler</dc:creator>
              <dc:date>2014-01-21T17:53:00</dc:date>
            </office:change-info>
          </text:insertion>
        </text:changed-region>
        <text:changed-region xml:id="ct582911808" text:id="ct58291180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920640" text:id="ct582920640">
          <text:insertion>
            <office:change-info>
              <dc:creator>Carsten Ziegeler</dc:creator>
              <dc:date>2014-01-21T17:53:00</dc:date>
            </office:change-info>
          </text:insertion>
        </text:changed-region>
        <text:changed-region xml:id="ct582921328" text:id="ct58292132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922000" text:id="ct582922000">
          <text:insertion>
            <office:change-info>
              <dc:creator>Carsten Ziegeler</dc:creator>
              <dc:date>2014-01-21T17:53:00</dc:date>
            </office:change-info>
          </text:insertion>
        </text:changed-region>
        <text:changed-region xml:id="ct582924784" text:id="ct582924784">
          <text:insertion>
            <office:change-info>
              <dc:creator>Carsten Ziegeler</dc:creator>
              <dc:date>2014-01-21T09:50:00</dc:date>
            </office:change-info>
          </text:insertion>
        </text:changed-region>
        <text:changed-region xml:id="ct582926352" text:id="ct582926352">
          <text:insertion>
            <office:change-info>
              <dc:creator>Carsten Ziegeler</dc:creator>
              <dc:date>2014-01-20T15:35:00</dc:date>
            </office:change-info>
          </text:insertion>
        </text:changed-region>
        <text:changed-region xml:id="ct582925872" text:id="ct582925872">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82922608" text:id="ct582922608">
          <text:insertion>
            <office:change-info>
              <dc:creator>Carsten Ziegeler</dc:creator>
              <dc:date>2014-01-21T17:53:00</dc:date>
            </office:change-info>
          </text:insertion>
        </text:changed-region>
        <text:changed-region xml:id="ct582923280" text:id="ct582923280">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82923952" text:id="ct582923952">
          <text:insertion>
            <office:change-info>
              <dc:creator>Carsten Ziegeler</dc:creator>
              <dc:date>2014-01-21T17:54:00</dc:date>
            </office:change-info>
          </text:insertion>
        </text:changed-region>
        <text:changed-region xml:id="ct582918496" text:id="ct582918496">
          <text:deletion>
            <office:change-info>
              <dc:creator>Carsten Ziegeler</dc:creator>
              <dc:date>2014-01-21T10:00:00</dc:date>
            </office:change-info>
            <text:p text:style-name="Table_20_Contents">or</text:p>
            <text:p text:style-name="Table_20_Contents">String</text:p>
          </text:deletion>
        </text:changed-region>
        <text:changed-region xml:id="ct582715760" text:id="ct582715760">
          <text:deletion>
            <office:change-info>
              <dc:creator>Carsten Ziegeler</dc:creator>
              <dc:date>2014-01-21T17:54:00</dc:date>
            </office:change-info>
            <text:p text:style-name="Table_20_Contents"><text:span text:style-name="Source_20_Text">HttpContext</text:span></text:p>
          </text:deletion>
        </text:changed-region>
        <text:changed-region xml:id="ct582714000" text:id="ct582714000">
          <text:insertion>
            <office:change-info>
              <dc:creator>Carsten Ziegeler</dc:creator>
              <dc:date>2014-01-21T17:54:00</dc:date>
            </office:change-info>
          </text:insertion>
        </text:changed-region>
        <text:changed-region xml:id="ct582716976" text:id="ct582716976">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82921120" text:id="ct582921120">
          <text:insertion>
            <office:change-info>
              <dc:creator>Carsten Ziegeler</dc:creator>
              <dc:date>2014-01-21T10:01:00</dc:date>
            </office:change-info>
          </text:insertion>
        </text:changed-region>
        <text:changed-region xml:id="ct582705840" text:id="ct582705840">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82716160" text:id="ct582716160">
          <text:insertion>
            <office:change-info>
              <dc:creator>Carsten Ziegeler</dc:creator>
              <dc:date>2014-01-21T18:05:00</dc:date>
            </office:change-info>
          </text:insertion>
        </text:changed-region>
        <text:changed-region xml:id="ct582924080" text:id="ct582924080">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82713024" text:id="ct582713024">
          <text:deletion>
            <office:change-info>
              <dc:creator>Carsten Ziegeler</dc:creator>
              <dc:date>2014-01-21T18:05:00</dc:date>
            </office:change-info>
            <text:p text:style-name="Table_20_Contents">Http Context</text:p>
          </text:deletion>
        </text:changed-region>
        <text:changed-region xml:id="ct582713840" text:id="ct582713840">
          <text:insertion>
            <office:change-info>
              <dc:creator>Carsten Ziegeler</dc:creator>
              <dc:date>2014-01-21T18:05:00</dc:date>
            </office:change-info>
          </text:insertion>
        </text:changed-region>
        <text:changed-region xml:id="ct582718016" text:id="ct582718016">
          <text:insertion>
            <office:change-info>
              <dc:creator>Carsten Ziegeler</dc:creator>
              <dc:date>2014-01-21T18:06:00</dc:date>
            </office:change-info>
          </text:insertion>
        </text:changed-region>
        <text:changed-region xml:id="ct582718112" text:id="ct582718112">
          <text:deletion>
            <office:change-info>
              <dc:creator>Carsten Ziegeler</dc:creator>
              <dc:date>2014-01-21T18:06:00</dc:date>
            </office:change-info>
            <text:p text:style-name="Table_20_Contents">Http Context</text:p>
          </text:deletion>
        </text:changed-region>
        <text:changed-region xml:id="ct582718208" text:id="ct582718208">
          <text:insertion>
            <office:change-info>
              <dc:creator>Carsten Ziegeler</dc:creator>
              <dc:date>2014-01-21T18:06:00</dc:date>
            </office:change-info>
          </text:insertion>
        </text:changed-region>
        <text:changed-region xml:id="ct582928272" text:id="ct582928272">
          <text:insertion>
            <office:change-info>
              <dc:creator>Carsten Ziegeler</dc:creator>
              <dc:date>2014-01-21T09:49:00</dc:date>
            </office:change-info>
          </text:insertion>
        </text:changed-region>
        <text:changed-region xml:id="ct582932352" text:id="ct582932352">
          <text:insertion>
            <office:change-info>
              <dc:creator>Carsten Ziegeler</dc:creator>
              <dc:date>2014-01-21T18:10:00</dc:date>
            </office:change-info>
          </text:insertion>
        </text:changed-region>
        <text:changed-region xml:id="ct582935696" text:id="ct582935696">
          <text:insertion>
            <office:change-info>
              <dc:creator>Carsten Ziegeler</dc:creator>
              <dc:date>2014-01-21T09:58:00</dc:date>
            </office:change-info>
          </text:insertion>
        </text:changed-region>
        <text:changed-region xml:id="ct582936432" text:id="ct582936432">
          <text:insertion>
            <office:change-info>
              <dc:creator>Carsten Ziegeler</dc:creator>
              <dc:date>2014-01-21T09:59:00</dc:date>
            </office:change-info>
          </text:insertion>
        </text:changed-region>
        <text:changed-region xml:id="ct582938576" text:id="ct582938576">
          <text:insertion>
            <office:change-info>
              <dc:creator>Carsten Ziegeler</dc:creator>
              <dc:date>2014-01-21T10:00:00</dc:date>
            </office:change-info>
          </text:insertion>
        </text:changed-region>
        <text:changed-region xml:id="ct582940720" text:id="ct582940720">
          <text:insertion>
            <office:change-info>
              <dc:creator>Carsten Ziegeler</dc:creator>
              <dc:date>2014-01-21T09:51:00</dc:date>
            </office:change-info>
          </text:insertion>
        </text:changed-region>
        <text:changed-region xml:id="ct582932144" text:id="ct582932144">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82942816" text:id="ct582942816">
          <text:insertion>
            <office:change-info>
              <dc:creator>Carsten Ziegeler</dc:creator>
              <dc:date>2014-01-21T17:54:00</dc:date>
            </office:change-info>
          </text:insertion>
        </text:changed-region>
        <text:changed-region xml:id="ct582943472" text:id="ct582943472">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82944208" text:id="ct582944208">
          <text:insertion>
            <office:change-info>
              <dc:creator>Carsten Ziegeler</dc:creator>
              <dc:date>2014-01-21T18:03:00</dc:date>
            </office:change-info>
          </text:insertion>
        </text:changed-region>
        <text:changed-region xml:id="ct582718496" text:id="ct58271849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82934016" text:id="ct582934016">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82934688" text:id="ct582934688">
          <text:insertion>
            <office:change-info>
              <dc:creator>Carsten Ziegeler</dc:creator>
              <dc:date>2014-01-21T18:05:00</dc:date>
            </office:change-info>
          </text:insertion>
        </text:changed-region>
        <text:changed-region xml:id="ct582722144" text:id="ct582722144">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82934224" text:id="ct582934224">
          <text:deletion>
            <office:change-info>
              <dc:creator>Carsten Ziegeler</dc:creator>
              <dc:date>2014-01-20T20:43:00</dc:date>
            </office:change-info>
            <text:p text:style-name="P2"><text:span text:style-name="Source_20_Text">org.osgi.service.http.ResourceServlet</text:span></text:p>
          </text:deletion>
        </text:changed-region>
        <text:changed-region xml:id="ct582950480" text:id="ct582950480">
          <text:insertion>
            <office:change-info>
              <dc:creator>Carsten Ziegeler</dc:creator>
              <dc:date>2014-01-20T20:43:00</dc:date>
            </office:change-info>
          </text:insertion>
        </text:changed-region>
        <text:changed-region xml:id="ct582951056" text:id="ct582951056">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82952320" text:id="ct582952320">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82951216" text:id="ct582951216">
          <text:insertion>
            <office:change-info>
              <dc:creator>Carsten Ziegeler</dc:creator>
              <dc:date>2014-01-21T18:04:00</dc:date>
            </office:change-info>
          </text:insertion>
        </text:changed-region>
        <text:changed-region xml:id="ct582951312" text:id="ct582951312">
          <text:deletion>
            <office:change-info>
              <dc:creator>Carsten Ziegeler</dc:creator>
              <dc:date>2014-01-21T18:04:00</dc:date>
            </office:change-info>
            <text:p text:style-name="Preformatted_20_Text"><text:span text:style-name="Default_20_Paragraph_20_Font"><text:s/></text:span></text:p>
          </text:deletion>
        </text:changed-region>
        <text:changed-region xml:id="ct582953280" text:id="ct582953280">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82955024" text:id="ct582955024">
          <text:insertion>
            <office:change-info>
              <dc:creator>Carsten Ziegeler</dc:creator>
              <dc:date>2014-01-21T10:02:00</dc:date>
            </office:change-info>
          </text:insertion>
        </text:changed-region>
        <text:changed-region xml:id="ct582956224" text:id="ct582956224">
          <text:deletion>
            <office:change-info>
              <dc:creator>Carsten Ziegeler</dc:creator>
              <dc:date>2014-01-20T20:43:00</dc:date>
            </office:change-info>
            <text:p text:style-name="Preformatted_20_Text"><text:span text:style-name="Default_20_Paragraph_20_Font">Resource</text:span></text:p>
          </text:deletion>
        </text:changed-region>
        <text:changed-region xml:id="ct582953376" text:id="ct582953376">
          <text:insertion>
            <office:change-info>
              <dc:creator>Carsten Ziegeler</dc:creator>
              <dc:date>2014-01-20T20:43:00</dc:date>
            </office:change-info>
          </text:insertion>
        </text:changed-region>
        <text:changed-region xml:id="ct582961664" text:id="ct58296166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966624" text:id="ct582966624">
          <text:insertion>
            <office:change-info>
              <dc:creator>Carsten Ziegeler</dc:creator>
              <dc:date>2014-01-21T18:07:00</dc:date>
            </office:change-info>
          </text:insertion>
        </text:changed-region>
        <text:changed-region xml:id="ct582964832" text:id="ct58296483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965488" text:id="ct582965488">
          <text:insertion>
            <office:change-info>
              <dc:creator>Carsten Ziegeler</dc:creator>
              <dc:date>2014-01-21T18:07:00</dc:date>
            </office:change-info>
          </text:insertion>
        </text:changed-region>
        <text:changed-region xml:id="ct582967040" text:id="ct5829670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967728" text:id="ct582967728">
          <text:insertion>
            <office:change-info>
              <dc:creator>Carsten Ziegeler</dc:creator>
              <dc:date>2014-01-21T18:07:00</dc:date>
            </office:change-info>
          </text:insertion>
        </text:changed-region>
        <text:changed-region xml:id="ct582725088" text:id="ct582725088">
          <text:deletion>
            <office:change-info>
              <dc:creator>Carsten Ziegeler</dc:creator>
              <dc:date>2014-01-21T18:07:00</dc:date>
            </office:change-info>
            <text:p text:style-name="P3"><text:span text:style-name="Default_20_Paragraph_20_Font">Http Context</text:span></text:p>
          </text:deletion>
        </text:changed-region>
        <text:changed-region xml:id="ct582724432" text:id="ct582724432">
          <text:insertion>
            <office:change-info>
              <dc:creator>Carsten Ziegeler</dc:creator>
              <dc:date>2014-01-21T18:07:00</dc:date>
            </office:change-info>
          </text:insertion>
        </text:changed-region>
        <text:changed-region xml:id="ct582969584" text:id="ct582969584">
          <text:deletion>
            <office:change-info>
              <dc:creator>Carsten Ziegeler</dc:creator>
              <dc:date>2014-01-21T18:07:00</dc:date>
            </office:change-info>
            <text:p text:style-name="P3"><text:span text:style-name="Default_20_Paragraph_20_Font">Http Context</text:span></text:p>
          </text:deletion>
        </text:changed-region>
        <text:changed-region xml:id="ct582968352" text:id="ct582968352">
          <text:insertion>
            <office:change-info>
              <dc:creator>Carsten Ziegeler</dc:creator>
              <dc:date>2014-01-21T18:07:00</dc:date>
            </office:change-info>
          </text:insertion>
        </text:changed-region>
        <text:changed-region xml:id="ct582970448" text:id="ct582970448">
          <text:deletion>
            <office:change-info>
              <dc:creator>Carsten Ziegeler</dc:creator>
              <dc:date>2014-01-21T18:07:00</dc:date>
            </office:change-info>
            <text:p text:style-name="P3"><text:span text:style-name="Default_20_Paragraph_20_Font">Http Context</text:span></text:p>
          </text:deletion>
        </text:changed-region>
        <text:changed-region xml:id="ct582971104" text:id="ct582971104">
          <text:insertion>
            <office:change-info>
              <dc:creator>Carsten Ziegeler</dc:creator>
              <dc:date>2014-01-21T18:07:00</dc:date>
            </office:change-info>
          </text:insertion>
        </text:changed-region>
        <text:changed-region xml:id="ct582971488" text:id="ct582971488">
          <text:deletion>
            <office:change-info>
              <dc:creator>Carsten Ziegeler</dc:creator>
              <dc:date>2014-01-21T18:07:00</dc:date>
            </office:change-info>
            <text:p text:style-name="P3"><text:span text:style-name="Default_20_Paragraph_20_Font">Http Context</text:span></text:p>
          </text:deletion>
        </text:changed-region>
        <text:changed-region xml:id="ct582972224" text:id="ct582972224">
          <text:insertion>
            <office:change-info>
              <dc:creator>Carsten Ziegeler</dc:creator>
              <dc:date>2014-01-21T18:07:00</dc:date>
            </office:change-info>
          </text:insertion>
        </text:changed-region>
        <text:changed-region xml:id="ct582972608" text:id="ct582972608">
          <text:deletion>
            <office:change-info>
              <dc:creator>Carsten Ziegeler</dc:creator>
              <dc:date>2014-01-21T18:07:00</dc:date>
            </office:change-info>
            <text:p text:style-name="P3"><text:span text:style-name="Default_20_Paragraph_20_Font">Http Context</text:span></text:p>
          </text:deletion>
        </text:changed-region>
        <text:changed-region xml:id="ct582973344" text:id="ct582973344">
          <text:insertion>
            <office:change-info>
              <dc:creator>Carsten Ziegeler</dc:creator>
              <dc:date>2014-01-21T18:07:00</dc:date>
            </office:change-info>
          </text:insertion>
        </text:changed-region>
        <text:changed-region xml:id="ct582975840" text:id="ct582975840">
          <text:deletion>
            <office:change-info>
              <dc:creator>Carsten Ziegeler</dc:creator>
              <dc:date>2014-01-21T18:07:00</dc:date>
            </office:change-info>
            <text:p text:style-name="P3"><text:span text:style-name="Default_20_Paragraph_20_Font">Http Context</text:span></text:p>
          </text:deletion>
        </text:changed-region>
        <text:changed-region xml:id="ct582976576" text:id="ct582976576">
          <text:insertion>
            <office:change-info>
              <dc:creator>Carsten Ziegeler</dc:creator>
              <dc:date>2014-01-21T18:07:00</dc:date>
            </office:change-info>
          </text:insertion>
        </text:changed-region>
        <text:changed-region xml:id="ct582982064" text:id="ct582982064">
          <text:insertion>
            <office:change-info>
              <dc:creator>Carsten Ziegeler</dc:creator>
              <dc:date>2014-01-22T11:31:00</dc:date>
            </office:change-info>
          </text:insertion>
        </text:changed-region>
        <text:changed-region xml:id="ct582726560" text:id="ct582726560">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8</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1" text:outline-level="1" text:restart-numbering="true" text:start-value="-1">Document Information</text:h>
      <text:h text:style-name="P9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9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656260451260890307" text:style-name="L1">
              <text:list-item>
                <text:p text:style-name="P65">Removal of new registration/unregistration methods</text:p>
              </text:list-item>
              <text:list-item>
                <text:p text:style-name="P65">Clarification of Servlet API 3 registration methods</text:p>
              </text:list-item>
              <text:list-item>
                <text:p text:style-name="P65">Definition of the osgi.whiteboard namespace</text:p>
              </text:list-item>
              <text:list-item>
                <text:p text:style-name="P65">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2069694970" text:continue-numbering="true" text:style-name="L1">
              <text:list-item>
                <text:p text:style-name="P64"><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3764224024400157692" text:style-name="L2">
              <text:list-item>
                <text:p text:style-name="P66">Updated listener handling</text:p>
              </text:list-item>
              <text:list-item>
                <text:p text:style-name="P66">Clarified service lifecycle handling</text:p>
              </text:list-item>
              <text:list-item>
                <text:p text:style-name="P66">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5645421521092110527" text:style-name="L3">
              <text:list-item>
                <text:p text:style-name="P67">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674750759701285305" text:style-name="L4">
              <text:list-item>
                <text:p text:style-name="P68">Clean up requirements list</text:p>
              </text:list-item>
              <text:list-item>
                <text:p text:style-name="P68">Several clarifications / rewordings, samples</text:p>
              </text:list-item>
              <text:list-item>
                <text:p text:style-name="P68">Moved DTOs to org.osgi.dto.service.http</text:p>
              </text:list-item>
              <text:list-item>
                <text:p text:style-name="P68">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5868940126189178026" text:style-name="L5">
              <text:list-item>
                <text:p text:style-name="P69">use different registration properties for servlets and servlet filters</text:p>
              </text:list-item>
              <text:list-item>
                <text:p text:style-name="P69">add notes about service life cycle and clarify properties for each service</text:p>
              </text:list-item>
              <text:list-item>
                <text:p text:style-name="P69">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9596034453421603" text:style-name="L6">
              <text:list-item>
                <text:p text:style-name="P70">Reformat by moving common properties into separate chapter</text:p>
              </text:list-item>
              <text:list-item>
                <text:p text:style-name="P70">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2977076094861155622" text:style-name="L7">
              <text:list-item>
                <text:p text:style-name="P71">new abstract class as a replacement for HttpContext</text:p>
              </text:list-item>
              <text:list-item>
                <text:p text:style-name="P71">add dispatching configuration for servlet filters</text:p>
              </text:list-item>
              <text:list-item>
                <text:p text:style-name="P71">clarify mapping of ServletContext methods</text:p>
              </text:list-item>
              <text:list-item>
                <text:p text:style-name="P71">added serviceId property to DTOs</text:p>
              </text:list-item>
              <text:list-item>
                <text:p text:style-name="P71">Renamed ResourceServletDTO to ResourceDTO (bug 2572)</text:p>
              </text:list-item>
              <text:list-item>
                <text:p text:style-name="P71">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236335447303922988" text:style-name="L8">
        <text:list-item>
          <text:p text:style-name="P7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7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633229523720719830" text:style-name="L9">
        <text:list-item>
          <text:p text:style-name="P74">Servlet Filters</text:p>
        </text:list-item>
        <text:list-item>
          <text:p text:style-name="P74">Servlet Event Listeners</text:p>
        </text:list-item>
        <text:list-item>
          <text:p text:style-name="P74"><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597447468161166834" text:style-name="L10">
        <text:list-item>
          <text:p text:style-name="P76">Unable to dynamically reconfigure the Http Service in an easy way</text:p>
        </text:list-item>
        <text:list-item>
          <text:p text:style-name="P76">Incomplete configuration. For example the local interface to bind to is not an official configuration property</text:p>
        </text:list-item>
        <text:list-item>
          <text:p text:style-name="P76">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9173523717075434822" text:style-name="L11">
        <text:list-item>
          <text:p text:style-name="P75">The solution MUST update the Http Service specification to refer to the latest Servlet API specification and define to what extend the Http Service provides support.</text:p>
        </text:list-item>
        <text:list-item>
          <text:p text:style-name="P77"><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77"><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75">The solution MUST add support for error page configuration.</text:p>
        </text:list-item>
        <text:list-item>
          <text:p text:style-name="P75">The solution MUST define how registered servlets and servlet filters are named.</text:p>
        </text:list-item>
        <text:list-item>
          <text:p text:style-name="P75">The solution MUST clarify ServletContext implementation in the <text:span text:style-name="T19">Http Service</text:span> for both standalone and bridged Http Service implementations.</text:p>
        </text:list-item>
        <text:list-item>
          <text:p text:style-name="P75">The solution MUST clarify the ServletContext scope of Servlet API listeners registered through the <text:span text:style-name="T19">Http Service</text:span>.</text:p>
        </text:list-item>
        <text:list-item>
          <text:p text:style-name="P75">The solution MUST define runtime attribute of the <text:span text:style-name="T19">Http Service</text:span> to reflect configuration of the service.</text:p>
        </text:list-item>
        <text:list-item>
          <text:p text:style-name="P89">The solution MUST define whiteboard registration of servlet services with the <text:span text:style-name="T19">Http Service</text:span>. </text:p>
        </text:list-item>
        <text:list-item>
          <text:p text:style-name="P75">The solution MUST define whiteboard registration of filter services with the <text:span text:style-name="T19">Http Service</text:span>. </text:p>
        </text:list-item>
        <text:list-item>
          <text:p text:style-name="P75">The solution MUST define whiteboard registration of servlet listener services with the <text:span text:style-name="T19">Http Service</text:span>. </text:p>
        </text:list-item>
        <text:list-item>
          <text:p text:style-name="P75">The solution MUST define registration of OSGi HttpContext services used for Servlet and Filter registration.</text:p>
        </text:list-item>
        <text:list-item>
          <text:p text:style-name="P75">The solution MUST define how servlets, filters, and servlet listener services are matched with <text:span text:style-name="T19">Http Service</text:span> implementations.</text:p>
        </text:list-item>
        <text:list-item>
          <text:p text:style-name="P89">The solution MUST define whiteboard registration of static resources with the <text:span text:style-name="T19">Http Service</text:span>.</text:p>
        </text:list-item>
        <text:list-item>
          <text:p text:style-name="P89">The solution MUST define whiteboard registration of error pages with the <text:span text:style-name="T19">Http Service</text:span>.</text:p>
        </text:list-item>
        <text:list-item>
          <text:p text:style-name="P89">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9058882315774343716" text:style-name="L12">
        <text:list-item>
          <text:p text:style-name="P78">Updates and clarifications to the the Http Service API and specification itself.</text:p>
        </text:list-item>
        <text:list-item>
          <text:p text:style-name="P78">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443020713310477937" text:style-name="L13">
        <text:list-item>
          <text:p text:style-name="P79"><text:span text:style-name="Default_20_Paragraph_20_Font">Servlets may be registered with more than one pattern (instead of a single alias)</text:span></text:p>
        </text:list-item>
        <text:list-item>
          <text:p text:style-name="P79"><text:span text:style-name="Default_20_Paragraph_20_Font">Servlet filters (introduced in Servlet API 2.3)</text:span></text:p>
        </text:list-item>
        <text:list-item>
          <text:p text:style-name="P79"><text:span text:style-name="Default_20_Paragraph_20_Font">Error pages (introduced in Servlet API 2.2)</text:span></text:p>
        </text:list-item>
        <text:list-item>
          <text:p text:style-name="P79"><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021960038158454777" text:style-name="L14">
        <text:list-item>
          <text:p text:style-name="P80"><text:span text:style-name="Source_20_Text">ServletContext</text:span><text:span text:style-name="Default_20_Paragraph_20_Font"> objects used for servlet and servlet filter initialization</text:span></text:p>
        </text:list-item>
        <text:list-item>
          <text:p text:style-name="P80"><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82871360"/><text:span text:style-name="Default_20_Paragraph_20_Font">, </text:span><text:change-end text:change-id="ct582871360"/><text:change-start text:change-id="ct582871664"/><text:span text:style-name="Default_20_Paragraph_20_Font">Servlet</text:span><text:change-end text:change-id="ct582871664"/><text:change-start text:change-id="ct582872048"/><text:span text:style-name="Default_20_Paragraph_20_Font">ContextHelper</text:span><text:change-end text:change-id="ct582872048"/><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582872736"/></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582872736"/><text:change-start text:change-id="ct582874464"/><text:span text:style-name="Default_20_Paragraph_20_Font"><text:span text:style-name="T6"> </text:span></text:span><text:change-end text:change-id="ct582874464"/><text:change-start text:change-id="ct582877200"/><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582877200"/><text:change-start text:change-id="ct582877936"/><text:span text:style-name="Default_20_Paragraph_20_Font"><text:span text:style-name="T6"> Own implementations of this class must inherit from the abstract class and register themselves a</text:span></text:span><text:change-end text:change-id="ct582877936"/><text:change-start text:change-id="ct582881872"/><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582881872"/><text:change-start text:change-id="ct582881344"/></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82881344"/><text:change-start text:change-id="ct582875904"/><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82875904"/><text:change-start text:change-id="ct582885904"/><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8288590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82871792"/>This method must return the class loader of the whiteboard servi<text:change-end text:change-id="ct582871792"/><text:change-start text:change-id="ct582871456"/>ce. An implementation of the Http Service can achieve this by returning separate instances of the ServletContext to each whiteboard <text:soft-page-break/>service. Such an instance would be a facade of the <text:change-end text:change-id="ct582871456"/><text:change-start text:change-id="ct582882816"/>used Servlet Context but has access to the context of the bundle of the whiteboard service.<text:change-end text:change-id="ct58288281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82871024"/><text:change-start text:change-id="ct582883488"/><text:span text:style-name="Source_20_Text">Servlet</text:span><text:change-end text:change-id="ct582883488"/><text:span text:style-name="Source_20_Text">Context</text:span><text:change-start text:change-id="ct582884176"/><text:span text:style-name="Source_20_Text">Helper</text:span><text:change-end text:change-id="ct582884176"/></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82883360"/><text:change-start text:change-id="ct582884864"/><text:span text:style-name="Source_20_Text">Servlet</text:span><text:change-end text:change-id="ct582884864"/><text:change-start text:change-id="ct582885232"/><text:span text:style-name="Source_20_Text">Context</text:span><text:change-end text:change-id="ct582885232"/><text:change-start text:change-id="ct582876000"/><text:span text:style-name="Source_20_Text">Helper</text:span><text:change-end text:change-id="ct582876000"/></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82884576"/><text:change-start text:change-id="ct582706240"/><text:span text:style-name="Source_20_Text">ServletContextHelper</text:span><text:change-end text:change-id="ct582706240"/></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82876128"/><text:change-start text:change-id="ct582876384"/><text:span text:style-name="Source_20_Text">ServletContextHelper</text:span><text:change-end text:change-id="ct582876384"/></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82688736"/><text:span text:style-name="Source_20_Text">h(String)</text:span></text:p>
          </table:table-cell>
          <table:table-cell table:style-name="Tabelle2.B2" office:value-type="string">
            <text:p text:style-name="Table_20_Contents">Backed by <text:change text:change-id="ct582688544"/><text:change-start text:change-id="ct582688832"/><text:span text:style-name="Source_20_Text">ServletContextHelper</text:span><text:change-end text:change-id="ct582688832"/></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82887440"/><text:change-start text:change-id="ct582887744"/><text:span text:style-name="Source_20_Text">ServletContextHelper</text:span><text:change-end text:change-id="ct582887744"/></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82888752"/><text:change-start text:change-id="ct582889088"/><text:span text:style-name="Source_20_Text">ServletContextHelper</text:span><text:change-end text:change-id="ct582889088"/></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82889264"/><text:change-start text:change-id="ct582889568"/><text:span text:style-name="Source_20_Text">ServletContextHelper</text:span><text:change-end text:change-id="ct582889568"/></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82889424"/><text:change-start text:change-id="ct582890032"/><text:span text:style-name="Source_20_Text">ServletContextHelper</text:span><text:change-end text:change-id="ct582890032"/></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627836018125499763" text:style-name="L15">
        <text:list-item>
          <text:p text:style-name="P81"><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81"><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82690128"/><text:span text:style-name="Default_20_Paragraph_20_Font"> and runtime attributes</text:span><text:change-end text:change-id="ct582690128"/><text:span text:style-name="Default_20_Paragraph_20_Font"> as ServletContext initialization parameters.</text:span><text:bookmark-end text:name="__RefNumPara__56320_1433603774"/></text:p>
        </text:list-item>
        <text:list-item>
          <text:p text:style-name="P81"><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81"><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627150208"/><text:span text:style-name="Default_20_Paragraph_20_Font">a</text:span><text:change-end text:change-id="ct627150208"/><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640278832"/></text:p>
      <text:p text:style-name="Body"><text:span text:style-name="Default_20_Paragraph_20_Font">This draft explicitly does not define a standard configuration PID for the Http Service implementation to be used as this would </text:span><text:change-end text:change-id="ct640278832"/><text:change-start text:change-id="ct640349104"/><text:span text:style-name="Default_20_Paragraph_20_Font">prevent scalability/usual implementation patters, like using factory configurations or having multiple Http Service implementations at runtime.</text:span><text:change-end text:change-id="ct640349104"/></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90" text:outline-level="4" text:is-list-header="true"><text:soft-page-break/></text:h>
      <text:h text:style-name="Heading_20_2" text:outline-level="2">Whiteboard Registration Support</text:h>
      <text:p text:style-name="Body">With whiteboard registration support for servlets, listeners, resources<text:change-start text:change-id="ct582905008"/>, <text:change-end text:change-id="ct582905008"/><text:change text:change-id="ct582905104"/>servlet filters<text:change-start text:change-id="ct582709408"/>,<text:change-end text:change-id="ct582709408"/> <text:change-start text:change-id="ct582904208"/>and ServletContextHelper services <text:change-end text:change-id="ct58290420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82907616"/><text:change-start text:change-id="ct582908256"/><text:span text:style-name="Source_20_Text"><text:span text:style-name="T7">select</text:span></text:span><text:change-end text:change-id="ct58290825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82906016"/><text:change text:change-id="ct582907712"/><text:change-start text:change-id="ct582906288"/><text:span text:style-name="Source_20_Text">ServletContextHelper</text:span><text:change-end text:change-id="ct582906288"/><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82909808"/><text:change text:change-id="ct582708432"/><text:change-start text:change-id="ct582912000"/><text:soft-page-break/><text:span text:style-name="Default_20_Paragraph_20_Font">ServletContextHelper</text:span><text:change-end text:change-id="ct582912000"/><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82908640"/><text:change-start text:change-id="ct582706608"/>ServletContextHelper<text:change-end text:change-id="ct582706608"/> of the targeted Http Service. Additional <text:change text:change-id="ct582710272"/><text:change-start text:change-id="ct582712736"/>ServletContextHelper services<text:change-end text:change-id="ct582712736"/> can be made available through the whiteboard support. In this case the <text:change text:change-id="ct582711312"/><text:change-start text:change-id="ct582711408"/>ServletContextHelper<text:change-end text:change-id="ct582711408"/>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82914224"/><text:change-start text:change-id="ct582914592"/><text:span text:style-name="Default_20_Paragraph_20_Font">ServletContextHelper ser</text:span><text:change-end text:change-id="ct582914592"/><text:change-start text:change-id="ct582914960"/><text:span text:style-name="Default_20_Paragraph_20_Font">vice</text:span><text:change-end text:change-id="ct582914960"/><text:span text:style-name="Default_20_Paragraph_20_Font"> should be used by services from a different bundle than the bundle which registered the </text:span><text:change text:change-id="ct582915312"/><text:change-start text:change-id="ct582915680"/><text:span text:style-name="Default_20_Paragraph_20_Font">ServletContextHelper</text:span><text:change-end text:change-id="ct582915680"/><text:span text:style-name="Default_20_Paragraph_20_Font"> service, the </text:span><text:change text:change-id="ct582916032"/><text:change-start text:change-id="ct582916400"/><text:span text:style-name="Default_20_Paragraph_20_Font">ServletContextHelper</text:span><text:change-end text:change-id="ct582916400"/><text:span text:style-name="Default_20_Paragraph_20_Font"> must set the </text:span><text:change text:change-id="ct582916752"/><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582913024"/><text:change-start text:change-id="ct582918400"/><text:span text:style-name="Source_20_Text"><text:span text:style-name="T29">ServletContextHelper</text:span></text:span><text:change-end text:change-id="ct582918400"/><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82914432"/><text:change-start text:change-id="ct582916960"/><text:span text:style-name="Source_20_Text"><text:span text:style-name="T29">ServletContextHelper</text:span></text:span><text:change-end text:change-id="ct582916960"/><text:span text:style-name="Source_20_Text"><text:span text:style-name="T3"> with the highest service ranking. An </text:span></text:span><text:change text:change-id="ct582917632"/><text:change-start text:change-id="ct582911168"/><text:span text:style-name="Source_20_Text"><text:span text:style-name="T29">ServletContextHelper</text:span></text:span><text:change-end text:change-id="ct582911168"/><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82911808"/><text:change-start text:change-id="ct582920640"/><text:span text:style-name="Source_20_Text"><text:span text:style-name="T29">ServletContextHelper</text:span></text:span><text:change-end text:change-id="ct582920640"/><text:span text:style-name="Source_20_Text"><text:span text:style-name="T3"> with a higher service ranking arrives or the current used </text:span></text:span><text:change text:change-id="ct582921328"/><text:change-start text:change-id="ct582922000"/><text:span text:style-name="Source_20_Text"><text:span text:style-name="T29">ServletContextHelper</text:span></text:span><text:change-end text:change-id="ct582922000"/><text:span text:style-name="Source_20_Text"><text:span text:style-name="T3"> is unregistered</text:span></text:span><text:change-start text:change-id="ct582924784"/><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582924784"/><text:span text:style-name="Source_20_Text"><text:span text:style-name="T3">.</text:span></text:span><text:change-start text:change-id="ct582926352"/><text:span text:style-name="Source_20_Text"><text:span text:style-name="T3"> </text:span></text:span><text:change-end text:change-id="ct582926352"/></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82925872"/><text:change-start text:change-id="ct582922608"/><text:span text:style-name="Default_20_Paragraph_20_Font"><text:span text:style-name="T26">ServletContextHelper</text:span></text:span><text:change-end text:change-id="ct582922608"/><text:span text:style-name="Default_20_Paragraph_20_Font"><text:span text:style-name="T5"> it is using. Therefore servlets and servlet filters used by the same HttpService and referencing the same </text:span></text:span><text:change text:change-id="ct582923280"/><text:change-start text:change-id="ct582923952"/><text:span text:style-name="Default_20_Paragraph_20_Font"><text:span text:style-name="T31">ServletContextHelper</text:span></text:span><text:change-end text:change-id="ct582923952"/><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582918496"/></text:p>
          </table:table-cell>
          <table:table-cell table:style-name="Tabelle46.C2" office:value-type="string">
            <text:p text:style-name="Table_20_Contents">For <text:change text:change-id="ct582715760"/><text:change-start text:change-id="ct582714000"/><text:span text:style-name="Source_20_Text"><text:span text:style-name="T7">ServletContextHelper</text:span></text:span><text:change-end text:change-id="ct582714000"/><text:span text:style-name="Default_20_Paragraph_20_Font"> services this property is required and identifies the service when referred to by a </text:span><text:change text:change-id="ct582716976"/><text:change-start text:change-id="ct582921120"/><text:span text:style-name="Default_20_Paragraph_20_Font">whiteboard</text:span><text:change-end text:change-id="ct582921120"/><text:span text:style-name="Default_20_Paragraph_20_Font"> service. </text:span><text:change text:change-id="ct582705840"/><text:change-start text:change-id="ct582716160"/><text:span text:style-name="Default_20_Paragraph_20_Font">ServletContextHelper</text:span><text:change-end text:change-id="ct582716160"/><text:span text:style-name="Default_20_Paragraph_20_Font"> services without this property are ignored. </text:span><text:change text:change-id="ct582924080"/></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82713024"/><text:change-start text:change-id="ct582713840"/>ServletContext<text:change-end text:change-id="ct582713840"/><text:change-start text:change-id="ct582718016"/>Helper<text:change-end text:change-id="ct582718016"/> service may be used by servlet, listener, resource, or servlet filter services registered by other bundles. By default <text:change text:change-id="ct582718112"/><text:change-start text:change-id="ct582718208"/>ServletContextHelper<text:change-end text:change-id="ct582718208"/> services can only be used by servlet, listener, resource, or servlet filter services registered by the same bundle.</text:p>
          </table:table-cell>
        </table:table-row>
      </table:table>
      <text:h text:style-name="Heading_20_3" text:outline-level="3" text:is-list-header="true"><text:change-start text:change-id="ct582928272"/><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9196420014532341408" text:style-name="L16">
        <text:list-item>
          <text:p text:style-name="P82"><text:span text:style-name="Default_20_Paragraph_20_Font">The service is get from the service registry</text:span></text:p>
        </text:list-item>
        <text:list-item>
          <text:p text:style-name="P82"><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095593331151261042" text:style-name="L17">
        <text:list-item>
          <text:p text:style-name="P83"><text:span text:style-name="Default_20_Paragraph_20_Font">For servlets and servlet filters, destroy() is called</text:span></text:p>
        </text:list-item>
        <text:list-item>
          <text:p text:style-name="P83"><text:soft-page-break/><text:span text:style-name="Default_20_Paragraph_20_Font">The service is released</text:span></text:p>
        </text:list-item>
      </text:list>
      <text:p text:style-name="Body"><text:change-end text:change-id="ct582928272"/><text:change-start text:change-id="ct582932352"/><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82932352"/><text:change-start text:change-id="ct582935696"/><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82935696"/><text:change-start text:change-id="ct582936432"/><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82936432"/><text:change-start text:change-id="ct582938576"/><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82938576"/><text:change-start text:change-id="ct582940720"/><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8294072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846994206457254758" text:style-name="L18">
        <text:list-item>
          <text:p text:style-name="P84"><text:span text:style-name="Default_20_Paragraph_20_Font"><text:span text:style-name="T39">A string beginning with a ‘/’ character and ending with a ‘/*’ suffix is used for path mapping. </text:span></text:span></text:p>
        </text:list-item>
        <text:list-item>
          <text:p text:style-name="P84"><text:span text:style-name="Default_20_Paragraph_20_Font"><text:span text:style-name="T39">A string beginning with a ‘*.’ prefix is used as an extension mapping. </text:span></text:span></text:p>
        </text:list-item>
        <text:list-item>
          <text:p text:style-name="P84"><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84"><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84"><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82932144"/><text:change-start text:change-id="ct582942816"/><text:span text:style-name="Source_20_Text"><text:span text:style-name="T29">ServletContextHelper</text:span></text:span><text:change-end text:change-id="ct582942816"/><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82943472"/><text:change-start text:change-id="ct582944208"/><text:span text:style-name="Source_20_Text"><text:span text:style-name="T29">ServletContextHelper</text:span></text:span><text:change-end text:change-id="ct58294420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82718496"/><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82934016"/><text:change-start text:change-id="ct582934688"/><text:span text:style-name="Source_20_Text"><text:span text:style-name="T29">ServletContextHelper</text:span></text:span><text:change-end text:change-id="ct582934688"/><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582722144"/><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82934224"/><text:change-start text:change-id="ct582950480"/><text:span text:style-name="Source_20_Text"><text:s/></text:span><text:span text:style-name="Default_20_Paragraph_20_Font">javax.servlet.Servlet</text:span><text:change-end text:change-id="ct582950480"/><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82951056"/></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82952320"/><text:change-start text:change-id="ct582951216"/><text:span text:style-name="Default_20_Paragraph_20_Font">ServletContextHelper</text:span><text:change-end text:change-id="ct582951216"/><text:change text:change-id="ct582951312"/><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82953280"/><text:change-start text:change-id="ct582955024"/><text:span text:style-name="Default_20_Paragraph_20_Font"><text:span text:style-name="T7">select</text:span></text:span><text:change-end text:change-id="ct582955024"/><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82956224"/><text:change-start text:change-id="ct582953376"/><text:span text:style-name="Default_20_Paragraph_20_Font">Http</text:span><text:change-end text:change-id="ct582953376"/><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1213564274410470119" text:style-name="L19">
        <text:list-item>
          <text:p text:style-name="P85"><text:span text:style-name="Default_20_Paragraph_20_Font"><text:span text:style-name="T5">ServletContextListener</text:span></text:span></text:p>
        </text:list-item>
      </text:list>
      <text:list xml:id="list3090417257694293469" text:style-name="L20">
        <text:list-item>
          <text:p text:style-name="P86"><text:span text:style-name="Default_20_Paragraph_20_Font"><text:span text:style-name="T5">ServletContextAttributeListener</text:span></text:span></text:p>
        </text:list-item>
        <text:list-item>
          <text:p text:style-name="P86"><text:span text:style-name="Default_20_Paragraph_20_Font"><text:span text:style-name="T5">ServletRequestListener</text:span></text:span></text:p>
        </text:list-item>
        <text:list-item>
          <text:p text:style-name="P86"><text:span text:style-name="Default_20_Paragraph_20_Font"><text:span text:style-name="T5">ServletRequestAttributeListener</text:span></text:span></text:p>
        </text:list-item>
        <text:list-item>
          <text:p text:style-name="P86"><text:span text:style-name="Default_20_Paragraph_20_Font"><text:span text:style-name="T5">HttpSessionListener</text:span></text:span></text:p>
        </text:list-item>
        <text:list-item>
          <text:p text:style-name="P86"><text:span text:style-name="Default_20_Paragraph_20_Font"><text:span text:style-name="T5">HttpSessionAttributeListener</text:span></text:span></text:p>
        </text:list-item>
        <text:list-item>
          <text:p text:style-name="P86"><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82961664"/><text:change-start text:change-id="ct582966624"/><text:span text:style-name="Default_20_Paragraph_20_Font"><text:span text:style-name="T31">ServletContextHelper</text:span></text:span><text:change-end text:change-id="ct582966624"/><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582964832"/><text:change-start text:change-id="ct582965488"/><text:span text:style-name="Default_20_Paragraph_20_Font"><text:span text:style-name="T31">ServletContextHelper</text:span></text:span><text:change-end text:change-id="ct582965488"/><text:span text:style-name="Default_20_Paragraph_20_Font"><text:span text:style-name="T5"> is established and releases them when the </text:span></text:span><text:change text:change-id="ct582967040"/><text:change-start text:change-id="ct582967728"/><text:span text:style-name="Default_20_Paragraph_20_Font"><text:span text:style-name="T31">ServletContextHelper</text:span></text:span><text:change-end text:change-id="ct582967728"/><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82725088"/><text:change-start text:change-id="ct582724432"/><text:span text:style-name="Default_20_Paragraph_20_Font"><text:span text:style-name="T28">ServletContextHelper</text:span></text:span><text:change-end text:change-id="ct582724432"/><text:span text:style-name="Default_20_Paragraph_20_Font"> is available and when either the </text:span><text:change text:change-id="ct582969584"/><text:change-start text:change-id="ct582968352"/><text:span text:style-name="Default_20_Paragraph_20_Font"><text:span text:style-name="T28">ServletContextHelper</text:span></text:span><text:change-end text:change-id="ct582968352"/><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82970448"/><text:change-start text:change-id="ct582971104"/><text:span text:style-name="Default_20_Paragraph_20_Font"><text:span text:style-name="T28">ServletContextHelper</text:span></text:span><text:change-end text:change-id="ct582971104"/><text:span text:style-name="Default_20_Paragraph_20_Font"> is available or when the </text:span><text:change text:change-id="ct582971488"/><text:change-start text:change-id="ct582972224"/><text:span text:style-name="Default_20_Paragraph_20_Font"><text:span text:style-name="T28">ServletContextHelper</text:span></text:span><text:change-end text:change-id="ct582972224"/><text:span text:style-name="Default_20_Paragraph_20_Font"> becomes available. As soon as the </text:span><text:change text:change-id="ct582972608"/><text:change-start text:change-id="ct582973344"/><text:span text:style-name="Default_20_Paragraph_20_Font"><text:span text:style-name="T28">ServletContextHelper</text:span></text:span><text:change-end text:change-id="ct582973344"/><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82975840"/><text:change-start text:change-id="ct582976576"/><text:span text:style-name="Default_20_Paragraph_20_Font"><text:span text:style-name="T28">ServletContextHelper</text:span></text:span><text:change-end text:change-id="ct582976576"/><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82982064"/></text:p>
      <text:p text:style-name="Body">The DTOs for the various serv<text:change-end text:change-id="ct582982064"/><text:change-start text:change-id="ct582726560"/>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582726560"/></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61">OSGi Javadoc</text:p>
        <text:p text:style-name="P10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09"><text:span text:style-name="Summary_20_Heading_20_Font">Package Summary</text:span></text:p>
            </table:table-cell>
            <table:covered-table-cell/>
            <table:table-cell table:style-name="Tabelle5.A1" office:value-type="string">
              <text:p text:style-name="P110"><text:span text:style-name="Page_20_Reference_20_Font"><text:span text:style-name="T63">Page</text:span></text:span></text:p>
            </table:table-cell>
          </table:table-row>
          <table:table-row table:style-name="Tabelle5.1">
            <table:table-cell table:style-name="Tabelle5.A2" office:value-type="string">
              <text:p text:style-name="P111"><text:a xlink:type="simple" xlink:href="#r3"><text:span text:style-name="T52">org.osgi.service.http</text:span></text:a></text:p>
            </table:table-cell>
            <table:table-cell table:style-name="Tabelle5.A2" office:value-type="string">
              <text:p text:style-name="P112">Http Service Package Version 1.3.</text:p>
            </table:table-cell>
            <table:table-cell table:style-name="Tabelle5.A2" office:value-type="string">
              <text:p text:style-name="P110"><text:span text:style-name="Page_20_Reference_20_Font"><text:bookmark-ref text:reference-format="page" text:ref-name="r3"/></text:span></text:p>
            </table:table-cell>
          </table:table-row>
          <table:table-row table:style-name="Tabelle5.1">
            <table:table-cell table:style-name="Tabelle5.A3" office:value-type="string">
              <text:p text:style-name="P111"><text:a xlink:type="simple" xlink:href="#r56"><text:span text:style-name="T52">org.osgi.service.http.runtime</text:span></text:a></text:p>
            </table:table-cell>
            <table:table-cell table:style-name="Tabelle5.A3" office:value-type="string">
              <text:p text:style-name="P112">Http Service Runtime Package Version 1.3.</text:p>
            </table:table-cell>
            <table:table-cell table:style-name="Tabelle5.A3" office:value-type="string">
              <text:p text:style-name="P110"><text:span text:style-name="Page_20_Reference_20_Font"><text:bookmark-ref text:reference-format="page" text:ref-name="r56"/></text:span></text:p>
            </table:table-cell>
          </table:table-row>
        </table:table>
        <text:p text:style-name="P59"><text:bookmark text:name="r3"/>Package org.osgi.service.http</text:p>
        <text:p text:style-name="P124"><text:span text:style-name="Code_20_Small">@org.osgi.annotation.versioning.Version(value="1.3")</text:span></text:p>
        <text:p text:style-name="P125">Http Service Package Version 1.3.</text:p>
        <text:p text:style-name="P126">See:</text:p>
        <text:p text:style-name="P12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8"><text:span text:style-name="Summary_20_Heading_20_Font1">Interface Summary</text:span></text:p>
            </table:table-cell>
            <table:covered-table-cell/>
            <table:table-cell table:style-name="Tabelle6.A1" office:value-type="string">
              <text:p text:style-name="P119"><text:span text:style-name="Page_20_Reference_20_Font">Page</text:span></text:p>
            </table:table-cell>
          </table:table-row>
          <table:table-row table:style-name="Tabelle6.1">
            <table:table-cell table:style-name="Tabelle6.A2" office:value-type="string">
              <text:p text:style-name="P111"><text:a xlink:type="simple" xlink:href="#r31"><text:span text:style-name="T54">HttpContext</text:span></text:a></text:p>
            </table:table-cell>
            <table:table-cell table:style-name="Tabelle6.A2" office:value-type="string">
              <text:p text:style-name="P113">Deprecated.<text:span text:style-name="T64"> </text:span><text:span text:style-name="T65">As of 1.3.</text:span></text:p>
            </table:table-cell>
            <table:table-cell table:style-name="Tabelle6.A2" office:value-type="string">
              <text:p text:style-name="P11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111"><text:a xlink:type="simple" xlink:href="#r36"><text:span text:style-name="T54">HttpService</text:span></text:a></text:p>
            </table:table-cell>
            <table:table-cell table:style-name="Tabelle6.A3" office:value-type="string">
              <text:p text:style-name="P113">Deprecated.<text:span text:style-name="T64"> </text:span><text:span text:style-name="T65">As of 1.3.</text:span></text:p>
            </table:table-cell>
            <table:table-cell table:style-name="Tabelle6.A3" office:value-type="string">
              <text:p text:style-name="P114"><text:span text:style-name="Page_20_Reference_20_Font"><text:span text:style-name="T64"><text:bookmark-ref text:reference-format="page" text:ref-name="r36"/></text:span></text:span></text:p>
            </table:table-cell>
          </table:table-row>
        </table:table>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0"><text:span text:style-name="Summary_20_Heading_20_Font1"><text:span text:style-name="T23">Class Summary</text:span></text:span></text:p>
            </table:table-cell>
            <table:covered-table-cell/>
            <table:table-cell table:style-name="Tabelle8.A1" office:value-type="string">
              <text:p text:style-name="P121"><text:span text:style-name="Page_20_Reference_20_Font"><text:span text:style-name="T33">Page</text:span></text:span></text:p>
            </table:table-cell>
          </table:table-row>
          <table:table-row table:style-name="Tabelle8.1">
            <table:table-cell table:style-name="Tabelle8.A2" office:value-type="string">
              <text:p text:style-name="P111"><text:a xlink:type="simple" xlink:href="#r24"><text:span text:style-name="T52">HttpConstants</text:span></text:a></text:p>
            </table:table-cell>
            <table:table-cell table:style-name="Tabelle8.A2" office:value-type="string">
              <text:p text:style-name="P115">Defines standard names for Http Service constants.</text:p>
            </table:table-cell>
            <table:table-cell table:style-name="Tabelle8.A2" office:value-type="string">
              <text:p text:style-name="P11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111"><text:a xlink:type="simple" xlink:href="#r54"><text:span text:style-name="T52">ServletContextHelper</text:span></text:a></text:p>
            </table:table-cell>
            <table:table-cell table:style-name="Tabelle8.A3" office:value-type="string">
              <text:p text:style-name="P115">Helper service for the servlet context used by whiteboard services for HTTP requests.</text:p>
            </table:table-cell>
            <table:table-cell table:style-name="Tabelle8.A3" office:value-type="string">
              <text:p text:style-name="P116"><text:span text:style-name="Page_20_Reference_20_Font"><text:span text:style-name="T23"><text:bookmark-ref text:reference-format="page" text:ref-name="r54"/></text:span></text:span></text:p>
            </table:table-cell>
          </table:table-row>
        </table:table>
        <text:p text:style-name="P9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0"><text:span text:style-name="Summary_20_Heading_20_Font1"><text:span text:style-name="T23">Exception Summary</text:span></text:span></text:p>
            </table:table-cell>
            <table:covered-table-cell/>
            <table:table-cell table:style-name="Tabelle9.A1" office:value-type="string">
              <text:p text:style-name="P121"><text:span text:style-name="Page_20_Reference_20_Font"><text:span text:style-name="T33">Page</text:span></text:span></text:p>
            </table:table-cell>
          </table:table-row>
          <table:table-row table:style-name="Tabelle9.1">
            <table:table-cell table:style-name="Tabelle9.A2" office:value-type="string">
              <text:p text:style-name="P111"><text:a xlink:type="simple" xlink:href="#r42"><text:span text:style-name="T52">NamespaceException</text:span></text:a></text:p>
            </table:table-cell>
            <table:table-cell table:style-name="Tabelle9.A2" office:value-type="string">
              <text:p text:style-name="P117"><text:span text:style-name="T35">Deprecated.</text:span><text:span text:style-name="T34"> </text:span><text:span text:style-name="T36">As of 1.3.</text:span></text:p>
            </table:table-cell>
            <table:table-cell table:style-name="Tabelle9.A2" office:value-type="string">
              <text:p text:style-name="P116"><text:span text:style-name="Page_20_Reference_20_Font"><text:span text:style-name="T23"><text:bookmark-ref text:reference-format="page" text:ref-name="r42"/></text:span></text:span></text:p>
            </table:table-cell>
          </table:table-row>
        </table:table>
        <text:p text:style-name="P137"><text:bookmark text:name="r2"/>Package org.osgi.service.http Description</text:p>
        <text:p text:style-name="P138">Http Servic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 version="[1.3,2.0)"</text:span></text:p>
        <text:p text:style-name="P138">Example import for providers implementing the API in this package:</text:p>
        <text:p text:style-name="P95"><text:span text:style-name="Code1">Import-Package: org.osgi.service.http; version="[1.3,1.4)"</text:span></text:p>
        <text:p text:style-name="P46"><text:bookmark text:name="r24"/>Class HttpConstants</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128"/>
        <text:p text:style-name="P143"><text:span text:style-name="Code2">final public class </text:span><text:span text:style-name="Code2"><text:span text:style-name="T63">HttpConstants</text:span></text:span></text:p>
        <text:p text:style-name="P105"><text:span text:style-name="Code2">extends Object</text:span></text:p>
        <text:p text:style-name="P106">Defines standard names for Http Service constants.</text:p>
        <text:p text:style-name="P141">Since:</text:p>
        <text:p text:style-name="P131">1.3</text:p>
        <text:p text:style-name="P14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5"><text:span text:style-name="Summary_20_Heading_20_Font2"><text:span text:style-name="T23">Field Summary</text:span></text:span></text:p>
            </table:table-cell>
            <table:covered-table-cell/>
            <table:table-cell table:style-name="Tabelle11.A1" office:value-type="string">
              <text:p text:style-name="P146"><text:span text:style-name="Page_20_Reference_20_Font"><text:span text:style-name="T33">Page</text:span></text:span></text:p>
            </table:table-cell>
          </table:table-row>
          <table:table-row table:style-name="Tabelle11.1">
            <table:table-cell table:style-name="Tabelle11.A2" office:value-type="string">
              <text:p text:style-name="P147"><text:span text:style-name="Code_20_Small1"><text:span text:style-name="T23">static String</text:span></text:span></text:p>
            </table:table-cell>
            <table:table-cell table:style-name="Tabelle11.A2" office:value-type="string">
              <text:p text:style-name="P151"><text:a xlink:type="simple" xlink:href="#r19"><text:span text:style-name="Code2"><text:span text:style-name="T58">DISPATCHER_ASYNC</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4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0"><text:span text:style-name="Code2"><text:span text:style-name="T58">DISPATCHER_ERROR</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4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8"><text:span text:style-name="Code2"><text:span text:style-name="T58">DISPATCHER_FORWARD</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4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7"><text:span text:style-name="Code2"><text:span text:style-name="T58">DISPATCHER_INCLUDE</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4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6"><text:span text:style-name="Code2"><text:span text:style-name="T58">DISPATCHER_REQUEST</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4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3"><text:span text:style-name="Code2"><text:span text:style-name="T58">HTTP_SERVICE_ENDPOINT_ATTRIBUTE</text:span></text:span></text:a></text:p>
              <text:p text:style-name="P153">Http Service runtime attribute specifying the endpoints upon which the Http Service runtime is listening.</text:p>
            </table:table-cell>
            <table:table-cell table:style-name="Tabelle11.C3" office:value-type="string">
              <text:p text:style-name="P14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4"><text:span text:style-name="Code2"><text:span text:style-name="T58">HTTP_WHITEBOARD_CONTEXT_NAME</text:span></text:span></text:a></text:p>
              <text:p text:style-name="P15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5"><text:span text:style-name="Code2"><text:span text:style-name="T58">HTTP_WHITEBOARD_CONTEXT_SELECT</text:span></text:span></text:a></text:p>
              <text:p text:style-name="P15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6"><text:span text:style-name="Code2"><text:span text:style-name="T58">HTTP_WHITEBOARD_CONTEXT_SHARED</text:span></text:span></text:a></text:p>
              <text:p text:style-name="P15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4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4"><text:span text:style-name="Code2"><text:span text:style-name="T58">HTTP_WHITEBOARD_FILTER_ASYNC_SUPPORTED</text:span></text:span></text:a></text:p>
              <text:p text:style-name="P15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5"><text:span text:style-name="Code2"><text:span text:style-name="T58">HTTP_WHITEBOARD_FILTER_DISPATCHER</text:span></text:span></text:a></text:p>
              <text:p text:style-name="P15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4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1"><text:span text:style-name="Code2"><text:span text:style-name="T58">HTTP_WHITEBOARD_FILTER_NAME</text:span></text:span></text:a></text:p>
              <text:p text:style-name="P15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2"><text:span text:style-name="Code2"><text:span text:style-name="T58">HTTP_WHITEBOARD_FILTER_PATTERN</text:span></text:span></text:a></text:p>
              <text:p text:style-name="P15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3"><text:span text:style-name="Code2"><text:span text:style-name="T58">HTTP_WHITEBOARD_FILTER_SERVLET</text:span></text:span></text:a></text:p>
              <text:p text:style-name="P15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1"><text:span text:style-name="Code2"><text:span text:style-name="T58">HTTP_WHITEBOARD_RESOURCE_PREFIX</text:span></text:span></text:a></text:p>
              <text:p text:style-name="P153">Service property specifying the resource entry prefix for a <text:s/>servlet service.</text:p>
            </table:table-cell>
            <table:table-cell table:style-name="Tabelle11.C3" office:value-type="string">
              <text:p text:style-name="P148"><text:span text:style-name="Page_20_Reference_20_Font"><text:span text:style-name="T23"><text:bookmark-ref text:reference-format="page" text:ref-name="r21"/></text:span></text:span></text:p>
            </table:table-cell>
          </table:table-row>
          <text:soft-page-break/>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0"><text:span text:style-name="Code2"><text:span text:style-name="T58">HTTP_WHITEBOARD_SERVLET_ASYNC_SUPPORTED</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9"><text:span text:style-name="Code2"><text:span text:style-name="T58">HTTP_WHITEBOARD_SERVLET_ERROR_PAGE</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4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7"><text:span text:style-name="Code2"><text:span text:style-name="T58">HTTP_WHITEBOARD_SERVLET_NAME</text:span></text:span></text:a></text:p>
              <text:p text:style-name="P15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8"><text:span text:style-name="Code2"><text:span text:style-name="T58">HTTP_WHITEBOARD_SERVLET_PATTERN</text:span></text:span></text:a></text:p>
              <text:p text:style-name="P15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2"><text:span text:style-name="Code2"><text:span text:style-name="T58">HTTP_WHITEBOARD_TARGET</text:span></text:span></text:a></text:p>
              <text:p text:style-name="P153">Service property specifying the target filter to select the Http Service runtime to process the service.</text:p>
            </table:table-cell>
            <table:table-cell table:style-name="Tabelle11.C3" office:value-type="string">
              <text:p text:style-name="P148"><text:span text:style-name="Page_20_Reference_20_Font"><text:span text:style-name="T23"><text:bookmark-ref text:reference-format="page" text:ref-name="r22"/></text:span></text:span></text:p>
            </table:table-cell>
          </table:table-row>
        </table:table>
        <text:p text:style-name="P42">Field Detail</text:p>
        <text:p text:style-name="P45"><text:bookmark text:name="r4"/>HTTP_WHITEBOARD_CONTEXT_NAME</text:p>
        <text:p text:style-name="P105"><text:span text:style-name="Code2">public static final String </text:span><text:span text:style-name="Code2"><text:span text:style-name="T63">HTTP_WHITEBOARD_CONTEXT_NAME</text:span></text:span><text:span text:style-name="Code2"> = "osgi.http.whiteboard.context.name"</text:span></text:p>
        <text:p text:style-name="P13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3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2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36">See Also:</text:p>
        <text:p text:style-name="P15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59"/>
        <text:p text:style-name="P44"><text:bookmark text:name="r5"/>HTTP_WHITEBOARD_CONTEXT_SELECT</text:p>
        <text:p text:style-name="P105"><text:span text:style-name="Code2">public static final String </text:span><text:span text:style-name="Code2"><text:span text:style-name="T63">HTTP_WHITEBOARD_CONTEXT_SELECT</text:span></text:span><text:span text:style-name="Code2"> = "osgi.http.whiteboard.context.select"</text:span></text:p>
        <text:p text:style-name="P13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29"><text:span text:style-name="T39">For servlet, listener, servlet filter, or resource servlet services, the value of this service property must be of type </text:span><text:span text:style-name="Code2">String</text:span></text:p>
        <text:p text:style-name="P136">See Also:</text:p>
        <text:p text:style-name="P15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59"/>
        <text:p text:style-name="P44"><text:bookmark text:name="r6"/>HTTP_WHITEBOARD_CONTEXT_SHARED</text:p>
        <text:p text:style-name="P105"><text:span text:style-name="Code2">public static final String </text:span><text:span text:style-name="Code2"><text:span text:style-name="T63">HTTP_WHITEBOARD_CONTEXT_SHARED</text:span></text:span><text:span text:style-name="Code2"> = "osgi.http.whiteboard.context.shared"</text:span></text:p>
        <text:p text:style-name="P133"><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34">By default Http Context services can only be used by the bundle which registered the Http Context service.</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7"><text:a xlink:type="simple" xlink:href="#r4"><text:span text:style-name="Code2"><text:span text:style-name="T57">HTTP_WHITEBOARD_CONTEXT_NAME</text:span></text:span></text:a></text:p>
        <text:p text:style-name="P159"/>
        <text:p text:style-name="P44"><text:bookmark text:name="r7"/>HTTP_WHITEBOARD_SERVLET_NAME</text:p>
        <text:p text:style-name="P105"><text:span text:style-name="Code2">public static final String </text:span><text:span text:style-name="Code2"><text:span text:style-name="T63">HTTP_WHITEBOARD_SERVLET_NAME</text:span></text:span><text:span text:style-name="Code2"> = "osgi.http.whiteboard.servlet.name"</text:span></text:p>
        <text:p text:style-name="P133"><text:span text:style-name="T39">Service property specifying the servlet name of a </text:span><text:span text:style-name="Code2">Servlet</text:span><text:span text:style-name="Default_20_Paragraph_20_Font"><text:span text:style-name="T39"> service.</text:span></text:span></text:p>
        <text:p text:style-name="P13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3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8"/>HTTP_WHITEBOARD_SERVLET_PATTERN</text:p>
        <text:p text:style-name="P105"><text:span text:style-name="Code2">public static final String </text:span><text:span text:style-name="Code2"><text:span text:style-name="T63">HTTP_WHITEBOARD_SERVLET_PATTERN</text:span></text:span><text:span text:style-name="Code2"> = "osgi.http.whiteboard.servlet.pattern"</text:span></text:p>
        <text:p text:style-name="P133"><text:span text:style-name="T39">Service property specifying the request mappings for a </text:span><text:span text:style-name="Code2">Servlet</text:span><text:span text:style-name="Default_20_Paragraph_20_Font"><text:span text:style-name="T39"> service.</text:span></text:span></text:p>
        <text:p text:style-name="P13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9"/>HTTP_WHITEBOARD_SERVLET_ERROR_PAGE</text:p>
        <text:p text:style-name="P105"><text:span text:style-name="Code2">public static final String </text:span><text:span text:style-name="Code2"><text:span text:style-name="T63">HTTP_WHITEBOARD_SERVLET_ERROR_PAGE</text:span></text:span><text:span text:style-name="Code2"> = "osgi.http.whiteboard.servlet.errorPage"</text:span></text:p>
        <text:p text:style-name="P133"><text:span text:style-name="T39">Service property specifying whether a </text:span><text:span text:style-name="Code2">Servlet</text:span><text:span text:style-name="Default_20_Paragraph_20_Font"><text:span text:style-name="T39"> service acts as an error page.</text:span></text:span></text:p>
        <text:p text:style-name="P134">The service property values may be the name of a fully qualified exception class or a three digit HTTP status code. Any value that is not a three digit number is considered to be the name of a fully qualified exception class.</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0"/><text:soft-page-break/>HTTP_WHITEBOARD_SERVLET_ASYNC_SUPPORTED</text:p>
        <text:p text:style-name="P105"><text:span text:style-name="Code2">public static final String </text:span><text:span text:style-name="Code2"><text:span text:style-name="T63">HTTP_WHITEBOARD_SERVLET_ASYNC_SUPPORTED</text:span></text:span><text:span text:style-name="Code2"> = "osgi.http.whiteboard.servlet.asyncSupported"</text:span></text:p>
        <text:p text:style-name="P133"><text:span text:style-name="T39">Service property specifying whether a </text:span><text:span text:style-name="Code2">Servlet</text:span><text:span text:style-name="Default_20_Paragraph_20_Font"><text:span text:style-name="T39"> service supports asynchronous processing.</text:span></text:span></text:p>
        <text:p text:style-name="P134">By default Servlet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1"/>HTTP_WHITEBOARD_FILTER_NAME</text:p>
        <text:p text:style-name="P105"><text:span text:style-name="Code2">public static final String </text:span><text:span text:style-name="Code2"><text:span text:style-name="T63">HTTP_WHITEBOARD_FILTER_NAME</text:span></text:span><text:span text:style-name="Code2"> = "osgi.http.whiteboard.filter.name"</text:span></text:p>
        <text:p text:style-name="P133"><text:span text:style-name="T39">Service property specifying the servlet filter name of a </text:span><text:span text:style-name="Code2">Filter</text:span><text:span text:style-name="Default_20_Paragraph_20_Font"><text:span text:style-name="T39"> service.</text:span></text:span></text:p>
        <text:p text:style-name="P13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2"/>HTTP_WHITEBOARD_FILTER_PATTERN</text:p>
        <text:p text:style-name="P105"><text:span text:style-name="Code2">public static final String </text:span><text:span text:style-name="Code2"><text:span text:style-name="T63">HTTP_WHITEBOARD_FILTER_PATTERN</text:span></text:span><text:span text:style-name="Code2"> = "osgi.http.whiteboard.filter.pattern"</text:span></text:p>
        <text:p text:style-name="P133"><text:span text:style-name="T39">Service property specifying the request mappings for a </text:span><text:span text:style-name="Code2">Filter</text:span><text:span text:style-name="Default_20_Paragraph_20_Font"><text:span text:style-name="T39"> service.</text:span></text:span></text:p>
        <text:p text:style-name="P13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13"/>HTTP_WHITEBOARD_FILTER_SERVLET</text:p>
        <text:p text:style-name="P105"><text:span text:style-name="Code2">public static final String </text:span><text:span text:style-name="Code2"><text:span text:style-name="T63">HTTP_WHITEBOARD_FILTER_SERVLET</text:span></text:span><text:span text:style-name="Code2"> = "osgi.http.whiteboard.filter.servlet"</text:span></text:p>
        <text:p text:style-name="P13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4"/><text:soft-page-break/>HTTP_WHITEBOARD_FILTER_ASYNC_SUPPORTED</text:p>
        <text:p text:style-name="P105"><text:span text:style-name="Code2">public static final String </text:span><text:span text:style-name="Code2"><text:span text:style-name="T63">HTTP_WHITEBOARD_FILTER_ASYNC_SUPPORTED</text:span></text:span><text:span text:style-name="Code2"> = "osgi.http.whiteboard.filter.asyncSupported"</text:span></text:p>
        <text:p text:style-name="P133"><text:span text:style-name="T39">Service property specifying whether a </text:span><text:span text:style-name="Code2">Filter</text:span><text:span text:style-name="Default_20_Paragraph_20_Font"><text:span text:style-name="T39"> service supports asynchronous processing.</text:span></text:span></text:p>
        <text:p text:style-name="P134">By default Filters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5"/>HTTP_WHITEBOARD_FILTER_DISPATCHER</text:p>
        <text:p text:style-name="P105"><text:span text:style-name="Code2">public static final String </text:span><text:span text:style-name="Code2"><text:span text:style-name="T63">HTTP_WHITEBOARD_FILTER_DISPATCHER</text:span></text:span><text:span text:style-name="Code2"> = "osgi.http.whiteboard.filter.dispatcher"</text:span></text:p>
        <text:p text:style-name="P133"><text:span text:style-name="T39">Service property specifying the dispatcher handling of a </text:span><text:span text:style-name="Code2">Filter</text:span><text:span text:style-name="Default_20_Paragraph_20_Font"><text:span text:style-name="T39">.</text:span></text:span></text:p>
        <text:p text:style-name="P13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36">See Also:</text:p>
        <text:p text:style-name="P158">"Java Servlet Specification Version 3.0, Section 6.2.5 Filters and the RequestDispatcher"</text:p>
        <text:p text:style-name="P159"/>
        <text:p text:style-name="P44"><text:bookmark text:name="r16"/>DISPATCHER_REQUEST</text:p>
        <text:p text:style-name="P105"><text:span text:style-name="Code2">public static final String </text:span><text:span text:style-name="Code2"><text:span text:style-name="T63">DISPATCHER_REQUEST</text:span></text:span><text:span text:style-name="Code2"> = "REQUEST"</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36">See Also:</text:p>
        <text:p text:style-name="P158">"Java Servlet Specification Version 3.0, Section 6.2.5 Filters and the RequestDispatcher"</text:p>
        <text:p text:style-name="P159"/>
        <text:p text:style-name="P44"><text:bookmark text:name="r17"/>DISPATCHER_INCLUDE</text:p>
        <text:p text:style-name="P105"><text:span text:style-name="Code2">public static final String </text:span><text:span text:style-name="Code2"><text:span text:style-name="T63">DISPATCHER_INCLUDE</text:span></text:span><text:span text:style-name="Code2"> = "INCLUDE"</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36">See Also:</text:p>
        <text:p text:style-name="P158">"Java Servlet Specification Version 3.0, Section 6.2.5 Filters and the RequestDispatcher"</text:p>
        <text:p text:style-name="P159"/>
        <text:p text:style-name="P44"><text:bookmark text:name="r18"/>DISPATCHER_FORWARD</text:p>
        <text:p text:style-name="P105"><text:span text:style-name="Code2">public static final String </text:span><text:span text:style-name="Code2"><text:span text:style-name="T63">DISPATCHER_FORWARD</text:span></text:span><text:span text:style-name="Code2"> = "FORWARD"</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36"><text:soft-page-break/>See Also:</text:p>
        <text:p text:style-name="P158">"Java Servlet Specification Version 3.0, Section 6.2.5 Filters and the RequestDispatcher"</text:p>
        <text:p text:style-name="P159"/>
        <text:p text:style-name="P44"><text:bookmark text:name="r19"/>DISPATCHER_ASYNC</text:p>
        <text:p text:style-name="P105"><text:span text:style-name="Code2">public static final String </text:span><text:span text:style-name="Code2"><text:span text:style-name="T63">DISPATCHER_ASYNC</text:span></text:span><text:span text:style-name="Code2"> = "ASYNC"</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36">See Also:</text:p>
        <text:p text:style-name="P158">"Java Servlet Specification Version 3.0, Section 6.2.5 Filters and the RequestDispatcher"</text:p>
        <text:p text:style-name="P159"/>
        <text:p text:style-name="P44"><text:bookmark text:name="r20"/>DISPATCHER_ERROR</text:p>
        <text:p text:style-name="P105"><text:span text:style-name="Code2">public static final String </text:span><text:span text:style-name="Code2"><text:span text:style-name="T63">DISPATCHER_ERROR</text:span></text:span><text:span text:style-name="Code2"> = "ERROR"</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36">See Also:</text:p>
        <text:p text:style-name="P158">"Java Servlet Specification Version 3.0, Section 6.2.5 Filters and the RequestDispatcher"</text:p>
        <text:p text:style-name="P159"/>
        <text:p text:style-name="P44"><text:bookmark text:name="r21"/>HTTP_WHITEBOARD_RESOURCE_PREFIX</text:p>
        <text:p text:style-name="P105"><text:span text:style-name="Code2">public static final String </text:span><text:span text:style-name="Code2"><text:span text:style-name="T63">HTTP_WHITEBOARD_RESOURCE_PREFIX</text:span></text:span><text:span text:style-name="Code2"> = "osgi.http.whiteboard.resource.prefix"</text:span></text:p>
        <text:p text:style-name="P134">Service property specifying the resource entry prefix for a <text:s/>servlet service.</text:p>
        <text:p text:style-name="P134">If a servlet service is registerd with this property, it is marked as a resource serving servlet serving bundle resources.</text:p>
        <text:p text:style-name="P134">This prefix is used to map a requested resource to the bundle's entries. If this service property is not specified, a prefix of the empty string is used.</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22"/>HTTP_WHITEBOARD_TARGET</text:p>
        <text:p text:style-name="P105"><text:span text:style-name="Code2">public static final String </text:span><text:span text:style-name="Code2"><text:span text:style-name="T63">HTTP_WHITEBOARD_TARGET</text:span></text:span><text:span text:style-name="Code2"> = "osgi.http.whiteboard.target"</text:span></text:p>
        <text:p text:style-name="P134">Service property specifying the target filter to select the Http Service runtime to process the service.</text:p>
        <text:p text:style-name="P13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34">If this service property is not specified, then all Http Service runtimes can process the service.</text:p>
        <text:p text:style-name="P12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60"/>
        <text:p text:style-name="P44"><text:bookmark text:name="r23"/>HTTP_SERVICE_ENDPOINT_ATTRIBUTE</text:p>
        <text:p text:style-name="P105"><text:span text:style-name="Code2">public static final String </text:span><text:span text:style-name="Code2"><text:span text:style-name="T63">HTTP_SERVICE_ENDPOINT_ATTRIBUTE</text:span></text:span><text:span text:style-name="Code2"> = "osgi.http.endpoint"</text:span></text:p>
        <text:p text:style-name="P134"><text:soft-page-break/>Http Service runtime attribute specifying the endpoints upon which the Http Service runtime is listening.</text:p>
        <text:p text:style-name="P13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2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47"><text:bookmark text:name="r31"/>Interface HttpContext</text:p>
        <text:p text:style-name="P140"><text:a xlink:type="simple" xlink:href="#r3"><text:span text:style-name="T56">org.osgi.service.http</text:span></text:a></text:p>
        <text:p text:style-name="P128"/>
        <text:p text:style-name="P161"><text:span text:style-name="Code_20_Small1">@org.osgi.annotation.versioning.ConsumerType<text:line-break/></text:span><text:span text:style-name="Code2">public interface </text:span><text:span text:style-name="Code2"><text:span text:style-name="T63">HttpContext</text:span></text:span></text:p>
        <text:p text:style-name="P107">Deprecated.</text:p>
        <text:p text:style-name="P138">Context for HTTP Requests.</text:p>
        <text:p text:style-name="P138">This service defines methods that the Http Service may call to get information for a request.</text:p>
        <text:p text:style-name="P13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639515081258487621" text:style-name="RTF_5f_Num_20_2">
          <text:list-item>
            <text:p text:style-name="P9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9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41">ThreadSafe</text:p>
        <text:p text:style-name="P14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5"><text:span text:style-name="Summary_20_Heading_20_Font2"><text:span text:style-name="T23">Field Summary</text:span></text:span></text:p>
            </table:table-cell>
            <table:covered-table-cell/>
            <table:table-cell table:style-name="Tabelle13.A1" office:value-type="string">
              <text:p text:style-name="P146"><text:span text:style-name="Page_20_Reference_20_Font"><text:span text:style-name="T33">Page</text:span></text:span></text:p>
            </table:table-cell>
          </table:table-row>
          <table:table-row table:style-name="Tabelle13.1">
            <table:table-cell table:style-name="Tabelle13.A2" office:value-type="string">
              <text:p text:style-name="P147"><text:span text:style-name="Code_20_Small1"><text:span text:style-name="T23">String</text:span></text:span></text:p>
            </table:table-cell>
            <table:table-cell table:style-name="Tabelle13.A2" office:value-type="string">
              <text:p text:style-name="P151"><text:a xlink:type="simple" xlink:href="#r26"><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4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7"><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4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5"><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48"><text:span text:style-name="Page_20_Reference_20_Font"><text:span text:style-name="T23"><text:bookmark-ref text:reference-format="page" text:ref-name="r25"/></text:span></text:span></text:p>
            </table:table-cell>
          </table:table-row>
        </table:table>
        <text:p text:style-name="P9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5"><text:span text:style-name="Summary_20_Heading_20_Font2"><text:span text:style-name="T23">Method Summary</text:span></text:span></text:p>
            </table:table-cell>
            <table:covered-table-cell/>
            <table:table-cell table:style-name="Tabelle14.A1" office:value-type="string">
              <text:p text:style-name="P146"><text:span text:style-name="Page_20_Reference_20_Font"><text:span text:style-name="T33">Page</text:span></text:span></text:p>
            </table:table-cell>
          </table:table-row>
          <table:table-row table:style-name="Tabelle14.1">
            <table:table-cell table:style-name="Tabelle14.A2" office:value-type="string">
              <text:p text:style-name="P147"><text:span text:style-name="Code_20_Small1"><text:span text:style-name="T23">String</text:span></text:span></text:p>
            </table:table-cell>
            <table:table-cell table:style-name="Tabelle14.A2" office:value-type="string">
              <text:p text:style-name="P151"><text:a xlink:type="simple" xlink:href="#r30"><text:span text:style-name="Code2"><text:span text:style-name="T58">getMimeType</text:span></text:span></text:a><text:span text:style-name="Code2"><text:span text:style-name="T23">(String name)</text:span></text:span></text:p>
              <text:p text:style-name="P153">Maps a name to a MIME type.</text:p>
            </table:table-cell>
            <table:table-cell table:style-name="Tabelle14.C2" office:value-type="string">
              <text:p text:style-name="P14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147"><text:span text:style-name="Code_20_Small1"><text:span text:style-name="T23">URL</text:span></text:span></text:p>
            </table:table-cell>
            <table:table-cell table:style-name="Tabelle14.A3" office:value-type="string">
              <text:p text:style-name="P151"><text:a xlink:type="simple" xlink:href="#r29"><text:span text:style-name="Code2"><text:span text:style-name="T58">getResource</text:span></text:span></text:a><text:span text:style-name="Code2"><text:span text:style-name="T23">(String name)</text:span></text:span></text:p>
              <text:p text:style-name="P153">Maps a resource name to a URL.</text:p>
            </table:table-cell>
            <table:table-cell table:style-name="Tabelle14.C3" office:value-type="string">
              <text:p text:style-name="P14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147"><text:span text:style-name="Code_20_Small1"><text:span text:style-name="T23">boolean</text:span></text:span></text:p>
            </table:table-cell>
            <table:table-cell table:style-name="Tabelle14.A3" office:value-type="string">
              <text:p text:style-name="P151"><text:a xlink:type="simple" xlink:href="#r28"><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14.C3" office:value-type="string">
              <text:p text:style-name="P148"><text:span text:style-name="Page_20_Reference_20_Font"><text:span text:style-name="T23"><text:bookmark-ref text:reference-format="page" text:ref-name="r28"/></text:span></text:span></text:p>
            </table:table-cell>
          </table:table-row>
        </table:table>
        <text:p text:style-name="P42">Field Detail</text:p>
        <text:p text:style-name="P45"><text:bookmark text:name="r25"/>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36"><text:soft-page-break/>Since:</text:p>
        <text:p text:style-name="P158">1.1</text:p>
        <text:p text:style-name="P159"/>
        <text:p text:style-name="P44"><text:bookmark text:name="r26"/>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36">Since:</text:p>
        <text:p text:style-name="P158">1.1</text:p>
        <text:p text:style-name="P159"/>
        <text:p text:style-name="P44"><text:bookmark text:name="r27"/>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36">Since:</text:p>
        <text:p text:style-name="P158">1.1</text:p>
        <text:p text:style-name="P42">Method Detail</text:p>
        <text:p text:style-name="P45"><text:bookmark text:name="r28"/>handleSecurity</text:p>
        <text:p text:style-name="P10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7"><text:span text:style-name="Code2">request</text:span><text:span text:style-name="Default_20_Paragraph_20_Font"><text:span text:style-name="T39"> - The HTTP request.</text:span></text:span></text:p>
        <text:p text:style-name="P157"><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29"/>getResource</text:p>
        <text:p text:style-name="P105"><text:span text:style-name="Code2">URL </text:span><text:span text:style-name="Code2"><text:span text:style-name="T63">getResource</text:span></text:span><text:span text:style-name="Code2">(String name)</text:span></text:p>
        <text:p text:style-name="P134">Maps a resource name to a URL.</text:p>
        <text:p text:style-name="P12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URL that Http Service can use to read the resource or </text:span><text:span text:style-name="T66">null</text:span><text:span text:style-name="T39"> if the resource does not exist.</text:span></text:p>
        <text:p text:style-name="P159"/>
        <text:p text:style-name="P44"><text:bookmark text:name="r30"/>getMimeType</text:p>
        <text:p text:style-name="P105"><text:span text:style-name="Code2">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pan text:style-name="Code2">name</text:span><text:span text:style-name="Default_20_Paragraph_20_Font"><text:span text:style-name="T39"> - The name for which to determine the MIME type.</text:span></text:span></text:p>
        <text:p text:style-name="P136">Returns:</text:p>
        <text:p text:style-name="P15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48"><text:bookmark text:name="r36"/>Interface HttpService</text:p>
        <text:p text:style-name="P140"><text:a xlink:type="simple" xlink:href="#r3"><text:span text:style-name="T56">org.osgi.service.http</text:span></text:a></text:p>
        <text:p text:style-name="P128"/>
        <text:p text:style-name="P161"><text:span text:style-name="Code_20_Small1">@org.osgi.annotation.versioning.ProviderType<text:line-break/></text:span><text:span text:style-name="Code2">public interface </text:span><text:span text:style-name="Code2"><text:span text:style-name="T63">HttpService</text:span></text:span></text:p>
        <text:p text:style-name="P107">Deprecated.</text:p>
        <text:p text:style-name="P106">The Http Service allows other bundles in the OSGi environment to dynamically register resources and servlets into the URI namespace of Http Service. A bundle may later unregister its resources or servlets.</text:p>
        <text:p text:style-name="P141">See Also:</text:p>
        <text:p text:style-name="P132"><text:a xlink:type="simple" xlink:href="#r31"><text:span text:style-name="Code2"><text:span text:style-name="T57">HttpContext</text:span></text:span></text:a></text:p>
        <text:p text:style-name="P141">ThreadSafe</text:p>
        <text:p text:style-name="P14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5"><text:span text:style-name="Summary_20_Heading_20_Font2"><text:span text:style-name="T23">Method Summary</text:span></text:span></text:p>
            </table:table-cell>
            <table:covered-table-cell/>
            <table:table-cell table:style-name="Tabelle16.A1" office:value-type="string">
              <text:p text:style-name="P146"><text:span text:style-name="Page_20_Reference_20_Font"><text:span text:style-name="T33">Page</text:span></text:span></text:p>
            </table:table-cell>
          </table:table-row>
          <table:table-row table:style-name="Tabelle16.1">
            <table:table-cell table:style-name="Tabelle16.A2" office:value-type="string">
              <text:p text:style-name="P149"><text:a xlink:type="simple" xlink:href="#r31"><text:span text:style-name="Code_20_Small1"><text:span text:style-name="T57">HttpContext</text:span></text:span></text:a></text:p>
            </table:table-cell>
            <table:table-cell table:style-name="Tabelle16.A2" office:value-type="string">
              <text:p text:style-name="P151"><text:a xlink:type="simple" xlink:href="#r35"><text:span text:style-name="Code2"><text:span text:style-name="T58">createDefaultHttpContext</text:span></text:span></text:a><text:span text:style-name="Code2"><text:span text:style-name="T23">()</text:span></text:span></text:p>
              <text:p text:style-name="P15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4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53">Registers resources into the URI namespace.</text:p>
            </table:table-cell>
            <table:table-cell table:style-name="Tabelle16.C3" office:value-type="string">
              <text:p text:style-name="P14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53">Registers a servlet into the URI namespace.</text:p>
            </table:table-cell>
            <table:table-cell table:style-name="Tabelle16.C3" office:value-type="string">
              <text:p text:style-name="P14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4"><text:span text:style-name="Code2"><text:span text:style-name="T58">unregister</text:span></text:span></text:a><text:span text:style-name="Code2"><text:span text:style-name="T23">(String alias)</text:span></text:span></text:p>
              <text:p text:style-name="P15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48"><text:span text:style-name="Page_20_Reference_20_Font"><text:span text:style-name="T23"><text:bookmark-ref text:reference-format="page" text:ref-name="r34"/></text:span></text:span></text:p>
            </table:table-cell>
          </table:table-row>
        </table:table>
        <text:p text:style-name="P42">Method Detail</text:p>
        <text:p text:style-name="P45"><text:bookmark text:name="r32"/>registerServlet</text:p>
        <text:p text:style-name="P10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34">Registers a servlet into the URI namespace.</text:p>
        <text:p text:style-name="P134">The alias is the name in the URI namespace of the Http Service at which the registration will be mapped.</text:p>
        <text:p text:style-name="P134">An alias must begin with slash ('/') and must not end with slash ('/'), with the exception that an alias of the form "/" is used to denote the root alias. See the specification text for details on how HTTP requests are mapped to servlet and resource registrations.</text:p>
        <text:p text:style-name="P133"><text:span text:style-name="T39">The Http Service will call the servlet's </text:span><text:span text:style-name="Code2">init</text:span><text:span text:style-name="Default_20_Paragraph_20_Font"><text:span text:style-name="T39"> method before returning.</text:span></text:span></text:p>
        <text:p text:style-name="P135"> httpService.registerServlet("/myservlet", servlet, initparams, context);</text:p>
        <text:p text:style-name="P12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7"><text:soft-page-break/><text:span text:style-name="Code2">alias</text:span><text:span text:style-name="Default_20_Paragraph_20_Font"><text:span text:style-name="T39"> - name in the URI namespace at which the servlet is registered</text:span></text:span></text:p>
        <text:p text:style-name="P157"><text:span text:style-name="Code2">servlet</text:span><text:span text:style-name="Default_20_Paragraph_20_Font"><text:span text:style-name="T39"> - the servlet object to register</text:span></text:span></text:p>
        <text:p text:style-name="P15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arguments are invalid</text:span></text:span></text:p>
        <text:p text:style-name="P159"/>
        <text:p text:style-name="P44"><text:bookmark text:name="r33"/>registerResources</text:p>
        <text:p text:style-name="P10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34">Registers resources into the URI namespace.</text:p>
        <text:p text:style-name="P13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4">For example, suppose the resource name /tmp is registered to the alias /files. A request for /files/foo.txt will map to the resource name /tmp/foo.txt.</text:p>
        <text:p text:style-name="P135"> httpservice.registerResources("/files", "/tmp", context);</text:p>
        <text:p text:style-name="P12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7"><text:span text:style-name="Code2">alias</text:span><text:span text:style-name="Default_20_Paragraph_20_Font"><text:span text:style-name="T39"> - name in the URI namespace at which the resources are registered</text:span></text:span></text:p>
        <text:p text:style-name="P157"><text:span text:style-name="Code2">name</text:span><text:span text:style-name="Default_20_Paragraph_20_Font"><text:span text:style-name="T39"> - the base name of the resources that will be registered</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parameters are invalid</text:span></text:span></text:p>
        <text:p text:style-name="P159"/>
        <text:p text:style-name="P44"><text:bookmark text:name="r34"/>unregister</text:p>
        <text:p text:style-name="P105"><text:span text:style-name="Code2">void </text:span><text:span text:style-name="Code2"><text:span text:style-name="T63">unregister</text:span></text:span><text:span text:style-name="Code2">(String alias)</text:span></text:p>
        <text:p text:style-name="P13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3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2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36">Parameters:</text:p>
        <text:p text:style-name="P157"><text:soft-page-break/><text:span text:style-name="Code2">alias</text:span><text:span text:style-name="Default_20_Paragraph_20_Font"><text:span text:style-name="T39"> - name in the URI name-space of the registration to unregister</text:span></text:span></text:p>
        <text:p text:style-name="P136">Throws:</text:p>
        <text:p text:style-name="P15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59"/>
        <text:p text:style-name="P44"><text:bookmark text:name="r35"/>createDefaultHttpContext</text:p>
        <text:p text:style-name="P10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3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33"><text:span text:style-name="T39">The behavior of the methods on the default </text:span><text:span text:style-name="Code2">HttpContext</text:span><text:span text:style-name="Default_20_Paragraph_20_Font"><text:span text:style-name="T39"> is defined as follows:</text:span></text:span></text:p>
        <text:list xml:id="list6083262248958365465" text:style-name="RTF_5f_Num_20_3">
          <text:list-item>
            <text:p text:style-name="P9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9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36">Returns:</text:p>
        <text:p text:style-name="P157"><text:span text:style-name="T39">a default </text:span><text:span text:style-name="Code2">HttpContext</text:span><text:span text:style-name="Default_20_Paragraph_20_Font"><text:span text:style-name="T39"> object.</text:span></text:span></text:p>
        <text:p text:style-name="P136">Since:</text:p>
        <text:p text:style-name="P158"><text:soft-page-break/>1.1</text:p>
        <text:p text:style-name="P49"><text:bookmark text:name="r42"/>Class NamespaceException</text:p>
        <text:p text:style-name="P140"><text:a xlink:type="simple" xlink:href="#r3"><text:span text:style-name="T56">org.osgi.service.http</text:span></text:a></text:p>
        <text:p text:style-name="P127"><text:span text:style-name="Code2">java.lang.Object</text:span></text:p>
        <text:p text:style-name="P14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4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41">All Implemented Interfaces:</text:p>
        <text:p text:style-name="P131">Serializable</text:p>
        <text:p text:style-name="P128"/>
        <text:p text:style-name="P143"><text:span text:style-name="Code2">public class </text:span><text:span text:style-name="Code2"><text:span text:style-name="T63">NamespaceException</text:span></text:span></text:p>
        <text:p text:style-name="P105"><text:span text:style-name="Code2">extends Exception</text:span></text:p>
        <text:p text:style-name="P107">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4"/>
        <table:table table:name="Tabelle17" table:style-name="Tabelle17">
          <table:table-column table:style-name="Tabelle17.A"/>
          <table:table-column table:style-name="Tabelle17.B"/>
          <table:table-row table:style-name="Tabelle17.1">
            <table:table-cell table:style-name="Tabelle17.A1" office:value-type="string">
              <text:p text:style-name="P145"><text:span text:style-name="Summary_20_Heading_20_Font2"><text:span text:style-name="T23">Constructor Summary</text:span></text:span></text:p>
            </table:table-cell>
            <table:table-cell table:style-name="Tabelle17.A1" office:value-type="string">
              <text:p text:style-name="P146"><text:span text:style-name="Page_20_Reference_20_Font"><text:span text:style-name="T33">Page</text:span></text:span></text:p>
            </table:table-cell>
          </table:table-row>
          <table:table-row table:style-name="Tabelle17.1">
            <table:table-cell table:style-name="Tabelle17.A2" office:value-type="string">
              <text:p text:style-name="P151"><text:a xlink:type="simple" xlink:href="#r37"><text:span text:style-name="Code2"><text:span text:style-name="T58">NamespaceException</text:span></text:span></text:a><text:span text:style-name="Code2"><text:span text:style-name="T23">(String messag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4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51"><text:a xlink:type="simple" xlink:href="#r38"><text:span text:style-name="Code2"><text:span text:style-name="T58">NamespaceException</text:span></text:span></text:a><text:span text:style-name="Code2"><text:span text:style-name="T23">(String message, Throwable caus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48"><text:span text:style-name="Page_20_Reference_20_Font"><text:span text:style-name="T23"><text:bookmark-ref text:reference-format="page" text:ref-name="r38"/></text:span></text:span></text:p>
            </table:table-cell>
          </table:table-row>
        </table:table>
        <text:p text:style-name="P9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5"><text:span text:style-name="Summary_20_Heading_20_Font2"><text:span text:style-name="T23">Method Summary</text:span></text:span></text:p>
            </table:table-cell>
            <table:covered-table-cell/>
            <table:table-cell table:style-name="Tabelle19.A1" office:value-type="string">
              <text:p text:style-name="P146"><text:span text:style-name="Page_20_Reference_20_Font"><text:span text:style-name="T33">Page</text:span></text:span></text:p>
            </table:table-cell>
          </table:table-row>
          <table:table-row table:style-name="Tabelle19.1">
            <table:table-cell table:style-name="Tabelle19.A2" office:value-type="string">
              <text:p text:style-name="P147"><text:span text:style-name="Code_20_Small1"><text:span text:style-name="T23">Throwable</text:span></text:span></text:p>
            </table:table-cell>
            <table:table-cell table:style-name="Tabelle19.A2" office:value-type="string">
              <text:p text:style-name="P151"><text:a xlink:type="simple" xlink:href="#r40"><text:span text:style-name="Code2"><text:span text:style-name="T58">getCause</text:span></text:span></text:a><text:span text:style-name="Code2"><text:span text:style-name="T23">()</text:span></text:span></text:p>
              <text:p text:style-name="P15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4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39"><text:span text:style-name="Code2"><text:span text:style-name="T58">getException</text:span></text:span></text:a><text:span text:style-name="Code2"><text:span text:style-name="T23">()</text:span></text:span></text:p>
              <text:p text:style-name="P153">Returns the nested exception.</text:p>
            </table:table-cell>
            <table:table-cell table:style-name="Tabelle19.C3" office:value-type="string">
              <text:p text:style-name="P14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41"><text:span text:style-name="Code2"><text:span text:style-name="T58">initCause</text:span></text:span></text:a><text:span text:style-name="Code2"><text:span text:style-name="T23">(Throwable cause)</text:span></text:span></text:p>
              <text:p text:style-name="P153">Initializes the cause of this exception to the specified value.</text:p>
            </table:table-cell>
            <table:table-cell table:style-name="Tabelle19.C3" office:value-type="string">
              <text:p text:style-name="P148"><text:span text:style-name="Page_20_Reference_20_Font"><text:span text:style-name="T23"><text:bookmark-ref text:reference-format="page" text:ref-name="r41"/></text:span></text:span></text:p>
            </table:table-cell>
          </table:table-row>
        </table:table>
        <text:p text:style-name="P42">Constructor Detail</text:p>
        <text:p text:style-name="P45"><text:bookmark text:name="r37"/>NamespaceException</text:p>
        <text:p text:style-name="P105"><text:span text:style-name="Code2">public </text:span><text:span text:style-name="Code2"><text:span text:style-name="T63">NamespaceException</text:span></text:span><text:span text:style-name="Code2">(String message)</text:span></text:p>
        <text:p text:style-name="P129"><text:span text:style-name="T39">Construct a </text:span><text:span text:style-name="Code2">NamespaceException</text:span><text:span text:style-name="Default_20_Paragraph_20_Font"><text:span text:style-name="T39"> object with a detail message.</text:span></text:span></text:p>
        <text:p text:style-name="P136">Parameters:</text:p>
        <text:p text:style-name="P157"><text:span text:style-name="Code2">message</text:span><text:span text:style-name="Default_20_Paragraph_20_Font"><text:span text:style-name="T39"> - the detail message</text:span></text:span></text:p>
        <text:p text:style-name="P159"/>
        <text:p text:style-name="P44"><text:bookmark text:name="r38"/>NamespaceException</text:p>
        <text:p text:style-name="P105"><text:span text:style-name="Code2">public </text:span><text:span text:style-name="Code2"><text:span text:style-name="T63">NamespaceException</text:span></text:span><text:span text:style-name="Code2">(String message,<text:line-break/>                          Throwable cause)</text:span></text:p>
        <text:p text:style-name="P129"><text:soft-page-break/><text:span text:style-name="T39">Construct a </text:span><text:span text:style-name="Code2">NamespaceException</text:span><text:span text:style-name="Default_20_Paragraph_20_Font"><text:span text:style-name="T39"> object with a detail message and a nested exception.</text:span></text:span></text:p>
        <text:p text:style-name="P136">Parameters:</text:p>
        <text:p text:style-name="P157"><text:span text:style-name="Code2">message</text:span><text:span text:style-name="Default_20_Paragraph_20_Font"><text:span text:style-name="T39"> - The detail message.</text:span></text:span></text:p>
        <text:p text:style-name="P157"><text:span text:style-name="Code2">cause</text:span><text:span text:style-name="Default_20_Paragraph_20_Font"><text:span text:style-name="T39"> - The nested exception.</text:span></text:span></text:p>
        <text:p text:style-name="P42">Method Detail</text:p>
        <text:p text:style-name="P45"><text:bookmark text:name="r39"/>getException</text:p>
        <text:p text:style-name="P105"><text:span text:style-name="Code2">public Throwable </text:span><text:span text:style-name="Code2"><text:span text:style-name="T63">getException</text:span></text:span><text:span text:style-name="Code2">()</text:span></text:p>
        <text:p text:style-name="P134">Returns the nested exception.</text:p>
        <text:p text:style-name="P12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36">Returns:</text:p>
        <text:p text:style-name="P157"><text:span text:style-name="T39">The result of calling </text:span><text:span text:style-name="Code2">getCause()</text:span><text:span text:style-name="Default_20_Paragraph_20_Font"><text:span text:style-name="T39">.</text:span></text:span></text:p>
        <text:p text:style-name="P159"/>
        <text:p text:style-name="P44"><text:bookmark text:name="r40"/>getCause</text:p>
        <text:p text:style-name="P105"><text:span text:style-name="Code2">public Throwable </text:span><text:span text:style-name="Code2"><text:span text:style-name="T63">getCause</text:span></text:span><text:span text:style-name="Code2">()</text:span></text:p>
        <text:p text:style-name="P129"><text:span text:style-name="T39">Returns the cause of this exception or </text:span><text:span text:style-name="Code2">null</text:span><text:span text:style-name="Default_20_Paragraph_20_Font"><text:span text:style-name="T39"> if no cause was set.</text:span></text:span></text:p>
        <text:p text:style-name="P136">Overrides:</text:p>
        <text:p text:style-name="P157"><text:span text:style-name="Code2">getCause</text:span><text:span text:style-name="Default_20_Paragraph_20_Font"><text:span text:style-name="T39"> in class </text:span></text:span><text:span text:style-name="Code2">Throwable</text:span></text:p>
        <text:p text:style-name="P136">Returns:</text:p>
        <text:p text:style-name="P157"><text:span text:style-name="T39">The cause of this exception or </text:span><text:span text:style-name="Code2">null</text:span><text:span text:style-name="Default_20_Paragraph_20_Font"><text:span text:style-name="T39"> if no cause was set.</text:span></text:span></text:p>
        <text:p text:style-name="P136">Since:</text:p>
        <text:p text:style-name="P158">1.2</text:p>
        <text:p text:style-name="P159"/>
        <text:p text:style-name="P44"><text:bookmark text:name="r41"/>initCause</text:p>
        <text:p text:style-name="P105"><text:span text:style-name="Code2">public Throwable </text:span><text:span text:style-name="Code2"><text:span text:style-name="T63">initCause</text:span></text:span><text:span text:style-name="Code2">(Throwable cause)</text:span></text:p>
        <text:p text:style-name="P130">Initializes the cause of this exception to the specified value.</text:p>
        <text:p text:style-name="P136">Overrides:</text:p>
        <text:p text:style-name="P157"><text:span text:style-name="Code2">initCause</text:span><text:span text:style-name="Default_20_Paragraph_20_Font"><text:span text:style-name="T39"> in class </text:span></text:span><text:span text:style-name="Code2">Throwable</text:span></text:p>
        <text:p text:style-name="P136">Parameters:</text:p>
        <text:p text:style-name="P157"><text:span text:style-name="Code2">cause</text:span><text:span text:style-name="Default_20_Paragraph_20_Font"><text:span text:style-name="T39"> - The cause of this exception.</text:span></text:span></text:p>
        <text:p text:style-name="P136">Returns:</text:p>
        <text:p text:style-name="P158">This exception.</text:p>
        <text:p text:style-name="P136">Throws:</text:p>
        <text:p text:style-name="P157"><text:span text:style-name="Code2">IllegalArgumentException</text:span><text:span text:style-name="Default_20_Paragraph_20_Font"><text:span text:style-name="T39"> - If the specified cause is this exception.</text:span></text:span></text:p>
        <text:p text:style-name="P157"><text:span text:style-name="Code2">IllegalStateException</text:span><text:span text:style-name="Default_20_Paragraph_20_Font"><text:span text:style-name="T39"> - If the cause of this exception has already been set.</text:span></text:span></text:p>
        <text:p text:style-name="P136">Since:</text:p>
        <text:p text:style-name="P158"><text:soft-page-break/>1.2</text:p>
        <text:p text:style-name="P50"><text:bookmark text:name="r54"/>Class ServletContextHelper</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128"/>
        <text:p text:style-name="P143"><text:span text:style-name="Code_20_Small1">@org.osgi.annotation.versioning.ConsumerType<text:line-break/></text:span><text:span text:style-name="Code2">abstract public class </text:span><text:span text:style-name="Code2"><text:span text:style-name="T63">ServletContextHelper</text:span></text:span></text:p>
        <text:p text:style-name="P105"><text:span text:style-name="Code2">extends Object</text:span></text:p>
        <text:p text:style-name="P138">Helper service for the servlet context used by whiteboard services for HTTP requests.</text:p>
        <text:p text:style-name="P138">This service defines methods that the Http Service implementation may call to get information for a request when dealing with whiteboard services.</text:p>
        <text:p text:style-name="P13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7710997550235760787" text:style-name="RTF_5f_Num_20_4">
          <text:list-item>
            <text:p text:style-name="P10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0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10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41">Since:</text:p>
        <text:p text:style-name="P131">1.3</text:p>
        <text:p text:style-name="P141">See Also:</text:p>
        <text:p text:style-name="P13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41">ThreadSafe</text:p>
        <text:p text:style-name="P14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5"><text:span text:style-name="Summary_20_Heading_20_Font2"><text:span text:style-name="T23">Field Summary</text:span></text:span></text:p>
            </table:table-cell>
            <table:covered-table-cell/>
            <table:table-cell table:style-name="Tabelle21.A1" office:value-type="string">
              <text:p text:style-name="P146"><text:span text:style-name="Page_20_Reference_20_Font"><text:span text:style-name="T33">Page</text:span></text:span></text:p>
            </table:table-cell>
          </table:table-row>
          <table:table-row table:style-name="Tabelle21.1">
            <table:table-cell table:style-name="Tabelle21.A2" office:value-type="string">
              <text:p text:style-name="P147"><text:span text:style-name="Code_20_Small1"><text:span text:style-name="T23">static String</text:span></text:span></text:p>
            </table:table-cell>
            <table:table-cell table:style-name="Tabelle21.A2" office:value-type="string">
              <text:p text:style-name="P151"><text:a xlink:type="simple" xlink:href="#r44"><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4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5"><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4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3"><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48"><text:span text:style-name="Page_20_Reference_20_Font"><text:span text:style-name="T23"><text:bookmark-ref text:reference-format="page" text:ref-name="r43"/></text:span></text:span></text:p>
            </table:table-cell>
          </table:table-row>
        </table:table>
        <text:p text:style-name="P94"/>
        <table:table table:name="Tabelle22" table:style-name="Tabelle22">
          <table:table-column table:style-name="Tabelle22.A"/>
          <table:table-column table:style-name="Tabelle22.B"/>
          <table:table-row table:style-name="Tabelle22.1">
            <table:table-cell table:style-name="Tabelle22.A1" office:value-type="string">
              <text:p text:style-name="P145"><text:span text:style-name="Summary_20_Heading_20_Font2"><text:span text:style-name="T23">Constructor Summary</text:span></text:span></text:p>
            </table:table-cell>
            <table:table-cell table:style-name="Tabelle22.A1" office:value-type="string">
              <text:p text:style-name="P146"><text:span text:style-name="Page_20_Reference_20_Font"><text:span text:style-name="T33">Page</text:span></text:span></text:p>
            </table:table-cell>
          </table:table-row>
          <table:table-row table:style-name="Tabelle22.1">
            <table:table-cell table:style-name="Tabelle22.A2" office:value-type="string">
              <text:p text:style-name="P15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48"><text:span text:style-name="Page_20_Reference_20_Font"><text:span text:style-name="T23"><text:bookmark-ref text:reference-format="page" text:ref-name="r46"/></text:span></text:span></text:p>
            </table:table-cell>
          </table:table-row>
        </table:table>
        <text:p text:style-name="P94"><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5"><text:span text:style-name="Summary_20_Heading_20_Font2"><text:span text:style-name="T23">Method Summary</text:span></text:span></text:p>
            </table:table-cell>
            <table:covered-table-cell/>
            <table:table-cell table:style-name="Tabelle24.A1" office:value-type="string">
              <text:p text:style-name="P146"><text:span text:style-name="Page_20_Reference_20_Font"><text:span text:style-name="T33">Page</text:span></text:span></text:p>
            </table:table-cell>
          </table:table-row>
          <table:table-row table:style-name="Tabelle24.1">
            <table:table-cell table:style-name="Tabelle24.A2" office:value-type="string">
              <text:p text:style-name="P147"><text:span text:style-name="Code_20_Small1"><text:span text:style-name="T23">protected org.osgi.framework.Bundle</text:span></text:span></text:p>
            </table:table-cell>
            <table:table-cell table:style-name="Tabelle24.A2" office:value-type="string">
              <text:p text:style-name="P151"><text:a xlink:type="simple" xlink:href="#r48"><text:span text:style-name="Code2"><text:span text:style-name="T58">getBundle</text:span></text:span></text:a><text:span text:style-name="Code2"><text:span text:style-name="T23">()</text:span></text:span></text:p>
              <text:p text:style-name="P153">Get the associated bundle</text:p>
            </table:table-cell>
            <table:table-cell table:style-name="Tabelle24.C2" office:value-type="string">
              <text:p text:style-name="P148"><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1"><text:span text:style-name="Code2"><text:span text:style-name="T58">getMimeType</text:span></text:span></text:a><text:span text:style-name="Code2"><text:span text:style-name="T23">(String name)</text:span></text:span></text:p>
              <text:p text:style-name="P153">Maps a name to a MIME type.</text:p>
            </table:table-cell>
            <table:table-cell table:style-name="Tabelle24.C3" office:value-type="string">
              <text:p text:style-name="P14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3"><text:span text:style-name="Code2"><text:span text:style-name="T58">getRealPath</text:span></text:span></text:a><text:span text:style-name="Code2"><text:span text:style-name="T23">(String path)</text:span></text:span></text:p>
              <text:p text:style-name="P153">Gets the real path corresponding to the given virtual path.</text:p>
            </table:table-cell>
            <table:table-cell table:style-name="Tabelle24.C3" office:value-type="string">
              <text:p text:style-name="P148"><text:span text:style-name="Page_20_Reference_20_Font"><text:span text:style-name="T23"><text:bookmark-ref text:reference-format="page" text:ref-name="r53"/></text:span></text:span></text:p>
            </table:table-cell>
          </table:table-row>
          <table:table-row table:style-name="Tabelle24.1">
            <table:table-cell table:style-name="Tabelle24.A3" office:value-type="string">
              <text:p text:style-name="P147"><text:span text:style-name="Code_20_Small1"><text:span text:style-name="T23">URL</text:span></text:span></text:p>
            </table:table-cell>
            <table:table-cell table:style-name="Tabelle24.A3" office:value-type="string">
              <text:p text:style-name="P151"><text:a xlink:type="simple" xlink:href="#r50"><text:span text:style-name="Code2"><text:span text:style-name="T58">getResource</text:span></text:span></text:a><text:span text:style-name="Code2"><text:span text:style-name="T23">(String name)</text:span></text:span></text:p>
              <text:p text:style-name="P153">Maps a resource name to a URL.</text:p>
            </table:table-cell>
            <table:table-cell table:style-name="Tabelle24.C3" office:value-type="string">
              <text:p text:style-name="P14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147"><text:span text:style-name="Code_20_Small1"><text:span text:style-name="T23">Set&lt;String&gt;</text:span></text:span></text:p>
            </table:table-cell>
            <table:table-cell table:style-name="Tabelle24.A3" office:value-type="string">
              <text:p text:style-name="P151"><text:a xlink:type="simple" xlink:href="#r52"><text:span text:style-name="Code2"><text:span text:style-name="T58">getResourcePaths</text:span></text:span></text:a><text:span text:style-name="Code2"><text:span text:style-name="T23">(String path)</text:span></text:span></text:p>
              <text:p text:style-name="P153">Returns a directory-like listing of all the paths to resources within the web application whose longest sub-path matches the supplied path argument.</text:p>
            </table:table-cell>
            <table:table-cell table:style-name="Tabelle24.C3" office:value-type="string">
              <text:p text:style-name="P14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147"><text:span text:style-name="Code_20_Small1"><text:span text:style-name="T23">boolean</text:span></text:span></text:p>
            </table:table-cell>
            <table:table-cell table:style-name="Tabelle24.A3" office:value-type="string">
              <text:p text:style-name="P151"><text:a xlink:type="simple" xlink:href="#r49"><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24.C3" office:value-type="string">
              <text:p text:style-name="P14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147"><text:span text:style-name="Code_20_Small1"><text:span text:style-name="T23">protected void</text:span></text:span></text:p>
            </table:table-cell>
            <table:table-cell table:style-name="Tabelle24.A3" office:value-type="string">
              <text:p text:style-name="P151"><text:a xlink:type="simple" xlink:href="#r47"><text:span text:style-name="Code2"><text:span text:style-name="T58">setBundle</text:span></text:span></text:a><text:span text:style-name="Code2"><text:span text:style-name="T23">(org.osgi.framework.Bundle b)</text:span></text:span></text:p>
              <text:p text:style-name="P153">Set the bundle associated with this context.</text:p>
            </table:table-cell>
            <table:table-cell table:style-name="Tabelle24.C3" office:value-type="string">
              <text:p text:style-name="P148"><text:span text:style-name="Page_20_Reference_20_Font"><text:span text:style-name="T23"><text:bookmark-ref text:reference-format="page" text:ref-name="r47"/></text:span></text:span></text:p>
            </table:table-cell>
          </table:table-row>
        </table:table>
        <text:p text:style-name="P42">Field Detail</text:p>
        <text:p text:style-name="P45"><text:bookmark text:name="r43"/>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60"/>
        <text:p text:style-name="P44"><text:bookmark text:name="r44"/>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60"/>
        <text:p text:style-name="P44"><text:bookmark text:name="r45"/>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Constructor Detail</text:p>
        <text:p text:style-name="P45"><text:bookmark text:name="r46"/>ServletContextHelper</text:p>
        <text:p text:style-name="P105"><text:soft-page-break/><text:span text:style-name="Code2">public </text:span><text:span text:style-name="Code2"><text:span text:style-name="T63">ServletContextHelper</text:span></text:span><text:span text:style-name="Code2">()</text:span></text:p>
        <text:p text:style-name="P43">Method Detail</text:p>
        <text:p text:style-name="P45"><text:bookmark text:name="r47"/>setBundle</text:p>
        <text:p text:style-name="P105"><text:span text:style-name="Code2">protected void </text:span><text:span text:style-name="Code2"><text:span text:style-name="T63">setBundle</text:span></text:span><text:span text:style-name="Code2">(org.osgi.framework.Bundle b)</text:span></text:p>
        <text:p text:style-name="P130">Set the bundle associated with this context.</text:p>
        <text:p text:style-name="P136">Parameters:</text:p>
        <text:p text:style-name="P157"><text:span text:style-name="Code2">b</text:span><text:span text:style-name="Default_20_Paragraph_20_Font"><text:span text:style-name="T39"> - The bundle</text:span></text:span></text:p>
        <text:p text:style-name="P159"/>
        <text:p text:style-name="P44"><text:bookmark text:name="r48"/>getBundle</text:p>
        <text:p text:style-name="P105"><text:span text:style-name="Code2">protected org.osgi.framework.Bundle </text:span><text:span text:style-name="Code2"><text:span text:style-name="T63">getBundle</text:span></text:span><text:span text:style-name="Code2">()</text:span></text:p>
        <text:p text:style-name="P130">Get the associated bundle</text:p>
        <text:p text:style-name="P136">Returns:</text:p>
        <text:p text:style-name="P157"><text:span text:style-name="T39">The bundle or </text:span><text:span text:style-name="Code2">null</text:span></text:p>
        <text:p text:style-name="P159"/>
        <text:p text:style-name="P44"><text:bookmark text:name="r49"/>handleSecurity</text:p>
        <text:p text:style-name="P10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7"><text:span text:style-name="Code2">request</text:span><text:span text:style-name="Default_20_Paragraph_20_Font"><text:span text:style-name="T39"> - The HTTP request.</text:span></text:span></text:p>
        <text:p text:style-name="P157"><text:soft-page-break/><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50"/>getResource</text:p>
        <text:p text:style-name="P105"><text:span text:style-name="Code2">public URL </text:span><text:span text:style-name="Code2"><text:span text:style-name="T63">getResource</text:span></text:span><text:span text:style-name="Code2">(String name)</text:span></text:p>
        <text:p text:style-name="P134">Maps a resource name to a URL.</text:p>
        <text:p text:style-name="P13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2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A URL that Http Service can use to read the resource or </text:span><text:span text:style-name="Code2">null</text:span><text:span text:style-name="Default_20_Paragraph_20_Font"><text:span text:style-name="T39"> if the resource does not exist.</text:span></text:span></text:p>
        <text:p text:style-name="P159"/>
        <text:p text:style-name="P44"><text:bookmark text:name="r51"/>getMimeType</text:p>
        <text:p text:style-name="P105"><text:span text:style-name="Code2">public 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pan text:style-name="Code2">name</text:span><text:span text:style-name="Default_20_Paragraph_20_Font"><text:span text:style-name="T39"> - The name for which to determine the MIME type.</text:span></text:span></text:p>
        <text:p text:style-name="P136">Returns:</text:p>
        <text:p text:style-name="P15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9"/>
        <text:p text:style-name="P44"><text:bookmark text:name="r52"/>getResourcePaths</text:p>
        <text:p text:style-name="P105"><text:span text:style-name="Code2">public Set&lt;String&gt; </text:span><text:span text:style-name="Code2"><text:span text:style-name="T63">getResourcePaths</text:span></text:span><text:span text:style-name="Code2">(String path)</text:span></text:p>
        <text:p text:style-name="P134">Returns a directory-like listing of all the paths to resources within the web application whose longest sub-path matches the supplied path argument.</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6">Parameters:</text:p>
        <text:p text:style-name="P157"><text:span text:style-name="Code2">path</text:span><text:span text:style-name="Default_20_Paragraph_20_Font"><text:span text:style-name="T39"> - the partial path used to match the resources, which must start with a /</text:span></text:span></text:p>
        <text:p text:style-name="P136">Returns:</text:p>
        <text:p text:style-name="P158">a Set containing the directory listing, or null if there are no resources in the web application whose path begins with the supplied path.</text:p>
        <text:p text:style-name="P159"><text:soft-page-break/></text:p>
        <text:p text:style-name="P44"><text:bookmark text:name="r53"/>getRealPath</text:p>
        <text:p text:style-name="P105"><text:span text:style-name="Code2">public String </text:span><text:span text:style-name="Code2"><text:span text:style-name="T63">getRealPath</text:span></text:span><text:span text:style-name="Code2">(String path)</text:span></text:p>
        <text:p text:style-name="P134">Gets the real path corresponding to the given virtual path.</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6">Parameters:</text:p>
        <text:p text:style-name="P157"><text:span text:style-name="Code2">path</text:span><text:span text:style-name="Default_20_Paragraph_20_Font"><text:span text:style-name="T39"> - the virtual path to be translated to a real path</text:span></text:span></text:p>
        <text:p text:style-name="P136">Returns:</text:p>
        <text:p text:style-name="P158"><text:soft-page-break/>the real path, or null if the translation cannot be performed</text:p>
        <text:p text:style-name="P60"><text:bookmark text:name="r56"/>Package org.osgi.service.http.runtime</text:p>
        <text:p text:style-name="P124"><text:span text:style-name="Code_20_Small">@org.osgi.annotation.versioning.Version(value="1.3")</text:span></text:p>
        <text:p text:style-name="P125">Http Service Runtime Package Version 1.3.</text:p>
        <text:p text:style-name="P126">See:</text:p>
        <text:p text:style-name="P12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18"><text:span text:style-name="Summary_20_Heading_20_Font1">Interface Summary</text:span></text:p>
            </table:table-cell>
            <table:covered-table-cell/>
            <table:table-cell table:style-name="Tabelle25.A1" office:value-type="string">
              <text:p text:style-name="P119"><text:span text:style-name="Page_20_Reference_20_Font">Page</text:span></text:p>
            </table:table-cell>
          </table:table-row>
          <table:table-row table:style-name="Tabelle25.1">
            <table:table-cell table:style-name="Tabelle25.A2" office:value-type="string">
              <text:p text:style-name="P111"><text:a xlink:type="simple" xlink:href="#r79"><text:span text:style-name="T54">HttpServiceRuntime</text:span></text:a></text:p>
            </table:table-cell>
            <table:table-cell table:style-name="Tabelle25.A2" office:value-type="string">
              <text:p text:style-name="P11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114"><text:span text:style-name="Page_20_Reference_20_Font"><text:span text:style-name="T64"><text:bookmark-ref text:reference-format="page" text:ref-name="r79"/></text:span></text:span></text:p>
            </table:table-cell>
          </table:table-row>
        </table:table>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0"><text:span text:style-name="Summary_20_Heading_20_Font1"><text:span text:style-name="T23">Class Summary</text:span></text:span></text:p>
            </table:table-cell>
            <table:covered-table-cell/>
            <table:table-cell table:style-name="Tabelle26.A1" office:value-type="string">
              <text:p text:style-name="P121"><text:span text:style-name="Page_20_Reference_20_Font"><text:span text:style-name="T33">Page</text:span></text:span></text:p>
            </table:table-cell>
          </table:table-row>
          <table:table-row table:style-name="Tabelle26.1">
            <table:table-cell table:style-name="Tabelle26.A2" office:value-type="string">
              <text:p text:style-name="P111"><text:a xlink:type="simple" xlink:href="#r62"><text:span text:style-name="T52">BaseServletDTO</text:span></text:a></text:p>
            </table:table-cell>
            <table:table-cell table:style-name="Tabelle26.A2" office:value-type="string">
              <text:p text:style-name="P11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116"><text:span text:style-name="Page_20_Reference_20_Font"><text:span text:style-name="T23"><text:bookmark-ref text:reference-format="page" text:ref-name="r62"/></text:span></text:span></text:p>
            </table:table-cell>
          </table:table-row>
          <table:table-row table:style-name="Tabelle26.1">
            <table:table-cell table:style-name="Tabelle26.A3" office:value-type="string">
              <text:p text:style-name="P111"><text:a xlink:type="simple" xlink:href="#r67"><text:span text:style-name="T52">ErrorPage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67"/></text:span></text:span></text:p>
            </table:table-cell>
          </table:table-row>
          <table:table-row table:style-name="Tabelle26.1">
            <table:table-cell table:style-name="Tabelle26.A3" office:value-type="string">
              <text:p text:style-name="P111"><text:a xlink:type="simple" xlink:href="#r76"><text:span text:style-name="T52">FilterDTO</text:span></text:a></text:p>
            </table:table-cell>
            <table:table-cell table:style-name="Tabelle26.A3" office:value-type="string">
              <text:p text:style-name="P11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76"/></text:span></text:span></text:p>
            </table:table-cell>
          </table:table-row>
          <table:table-row table:style-name="Tabelle26.1">
            <table:table-cell table:style-name="Tabelle26.A3" office:value-type="string">
              <text:p text:style-name="P111"><text:a xlink:type="simple" xlink:href="#r84"><text:span text:style-name="T52">ListenerDTO</text:span></text:a></text:p>
            </table:table-cell>
            <table:table-cell table:style-name="Tabelle26.A3" office:value-type="string">
              <text:p text:style-name="P115">Represents a listener service used by the Http Service runtime.</text:p>
            </table:table-cell>
            <table:table-cell table:style-name="Tabelle26.A3" office:value-type="string">
              <text:p text:style-name="P116"><text:span text:style-name="Page_20_Reference_20_Font"><text:span text:style-name="T23"><text:bookmark-ref text:reference-format="page" text:ref-name="r84"/></text:span></text:span></text:p>
            </table:table-cell>
          </table:table-row>
          <table:table-row table:style-name="Tabelle26.1">
            <table:table-cell table:style-name="Tabelle26.A3" office:value-type="string">
              <text:p text:style-name="P111"><text:a xlink:type="simple" xlink:href="#r90"><text:span text:style-name="T52">ResourceDTO</text:span></text:a></text:p>
            </table:table-cell>
            <table:table-cell table:style-name="Tabelle26.A3" office:value-type="string">
              <text:p text:style-name="P115">Represents a resource definition used by the Http Service runtime.</text:p>
            </table:table-cell>
            <table:table-cell table:style-name="Tabelle26.A3" office:value-type="string">
              <text:p text:style-name="P116"><text:span text:style-name="Page_20_Reference_20_Font"><text:span text:style-name="T23"><text:bookmark-ref text:reference-format="page" text:ref-name="r90"/></text:span></text:span></text:p>
            </table:table-cell>
          </table:table-row>
          <table:table-row table:style-name="Tabelle26.1">
            <table:table-cell table:style-name="Tabelle26.A3" office:value-type="string">
              <text:p text:style-name="P111"><text:a xlink:type="simple" xlink:href="#r104"><text:span text:style-name="T52">ServletContextDTO</text:span></text:a></text:p>
            </table:table-cell>
            <table:table-cell table:style-name="Tabelle26.A3" office:value-type="string">
              <text:p text:style-name="P11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116"><text:span text:style-name="Page_20_Reference_20_Font"><text:span text:style-name="T23"><text:bookmark-ref text:reference-format="page" text:ref-name="r104"/></text:span></text:span></text:p>
            </table:table-cell>
          </table:table-row>
          <table:table-row table:style-name="Tabelle26.1">
            <table:table-cell table:style-name="Tabelle26.A3" office:value-type="string">
              <text:p text:style-name="P111"><text:a xlink:type="simple" xlink:href="#r108"><text:span text:style-name="T52">Servlet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108"/></text:span></text:span></text:p>
            </table:table-cell>
          </table:table-row>
        </table:table>
        <text:p text:style-name="P137"><text:bookmark text:name="r55"/>Package org.osgi.service.http.runtime Description</text:p>
        <text:p text:style-name="P138">Http Service Runtim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runtime; version="[1.3,2.0)"</text:span></text:p>
        <text:p text:style-name="P138">Example import for providers implementing the API in this package:</text:p>
        <text:p text:style-name="P95"><text:soft-page-break/><text:span text:style-name="Code1">Import-Package: org.osgi.service.http.runtime; version="[1.3,1.4)"</text:span></text:p>
        <text:p text:style-name="P51"><text:bookmark text:name="r62"/>Class Base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41">Direct Known Subclasses:</text:p>
        <text:p text:style-name="P13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128"/>
        <text:p text:style-name="P143"><text:span text:style-name="Code2">abstract public class </text:span><text:span text:style-name="Code2"><text:span text:style-name="T63">BaseServletDTO</text:span></text:span></text:p>
        <text:p text:style-name="P105"><text:span text:style-name="Code2">extends org.osgi.dto.DTO</text:span></text:p>
        <text:p text:style-name="P108"><text:span text:style-name="T39">Represents common information about </text:span><text:span text:style-name="Code2">Servlet</text:span><text:span text:style-name="Default_20_Paragraph_20_Font"><text:span text:style-name="T39"> a service used by the Http Service runtime.</text:span></text:span></text:p>
        <text:p text:style-name="P141">Since:</text:p>
        <text:p text:style-name="P131">1.3</text:p>
        <text:p text:style-name="P141">NotThreadSafe</text:p>
        <text:p text:style-name="P14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5"><text:span text:style-name="Summary_20_Heading_20_Font2"><text:span text:style-name="T23">Field Summary</text:span></text:span></text:p>
            </table:table-cell>
            <table:covered-table-cell/>
            <table:table-cell table:style-name="Tabelle28.A1" office:value-type="string">
              <text:p text:style-name="P146"><text:span text:style-name="Page_20_Reference_20_Font"><text:span text:style-name="T33">Page</text:span></text:span></text:p>
            </table:table-cell>
          </table:table-row>
          <table:table-row table:style-name="Tabelle28.1">
            <table:table-cell table:style-name="Tabelle28.A2" office:value-type="string">
              <text:p text:style-name="P147"><text:span text:style-name="Code_20_Small1"><text:span text:style-name="T23">boolean</text:span></text:span></text:p>
            </table:table-cell>
            <table:table-cell table:style-name="Tabelle28.A2" office:value-type="string">
              <text:p text:style-name="P151"><text:a xlink:type="simple" xlink:href="#r59"><text:span text:style-name="Code2"><text:span text:style-name="T58">asyncSupported</text:span></text:span></text:a></text:p>
              <text:p text:style-name="P153">Specifies whether the servlet supports asynchronous processing.</text:p>
            </table:table-cell>
            <table:table-cell table:style-name="Tabelle28.C2" office:value-type="string">
              <text:p text:style-name="P14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7"><text:span text:style-name="Code2"><text:span text:style-name="T58">name</text:span></text:span></text:a></text:p>
              <text:p text:style-name="P153">The name of the servlet.</text:p>
            </table:table-cell>
            <table:table-cell table:style-name="Tabelle28.C3" office:value-type="string">
              <text:p text:style-name="P148"><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147"><text:span text:style-name="Code_20_Small1"><text:span text:style-name="T23">long</text:span></text:span></text:p>
            </table:table-cell>
            <table:table-cell table:style-name="Tabelle28.A3" office:value-type="string">
              <text:p text:style-name="P151"><text:a xlink:type="simple" xlink:href="#r60"><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48"><text:span text:style-name="Page_20_Reference_20_Font"><text:span text:style-name="T23"><text:bookmark-ref text:reference-format="page" text:ref-name="r60"/></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8"><text:span text:style-name="Code2"><text:span text:style-name="T58">servletInfo</text:span></text:span></text:a></text:p>
              <text:p text:style-name="P153">The information string from the servlet.</text:p>
            </table:table-cell>
            <table:table-cell table:style-name="Tabelle28.C3" office:value-type="string">
              <text:p text:style-name="P148"><text:span text:style-name="Page_20_Reference_20_Font"><text:span text:style-name="T23"><text:bookmark-ref text:reference-format="page" text:ref-name="r58"/></text:span></text:span></text:p>
            </table:table-cell>
          </table:table-row>
        </table:table>
        <text:p text:style-name="P94"/>
        <table:table table:name="Tabelle29" table:style-name="Tabelle29">
          <table:table-column table:style-name="Tabelle29.A"/>
          <table:table-column table:style-name="Tabelle29.B"/>
          <table:table-row table:style-name="Tabelle29.1">
            <table:table-cell table:style-name="Tabelle29.A1" office:value-type="string">
              <text:p text:style-name="P145"><text:span text:style-name="Summary_20_Heading_20_Font2"><text:span text:style-name="T23">Constructor Summary</text:span></text:span></text:p>
            </table:table-cell>
            <table:table-cell table:style-name="Tabelle29.A1" office:value-type="string">
              <text:p text:style-name="P146"><text:span text:style-name="Page_20_Reference_20_Font"><text:span text:style-name="T33">Page</text:span></text:span></text:p>
            </table:table-cell>
          </table:table-row>
          <table:table-row table:style-name="Tabelle29.1">
            <table:table-cell table:style-name="Tabelle29.A2" office:value-type="string">
              <text:p text:style-name="P15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148"><text:span text:style-name="Page_20_Reference_20_Font"><text:span text:style-name="T23"><text:bookmark-ref text:reference-format="page" text:ref-name="r61"/></text:span></text:span></text:p>
            </table:table-cell>
          </table:table-row>
        </table:table>
        <text:p text:style-name="P94"/>
        <table:table table:name="Tabelle31" table:style-name="Tabelle31">
          <table:table-column table:style-name="Tabelle31.A"/>
          <table:table-row table:style-name="Tabelle31.1">
            <table:table-cell table:style-name="Tabelle31.A1" office:value-type="string">
              <text:p text:style-name="P122">Methods inherited from class org.osgi.dto.DTO</text:p>
            </table:table-cell>
          </table:table-row>
          <table:table-row table:style-name="Tabelle31.2">
            <table:table-cell table:style-name="Tabelle31.A2" office:value-type="string">
              <text:p text:style-name="P117"><text:span text:style-name="Code2"><text:span text:style-name="T23">toString</text:span></text:span></text:p>
            </table:table-cell>
          </table:table-row>
        </table:table>
        <text:p text:style-name="P42">Field Detail</text:p>
        <text:p text:style-name="P45"><text:bookmark text:name="r57"/>name</text:p>
        <text:p text:style-name="P105"><text:span text:style-name="Code2">public String </text:span><text:span text:style-name="Code2"><text:span text:style-name="T63">name</text:span></text:span></text:p>
        <text:p text:style-name="P130">The name of the servlet.</text:p>
        <text:p text:style-name="P136">See Also:</text:p>
        <text:p text:style-name="P157"><text:a xlink:type="simple" xlink:href="#r7"><text:span text:style-name="Code2"><text:span text:style-name="T57">HttpConstants.HTTP_WHITEBOARD_SERVLET_NAME</text:span></text:span></text:a></text:p>
        <text:p text:style-name="P159"/>
        <text:p text:style-name="P44"><text:bookmark text:name="r58"/>servletInfo</text:p>
        <text:p text:style-name="P105"><text:span text:style-name="Code2">public String </text:span><text:span text:style-name="Code2"><text:span text:style-name="T63">servletInfo</text:span></text:span></text:p>
        <text:p text:style-name="P134"><text:soft-page-break/>The information string from the servlet.</text:p>
        <text:p text:style-name="P129"><text:span text:style-name="T39">This is the value returned by the </text:span><text:span text:style-name="Code2">Servlet.getServletInfo()</text:span><text:span text:style-name="Default_20_Paragraph_20_Font"><text:span text:style-name="T39"> method.</text:span></text:span></text:p>
        <text:p text:style-name="P160"/>
        <text:p text:style-name="P44"><text:bookmark text:name="r59"/>asyncSupported</text:p>
        <text:p text:style-name="P105"><text:span text:style-name="Code2">public boolean </text:span><text:span text:style-name="Code2"><text:span text:style-name="T63">asyncSupported</text:span></text:span></text:p>
        <text:p text:style-name="P130">Specifies whether the servlet supports asynchronous processing.</text:p>
        <text:p text:style-name="P136">See Also:</text:p>
        <text:p text:style-name="P157"><text:a xlink:type="simple" xlink:href="#r10"><text:span text:style-name="Code2"><text:span text:style-name="T57">HttpConstants.HTTP_WHITEBOARD_SERVLET_ASYNC_SUPPORTED</text:span></text:span></text:a></text:p>
        <text:p text:style-name="P159"/>
        <text:p text:style-name="P44"><text:bookmark text:name="r60"/>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servlet.</text:span></text:span></text:p>
        <text:p text:style-name="P43">Constructor Detail</text:p>
        <text:p text:style-name="P45"><text:bookmark text:name="r61"/>BaseServletDTO</text:p>
        <text:p text:style-name="P105"><text:soft-page-break/><text:span text:style-name="Code2">public </text:span><text:span text:style-name="Code2"><text:span text:style-name="T63">BaseServletDTO</text:span></text:span><text:span text:style-name="Code2">()</text:span></text:p>
        <text:p text:style-name="P52"><text:bookmark text:name="r67"/>Class ErrorPag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128"/>
        <text:p text:style-name="P143"><text:span text:style-name="Code2">public class </text:span><text:span text:style-name="Code2"><text:span text:style-name="T63">ErrorPage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registered as an error page used by the Http Service runtime.</text:span></text:span></text:p>
        <text:p text:style-name="P141">Since:</text:p>
        <text:p text:style-name="P131">1.3</text:p>
        <text:p text:style-name="P141">NotThreadSafe</text:p>
        <text:p text:style-name="P14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5"><text:span text:style-name="Summary_20_Heading_20_Font2"><text:span text:style-name="T23">Field Summary</text:span></text:span></text:p>
            </table:table-cell>
            <table:covered-table-cell/>
            <table:table-cell table:style-name="Tabelle32.A1" office:value-type="string">
              <text:p text:style-name="P146"><text:span text:style-name="Page_20_Reference_20_Font"><text:span text:style-name="T33">Page</text:span></text:span></text:p>
            </table:table-cell>
          </table:table-row>
          <table:table-row table:style-name="Tabelle32.1">
            <table:table-cell table:style-name="Tabelle32.A2" office:value-type="string">
              <text:p text:style-name="P147"><text:span text:style-name="Code_20_Small1"><text:span text:style-name="T23">long[]</text:span></text:span></text:p>
            </table:table-cell>
            <table:table-cell table:style-name="Tabelle32.A2" office:value-type="string">
              <text:p text:style-name="P151"><text:a xlink:type="simple" xlink:href="#r64"><text:span text:style-name="Code2"><text:span text:style-name="T58">errorCodes</text:span></text:span></text:a></text:p>
              <text:p text:style-name="P153">The error codes this error page is registered for.</text:p>
            </table:table-cell>
            <table:table-cell table:style-name="Tabelle32.C2" office:value-type="string">
              <text:p text:style-name="P148"><text:span text:style-name="Page_20_Reference_20_Font"><text:span text:style-name="T23"><text:bookmark-ref text:reference-format="page" text:ref-name="r64"/></text:span></text:span></text:p>
            </table:table-cell>
          </table:table-row>
          <table:table-row table:style-name="Tabelle32.1">
            <table:table-cell table:style-name="Tabelle32.A3" office:value-type="string">
              <text:p text:style-name="P147"><text:span text:style-name="Code_20_Small1"><text:span text:style-name="T23">String[]</text:span></text:span></text:p>
            </table:table-cell>
            <table:table-cell table:style-name="Tabelle32.A3" office:value-type="string">
              <text:p text:style-name="P151"><text:a xlink:type="simple" xlink:href="#r63"><text:span text:style-name="Code2"><text:span text:style-name="T58">exceptions</text:span></text:span></text:a></text:p>
              <text:p text:style-name="P153">The exceptions this error page is registered for.</text:p>
            </table:table-cell>
            <table:table-cell table:style-name="Tabelle32.C3" office:value-type="string">
              <text:p text:style-name="P14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147"><text:span text:style-name="Code_20_Small1"><text:span text:style-name="T23">long</text:span></text:span></text:p>
            </table:table-cell>
            <table:table-cell table:style-name="Tabelle32.A3" office:value-type="string">
              <text:p text:style-name="P151"><text:a xlink:type="simple" xlink:href="#r65"><text:span text:style-name="Code2"><text:span text:style-name="T58">serviceId</text:span></text:span></text:a></text:p>
              <text:p text:style-name="P153">Service property identifying this whiteboard service.</text:p>
            </table:table-cell>
            <table:table-cell table:style-name="Tabelle32.C3" office:value-type="string">
              <text:p text:style-name="P148"><text:span text:style-name="Page_20_Reference_20_Font"><text:span text:style-name="T23"><text:bookmark-ref text:reference-format="page" text:ref-name="r65"/></text:span></text:span></text:p>
            </table:table-cell>
          </table:table-row>
        </table:table>
        <text:p text:style-name="P94"/>
        <table:table table:name="Tabelle34" table:style-name="Tabelle34">
          <table:table-column table:style-name="Tabelle34.A"/>
          <table:table-row table:style-name="Tabelle34.1">
            <table:table-cell table:style-name="Tabelle34.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35" table:style-name="Tabelle35">
          <table:table-column table:style-name="Tabelle35.A"/>
          <table:table-column table:style-name="Tabelle35.B"/>
          <table:table-row table:style-name="Tabelle35.1">
            <table:table-cell table:style-name="Tabelle35.A1" office:value-type="string">
              <text:p text:style-name="P145"><text:span text:style-name="Summary_20_Heading_20_Font2"><text:span text:style-name="T23">Constructor Summary</text:span></text:span></text:p>
            </table:table-cell>
            <table:table-cell table:style-name="Tabelle35.A1" office:value-type="string">
              <text:p text:style-name="P146"><text:span text:style-name="Page_20_Reference_20_Font"><text:span text:style-name="T33">Page</text:span></text:span></text:p>
            </table:table-cell>
          </table:table-row>
          <table:table-row table:style-name="Tabelle35.1">
            <table:table-cell table:style-name="Tabelle35.A2" office:value-type="string">
              <text:p text:style-name="P15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148"><text:span text:style-name="Page_20_Reference_20_Font"><text:span text:style-name="T23"><text:bookmark-ref text:reference-format="page" text:ref-name="r66"/></text:span></text:span></text:p>
            </table:table-cell>
          </table:table-row>
        </table:table>
        <text:p text:style-name="P94"/>
        <table:table table:name="Tabelle38" table:style-name="Tabelle38">
          <table:table-column table:style-name="Tabelle38.A"/>
          <table:table-row table:style-name="Tabelle38.1">
            <table:table-cell table:style-name="Tabelle38.A1" office:value-type="string">
              <text:p text:style-name="P122">Methods inherited from class org.osgi.dto.DTO</text:p>
            </table:table-cell>
          </table:table-row>
          <table:table-row table:style-name="Tabelle38.2">
            <table:table-cell table:style-name="Tabelle38.A2" office:value-type="string">
              <text:p text:style-name="P117"><text:span text:style-name="Code2"><text:span text:style-name="T23">toString</text:span></text:span></text:p>
            </table:table-cell>
          </table:table-row>
        </table:table>
        <text:p text:style-name="P42">Field Detail</text:p>
        <text:p text:style-name="P45"><text:bookmark text:name="r63"/>exceptions</text:p>
        <text:p text:style-name="P105"><text:span text:style-name="Code2">public String[] </text:span><text:span text:style-name="Code2"><text:span text:style-name="T63">exceptions</text:span></text:span></text:p>
        <text:p text:style-name="P130">The exception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4"/>errorCodes</text:p>
        <text:p text:style-name="P105"><text:span text:style-name="Code2">public long[] </text:span><text:span text:style-name="Code2"><text:span text:style-name="T63">errorCodes</text:span></text:span></text:p>
        <text:p text:style-name="P130"><text:soft-page-break/>The error code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5"/>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43">Constructor Detail</text:p>
        <text:p text:style-name="P45"><text:bookmark text:name="r66"/>ErrorPageDTO</text:p>
        <text:p text:style-name="P105"><text:soft-page-break/><text:span text:style-name="Code2">public </text:span><text:span text:style-name="Code2"><text:span text:style-name="T63">ErrorPageDTO</text:span></text:span><text:span text:style-name="Code2">()</text:span></text:p>
        <text:p text:style-name="P53"><text:bookmark text:name="r76"/>Class Filt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128"/>
        <text:p text:style-name="P143"><text:span text:style-name="Code2">public class </text:span><text:span text:style-name="Code2"><text:span text:style-name="T63">FilterDTO</text:span></text:span></text:p>
        <text:p text:style-name="P105"><text:span text:style-name="Code2">extends org.osgi.dto.DTO</text:span></text:p>
        <text:p text:style-name="P108"><text:span text:style-name="T39">Represents a servlet </text:span><text:span text:style-name="Code2">Filter</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5"><text:span text:style-name="Summary_20_Heading_20_Font2"><text:span text:style-name="T23">Field Summary</text:span></text:span></text:p>
            </table:table-cell>
            <table:covered-table-cell/>
            <table:table-cell table:style-name="Tabelle39.A1" office:value-type="string">
              <text:p text:style-name="P146"><text:span text:style-name="Page_20_Reference_20_Font"><text:span text:style-name="T33">Page</text:span></text:span></text:p>
            </table:table-cell>
          </table:table-row>
          <table:table-row table:style-name="Tabelle39.1">
            <table:table-cell table:style-name="Tabelle39.A2" office:value-type="string">
              <text:p text:style-name="P147"><text:span text:style-name="Code_20_Small1"><text:span text:style-name="T23">boolean</text:span></text:span></text:p>
            </table:table-cell>
            <table:table-cell table:style-name="Tabelle39.A2" office:value-type="string">
              <text:p text:style-name="P151"><text:a xlink:type="simple" xlink:href="#r71"><text:span text:style-name="Code2"><text:span text:style-name="T58">asyncSupported</text:span></text:span></text:a></text:p>
              <text:p text:style-name="P153">Specifies whether the servlet filter supports asynchronous processing.</text:p>
            </table:table-cell>
            <table:table-cell table:style-name="Tabelle39.C2" office:value-type="string">
              <text:p text:style-name="P14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2"><text:span text:style-name="Code2"><text:span text:style-name="T58">dispatcher</text:span></text:span></text:a></text:p>
              <text:p text:style-name="P153">The dispatcher associations for the servlet filter.</text:p>
            </table:table-cell>
            <table:table-cell table:style-name="Tabelle39.C3" office:value-type="string">
              <text:p text:style-name="P14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8"><text:span text:style-name="Code2"><text:span text:style-name="T58">name</text:span></text:span></text:a></text:p>
              <text:p text:style-name="P153">The name of the servlet filter.</text:p>
            </table:table-cell>
            <table:table-cell table:style-name="Tabelle39.C3" office:value-type="string">
              <text:p text:style-name="P14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9"><text:span text:style-name="Code2"><text:span text:style-name="T58">patterns</text:span></text:span></text:a></text:p>
              <text:p text:style-name="P153">The request mappings for the servlet filter.</text:p>
            </table:table-cell>
            <table:table-cell table:style-name="Tabelle39.C3" office:value-type="string">
              <text:p text:style-name="P148"><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3"><text:span text:style-name="Code2"><text:span text:style-name="T58">serviceId</text:span></text:span></text:a></text:p>
              <text:p text:style-name="P153">Service property identifying this whiteboard service.</text:p>
            </table:table-cell>
            <table:table-cell table:style-name="Tabelle39.C3" office:value-type="string">
              <text:p text:style-name="P14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4"><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48"><text:span text:style-name="Page_20_Reference_20_Font"><text:span text:style-name="T23"><text:bookmark-ref text:reference-format="page" text:ref-name="r74"/></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0"><text:span text:style-name="Code2"><text:span text:style-name="T58">servletNames</text:span></text:span></text:a></text:p>
              <text:p text:style-name="P153">The servlet names for the servlet filter.</text:p>
            </table:table-cell>
            <table:table-cell table:style-name="Tabelle39.C3" office:value-type="string">
              <text:p text:style-name="P148"><text:span text:style-name="Page_20_Reference_20_Font"><text:span text:style-name="T23"><text:bookmark-ref text:reference-format="page" text:ref-name="r70"/></text:span></text:span></text:p>
            </table:table-cell>
          </table:table-row>
        </table:table>
        <text:p text:style-name="P94"/>
        <table:table table:name="Tabelle41" table:style-name="Tabelle41">
          <table:table-column table:style-name="Tabelle41.A"/>
          <table:table-column table:style-name="Tabelle41.B"/>
          <table:table-row table:style-name="Tabelle41.1">
            <table:table-cell table:style-name="Tabelle41.A1" office:value-type="string">
              <text:p text:style-name="P145"><text:span text:style-name="Summary_20_Heading_20_Font2"><text:span text:style-name="T23">Constructor Summary</text:span></text:span></text:p>
            </table:table-cell>
            <table:table-cell table:style-name="Tabelle41.A1" office:value-type="string">
              <text:p text:style-name="P146"><text:span text:style-name="Page_20_Reference_20_Font"><text:span text:style-name="T33">Page</text:span></text:span></text:p>
            </table:table-cell>
          </table:table-row>
          <table:table-row table:style-name="Tabelle41.1">
            <table:table-cell table:style-name="Tabelle41.A2" office:value-type="string">
              <text:p text:style-name="P15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148"><text:span text:style-name="Page_20_Reference_20_Font"><text:span text:style-name="T23"><text:bookmark-ref text:reference-format="page" text:ref-name="r75"/></text:span></text:span></text:p>
            </table:table-cell>
          </table:table-row>
        </table:table>
        <text:p text:style-name="P94"/>
        <table:table table:name="Tabelle48" table:style-name="Tabelle48">
          <table:table-column table:style-name="Tabelle48.A"/>
          <table:table-row table:style-name="Tabelle48.1">
            <table:table-cell table:style-name="Tabelle48.A1" office:value-type="string">
              <text:p text:style-name="P122">Methods inherited from class org.osgi.dto.DTO</text:p>
            </table:table-cell>
          </table:table-row>
          <table:table-row table:style-name="Tabelle48.2">
            <table:table-cell table:style-name="Tabelle48.A2" office:value-type="string">
              <text:p text:style-name="P117"><text:span text:style-name="Code2"><text:span text:style-name="T23">toString</text:span></text:span></text:p>
            </table:table-cell>
          </table:table-row>
        </table:table>
        <text:p text:style-name="P42">Field Detail</text:p>
        <text:p text:style-name="P45"><text:bookmark text:name="r68"/>name</text:p>
        <text:p text:style-name="P105"><text:span text:style-name="Code2">public String </text:span><text:span text:style-name="Code2"><text:span text:style-name="T63">name</text:span></text:span></text:p>
        <text:p text:style-name="P130">The name of the servlet filter.</text:p>
        <text:p text:style-name="P136">See Also:</text:p>
        <text:p text:style-name="P157"><text:a xlink:type="simple" xlink:href="#r11"><text:span text:style-name="Code2"><text:span text:style-name="T57">HttpConstants.HTTP_WHITEBOARD_FILTER_NAME</text:span></text:span></text:a></text:p>
        <text:p text:style-name="P159"><text:soft-page-break/></text:p>
        <text:p text:style-name="P44"><text:bookmark text:name="r69"/>patterns</text:p>
        <text:p text:style-name="P105"><text:span text:style-name="Code2">public String[] </text:span><text:span text:style-name="Code2"><text:span text:style-name="T63">patterns</text:span></text:span></text:p>
        <text:p text:style-name="P134">The request mappings for the servlet filter.</text:p>
        <text:p text:style-name="P130">The specified patterns are used to determine whether a request should be mapped to the servlet filter.</text:p>
        <text:p text:style-name="P136">See Also:</text:p>
        <text:p text:style-name="P157"><text:a xlink:type="simple" xlink:href="#r12"><text:span text:style-name="Code2"><text:span text:style-name="T57">HttpConstants.HTTP_WHITEBOARD_FILTER_PATTERN</text:span></text:span></text:a></text:p>
        <text:p text:style-name="P159"/>
        <text:p text:style-name="P44"><text:bookmark text:name="r70"/>servletNames</text:p>
        <text:p text:style-name="P105"><text:span text:style-name="Code2">public String[] </text:span><text:span text:style-name="Code2"><text:span text:style-name="T63">servletNames</text:span></text:span></text:p>
        <text:p text:style-name="P134">The servlet names for the servlet filter.</text:p>
        <text:p text:style-name="P130">The specified names are used to determine the servlets whose requests should be mapped to the servlet filter.</text:p>
        <text:p text:style-name="P136">See Also:</text:p>
        <text:p text:style-name="P157"><text:a xlink:type="simple" xlink:href="#r11"><text:span text:style-name="Code2"><text:span text:style-name="T57">HttpConstants.HTTP_WHITEBOARD_FILTER_NAME</text:span></text:span></text:a></text:p>
        <text:p text:style-name="P159"/>
        <text:p text:style-name="P44"><text:bookmark text:name="r71"/>asyncSupported</text:p>
        <text:p text:style-name="P105"><text:span text:style-name="Code2">public boolean </text:span><text:span text:style-name="Code2"><text:span text:style-name="T63">asyncSupported</text:span></text:span></text:p>
        <text:p text:style-name="P130">Specifies whether the servlet filter supports asynchronous processing.</text:p>
        <text:p text:style-name="P136">See Also:</text:p>
        <text:p text:style-name="P157"><text:a xlink:type="simple" xlink:href="#r14"><text:span text:style-name="Code2"><text:span text:style-name="T57">HttpConstants.HTTP_WHITEBOARD_FILTER_ASYNC_SUPPORTED</text:span></text:span></text:a></text:p>
        <text:p text:style-name="P159"/>
        <text:p text:style-name="P44"><text:bookmark text:name="r72"/>dispatcher</text:p>
        <text:p text:style-name="P105"><text:span text:style-name="Code2">public String[] </text:span><text:span text:style-name="Code2"><text:span text:style-name="T63">dispatcher</text:span></text:span></text:p>
        <text:p text:style-name="P134">The dispatcher associations for the servlet filter.</text:p>
        <text:p text:style-name="P130">The specified names are used to determine in what occasions the servlet filter is called</text:p>
        <text:p text:style-name="P136">See Also:</text:p>
        <text:p text:style-name="P157"><text:a xlink:type="simple" xlink:href="#r15"><text:span text:style-name="Code2"><text:span text:style-name="T57">HttpConstants.HTTP_WHITEBOARD_FILTER_DISPATCHER</text:span></text:span></text:a></text:p>
        <text:p text:style-name="P159"/>
        <text:p text:style-name="P44"><text:bookmark text:name="r73"/>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74"/>servletContextId</text:p>
        <text:p text:style-name="P105"><text:soft-page-break/><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servlet filter.</text:span></text:span></text:p>
        <text:p text:style-name="P43">Constructor Detail</text:p>
        <text:p text:style-name="P45"><text:bookmark text:name="r75"/>FilterDTO</text:p>
        <text:p text:style-name="P105"><text:soft-page-break/><text:span text:style-name="Code2">public </text:span><text:span text:style-name="Code2"><text:span text:style-name="T63">FilterDTO</text:span></text:span><text:span text:style-name="Code2">()</text:span></text:p>
        <text:p text:style-name="P54"><text:bookmark text:name="r79"/>Interface HttpServiceRuntime</text:p>
        <text:p text:style-name="P140"><text:a xlink:type="simple" xlink:href="#r56"><text:span text:style-name="T56">org.osgi.service.http.runtime</text:span></text:a></text:p>
        <text:p text:style-name="P128"/>
        <text:p text:style-name="P161"><text:span text:style-name="Code_20_Small1">@org.osgi.annotation.versioning.ProviderType<text:line-break/></text:span><text:span text:style-name="Code2">public interface </text:span><text:span text:style-name="Code2"><text:span text:style-name="T63">HttpServiceRuntime</text:span></text:span></text:p>
        <text:p text:style-name="P13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106">It provides access to the servlet, listener, servlet filter, or resource servlet services used by the Http Service runtime.</text:p>
        <text:p text:style-name="P141">Since:</text:p>
        <text:p text:style-name="P131">1.3</text:p>
        <text:p text:style-name="P141">ThreadSafe</text:p>
        <text:p text:style-name="P14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5"><text:span text:style-name="Summary_20_Heading_20_Font2"><text:span text:style-name="T23">Method Summary</text:span></text:span></text:p>
            </table:table-cell>
            <table:covered-table-cell/>
            <table:table-cell table:style-name="Tabelle49.A1" office:value-type="string">
              <text:p text:style-name="P146"><text:span text:style-name="Page_20_Reference_20_Font"><text:span text:style-name="T33">Page</text:span></text:span></text:p>
            </table:table-cell>
          </table:table-row>
          <table:table-row table:style-name="Tabelle49.1">
            <table:table-cell table:style-name="Tabelle49.A2" office:value-type="string">
              <text:p text:style-name="P147"><text:span text:style-name="Code_20_Small1"><text:span text:style-name="T23">Map&lt;String,Object&gt;</text:span></text:span></text:p>
            </table:table-cell>
            <table:table-cell table:style-name="Tabelle49.A2" office:value-type="string">
              <text:p text:style-name="P151"><text:a xlink:type="simple" xlink:href="#r77"><text:span text:style-name="Code2"><text:span text:style-name="T58">getAttributes</text:span></text:span></text:a><text:span text:style-name="Code2"><text:span text:style-name="T23">()</text:span></text:span></text:p>
              <text:p text:style-name="P153">Returns the attributes of this Http Service runtime.</text:p>
            </table:table-cell>
            <table:table-cell table:style-name="Tabelle49.C2" office:value-type="string">
              <text:p text:style-name="P148"><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14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51"><text:a xlink:type="simple" xlink:href="#r78"><text:span text:style-name="Code2"><text:span text:style-name="T58">getServletContextDTOs</text:span></text:span></text:a><text:span text:style-name="Code2"><text:span text:style-name="T23">()</text:span></text:span></text:p>
              <text:p text:style-name="P15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8"/></text:span></text:span></text:p>
            </table:table-cell>
          </table:table-row>
        </table:table>
        <text:p text:style-name="P42">Method Detail</text:p>
        <text:p text:style-name="P45"><text:bookmark text:name="r77"/>getAttributes</text:p>
        <text:p text:style-name="P105"><text:span text:style-name="Code2">Map&lt;String,Object&gt; </text:span><text:span text:style-name="Code2"><text:span text:style-name="T63">getAttributes</text:span></text:span><text:span text:style-name="Code2">()</text:span></text:p>
        <text:p text:style-name="P134">Returns the attributes of this Http Service runtime.</text:p>
        <text:p text:style-name="P12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36">Returns:</text:p>
        <text:p text:style-name="P158">The attributes of this Http Service runtime.</text:p>
        <text:p text:style-name="P159"/>
        <text:p text:style-name="P44"><text:bookmark text:name="r78"/>getServletContextDTOs</text:p>
        <text:p text:style-name="P10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129"><text:span text:style-name="T39">Returns the representations of the </text:span><text:span text:style-name="Code2">ServletContext</text:span><text:span text:style-name="Default_20_Paragraph_20_Font"><text:span text:style-name="T39"> objects used by this Http Service runtime.</text:span></text:span></text:p>
        <text:p text:style-name="P136">Returns:</text:p>
        <text:p text:style-name="P157"><text:soft-page-break/><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55"><text:bookmark text:name="r84"/>Class Listen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128"/>
        <text:p text:style-name="P143"><text:span text:style-name="Code2">public class </text:span><text:span text:style-name="Code2"><text:span text:style-name="T63">ListenerDTO</text:span></text:span></text:p>
        <text:p text:style-name="P105"><text:span text:style-name="Code2">extends org.osgi.dto.DTO</text:span></text:p>
        <text:p text:style-name="P106">Represents a listener service used by the Http Service runtime.</text:p>
        <text:p text:style-name="P141">Since:</text:p>
        <text:p text:style-name="P131">1.3</text:p>
        <text:p text:style-name="P141">NotThreadSafe</text:p>
        <text:p text:style-name="P14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5"><text:span text:style-name="Summary_20_Heading_20_Font2"><text:span text:style-name="T23">Field Summary</text:span></text:span></text:p>
            </table:table-cell>
            <table:covered-table-cell/>
            <table:table-cell table:style-name="Tabelle50.A1" office:value-type="string">
              <text:p text:style-name="P146"><text:span text:style-name="Page_20_Reference_20_Font"><text:span text:style-name="T33">Page</text:span></text:span></text:p>
            </table:table-cell>
          </table:table-row>
          <table:table-row table:style-name="Tabelle50.1">
            <table:table-cell table:style-name="Tabelle50.A2" office:value-type="string">
              <text:p text:style-name="P147"><text:span text:style-name="Code_20_Small1"><text:span text:style-name="T23">long</text:span></text:span></text:p>
            </table:table-cell>
            <table:table-cell table:style-name="Tabelle50.A2" office:value-type="string">
              <text:p text:style-name="P151"><text:a xlink:type="simple" xlink:href="#r81"><text:span text:style-name="Code2"><text:span text:style-name="T58">serviceId</text:span></text:span></text:a></text:p>
              <text:p text:style-name="P153">Service property identifying this whiteboard service.</text:p>
            </table:table-cell>
            <table:table-cell table:style-name="Tabelle50.C2" office:value-type="string">
              <text:p text:style-name="P148"><text:span text:style-name="Page_20_Reference_20_Font"><text:span text:style-name="T23"><text:bookmark-ref text:reference-format="page" text:ref-name="r81"/></text:span></text:span></text:p>
            </table:table-cell>
          </table:table-row>
          <table:table-row table:style-name="Tabelle50.1">
            <table:table-cell table:style-name="Tabelle50.A3" office:value-type="string">
              <text:p text:style-name="P147"><text:span text:style-name="Code_20_Small1"><text:span text:style-name="T23">long</text:span></text:span></text:p>
            </table:table-cell>
            <table:table-cell table:style-name="Tabelle50.A3" office:value-type="string">
              <text:p text:style-name="P151"><text:a xlink:type="simple" xlink:href="#r82"><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148"><text:span text:style-name="Page_20_Reference_20_Font"><text:span text:style-name="T23"><text:bookmark-ref text:reference-format="page" text:ref-name="r82"/></text:span></text:span></text:p>
            </table:table-cell>
          </table:table-row>
          <table:table-row table:style-name="Tabelle50.1">
            <table:table-cell table:style-name="Tabelle50.A3" office:value-type="string">
              <text:p text:style-name="P147"><text:span text:style-name="Code_20_Small1"><text:span text:style-name="T23">String</text:span></text:span></text:p>
            </table:table-cell>
            <table:table-cell table:style-name="Tabelle50.A3" office:value-type="string">
              <text:p text:style-name="P151"><text:a xlink:type="simple" xlink:href="#r80"><text:span text:style-name="Code2"><text:span text:style-name="T58">type</text:span></text:span></text:a></text:p>
              <text:p text:style-name="P153">The fully qualified type name the listener.</text:p>
            </table:table-cell>
            <table:table-cell table:style-name="Tabelle50.C3" office:value-type="string">
              <text:p text:style-name="P148"><text:span text:style-name="Page_20_Reference_20_Font"><text:span text:style-name="T23"><text:bookmark-ref text:reference-format="page" text:ref-name="r80"/></text:span></text:span></text:p>
            </table:table-cell>
          </table:table-row>
        </table:table>
        <text:p text:style-name="P94"/>
        <table:table table:name="Tabelle52" table:style-name="Tabelle52">
          <table:table-column table:style-name="Tabelle52.A"/>
          <table:table-column table:style-name="Tabelle52.B"/>
          <table:table-row table:style-name="Tabelle52.1">
            <table:table-cell table:style-name="Tabelle52.A1" office:value-type="string">
              <text:p text:style-name="P145"><text:span text:style-name="Summary_20_Heading_20_Font2"><text:span text:style-name="T23">Constructor Summary</text:span></text:span></text:p>
            </table:table-cell>
            <table:table-cell table:style-name="Tabelle52.A1" office:value-type="string">
              <text:p text:style-name="P146"><text:span text:style-name="Page_20_Reference_20_Font"><text:span text:style-name="T33">Page</text:span></text:span></text:p>
            </table:table-cell>
          </table:table-row>
          <table:table-row table:style-name="Tabelle52.1">
            <table:table-cell table:style-name="Tabelle52.A2" office:value-type="string">
              <text:p text:style-name="P15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148"><text:span text:style-name="Page_20_Reference_20_Font"><text:span text:style-name="T23"><text:bookmark-ref text:reference-format="page" text:ref-name="r83"/></text:span></text:span></text:p>
            </table:table-cell>
          </table:table-row>
        </table:table>
        <text:p text:style-name="P94"/>
        <table:table table:name="Tabelle54" table:style-name="Tabelle54">
          <table:table-column table:style-name="Tabelle54.A"/>
          <table:table-row table:style-name="Tabelle54.1">
            <table:table-cell table:style-name="Tabelle54.A1" office:value-type="string">
              <text:p text:style-name="P122">Methods inherited from class org.osgi.dto.DTO</text:p>
            </table:table-cell>
          </table:table-row>
          <table:table-row table:style-name="Tabelle54.2">
            <table:table-cell table:style-name="Tabelle54.A2" office:value-type="string">
              <text:p text:style-name="P117"><text:span text:style-name="Code2"><text:span text:style-name="T23">toString</text:span></text:span></text:p>
            </table:table-cell>
          </table:table-row>
        </table:table>
        <text:p text:style-name="P42">Field Detail</text:p>
        <text:p text:style-name="P45"><text:bookmark text:name="r80"/>type</text:p>
        <text:p text:style-name="P105"><text:span text:style-name="Code2">public String </text:span><text:span text:style-name="Code2"><text:span text:style-name="T63">type</text:span></text:span></text:p>
        <text:p text:style-name="P130">The fully qualified type name the listener.</text:p>
        <text:p text:style-name="P160"/>
        <text:p text:style-name="P44"><text:bookmark text:name="r81"/>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82"/>servletContextId</text:p>
        <text:p text:style-name="P105"><text:soft-page-break/><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listener.</text:span></text:span></text:p>
        <text:p text:style-name="P43">Constructor Detail</text:p>
        <text:p text:style-name="P45"><text:bookmark text:name="r83"/>ListenerDTO</text:p>
        <text:p text:style-name="P105"><text:soft-page-break/><text:span text:style-name="Code2">public </text:span><text:span text:style-name="Code2"><text:span text:style-name="T63">ListenerDTO</text:span></text:span><text:span text:style-name="Code2">()</text:span></text:p>
        <text:p text:style-name="P56"><text:bookmark text:name="r90"/>Class Resourc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128"/>
        <text:p text:style-name="P143"><text:span text:style-name="Code2">public class </text:span><text:span text:style-name="Code2"><text:span text:style-name="T63">ResourceDTO</text:span></text:span></text:p>
        <text:p text:style-name="P105"><text:span text:style-name="Code2">extends org.osgi.dto.DTO</text:span></text:p>
        <text:p text:style-name="P106">Represents a resource definition used by the Http Service runtime.</text:p>
        <text:p text:style-name="P141">Since:</text:p>
        <text:p text:style-name="P131">1.3</text:p>
        <text:p text:style-name="P141">NotThreadSafe</text:p>
        <text:p text:style-name="P14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5"><text:span text:style-name="Summary_20_Heading_20_Font2"><text:span text:style-name="T23">Field Summary</text:span></text:span></text:p>
            </table:table-cell>
            <table:covered-table-cell/>
            <table:table-cell table:style-name="Tabelle55.A1" office:value-type="string">
              <text:p text:style-name="P146"><text:span text:style-name="Page_20_Reference_20_Font"><text:span text:style-name="T33">Page</text:span></text:span></text:p>
            </table:table-cell>
          </table:table-row>
          <table:table-row table:style-name="Tabelle55.1">
            <table:table-cell table:style-name="Tabelle55.A2" office:value-type="string">
              <text:p text:style-name="P147"><text:span text:style-name="Code_20_Small1"><text:span text:style-name="T23">String[]</text:span></text:span></text:p>
            </table:table-cell>
            <table:table-cell table:style-name="Tabelle55.A2" office:value-type="string">
              <text:p text:style-name="P151"><text:a xlink:type="simple" xlink:href="#r85"><text:span text:style-name="Code2"><text:span text:style-name="T58">patterns</text:span></text:span></text:a></text:p>
              <text:p text:style-name="P155">The request mappings for the resource</text:p>
              <text:p text:style-name="P156">The specified patterns are used to determine whether a request should be mapped to the resource.</text:p>
            </table:table-cell>
            <table:table-cell table:style-name="Tabelle55.C2" office:value-type="string">
              <text:p text:style-name="P14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86"><text:span text:style-name="Code2"><text:span text:style-name="T58">prefix</text:span></text:span></text:a></text:p>
              <text:p text:style-name="P153">The prefix of the resource.</text:p>
            </table:table-cell>
            <table:table-cell table:style-name="Tabelle55.C3" office:value-type="string">
              <text:p text:style-name="P148"><text:span text:style-name="Page_20_Reference_20_Font"><text:span text:style-name="T23"><text:bookmark-ref text:reference-format="page" text:ref-name="r86"/></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87"><text:span text:style-name="Code2"><text:span text:style-name="T58">serviceId</text:span></text:span></text:a></text:p>
              <text:p text:style-name="P153">Service property identifying the service.</text:p>
            </table:table-cell>
            <table:table-cell table:style-name="Tabelle55.C3" office:value-type="string">
              <text:p text:style-name="P148"><text:span text:style-name="Page_20_Reference_20_Font"><text:span text:style-name="T23"><text:bookmark-ref text:reference-format="page" text:ref-name="r87"/></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88"><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148"><text:span text:style-name="Page_20_Reference_20_Font"><text:span text:style-name="T23"><text:bookmark-ref text:reference-format="page" text:ref-name="r88"/></text:span></text:span></text:p>
            </table:table-cell>
          </table:table-row>
        </table:table>
        <text:p text:style-name="P94"/>
        <table:table table:name="Tabelle57" table:style-name="Tabelle57">
          <table:table-column table:style-name="Tabelle57.A"/>
          <table:table-column table:style-name="Tabelle57.B"/>
          <table:table-row table:style-name="Tabelle57.1">
            <table:table-cell table:style-name="Tabelle57.A1" office:value-type="string">
              <text:p text:style-name="P145"><text:span text:style-name="Summary_20_Heading_20_Font2"><text:span text:style-name="T23">Constructor Summary</text:span></text:span></text:p>
            </table:table-cell>
            <table:table-cell table:style-name="Tabelle57.A1" office:value-type="string">
              <text:p text:style-name="P146"><text:span text:style-name="Page_20_Reference_20_Font"><text:span text:style-name="T33">Page</text:span></text:span></text:p>
            </table:table-cell>
          </table:table-row>
          <table:table-row table:style-name="Tabelle57.1">
            <table:table-cell table:style-name="Tabelle57.A2" office:value-type="string">
              <text:p text:style-name="P150"><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148"><text:span text:style-name="Page_20_Reference_20_Font"><text:span text:style-name="T23"><text:bookmark-ref text:reference-format="page" text:ref-name="r89"/></text:span></text:span></text:p>
            </table:table-cell>
          </table:table-row>
        </table:table>
        <text:p text:style-name="P94"/>
        <table:table table:name="Tabelle58" table:style-name="Tabelle58">
          <table:table-column table:style-name="Tabelle58.A"/>
          <table:table-row table:style-name="Tabelle58.1">
            <table:table-cell table:style-name="Tabelle58.A1" office:value-type="string">
              <text:p text:style-name="P122">Methods inherited from class org.osgi.dto.DTO</text:p>
            </table:table-cell>
          </table:table-row>
          <table:table-row table:style-name="Tabelle58.2">
            <table:table-cell table:style-name="Tabelle58.A2" office:value-type="string">
              <text:p text:style-name="P117"><text:span text:style-name="Code2"><text:span text:style-name="T23">toString</text:span></text:span></text:p>
            </table:table-cell>
          </table:table-row>
        </table:table>
        <text:p text:style-name="P42">Field Detail</text:p>
        <text:p text:style-name="P45"><text:bookmark text:name="r85"/>patterns</text:p>
        <text:p text:style-name="P105"><text:span text:style-name="Code2">public String[] </text:span><text:span text:style-name="Code2"><text:span text:style-name="T63">patterns</text:span></text:span></text:p>
        <text:p text:style-name="P134">The request mappings for the resource</text:p>
        <text:p text:style-name="P130">The specified patterns are used to determine whether a request should be mapped to the resource.</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86"/>prefix</text:p>
        <text:p text:style-name="P105"><text:soft-page-break/><text:span text:style-name="Code2">public String </text:span><text:span text:style-name="Code2"><text:span text:style-name="T63">prefix</text:span></text:span></text:p>
        <text:p text:style-name="P130">The prefix of the resource.</text:p>
        <text:p text:style-name="P136">See Also:</text:p>
        <text:p text:style-name="P157"><text:a xlink:type="simple" xlink:href="#r21"><text:span text:style-name="Code2"><text:span text:style-name="T57">HttpConstants.HTTP_WHITEBOARD_RESOURCE_PREFIX</text:span></text:span></text:a></text:p>
        <text:p text:style-name="P159"/>
        <text:p text:style-name="P44"><text:bookmark text:name="r87"/>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88"/>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resource.</text:span></text:span></text:p>
        <text:p text:style-name="P43">Constructor Detail</text:p>
        <text:p text:style-name="P45"><text:bookmark text:name="r89"/>ResourceDTO</text:p>
        <text:p text:style-name="P105"><text:soft-page-break/><text:span text:style-name="Code2">public </text:span><text:span text:style-name="Code2"><text:span text:style-name="T63">ResourceDTO</text:span></text:span><text:span text:style-name="Code2">()</text:span></text:p>
        <text:p text:style-name="P57"><text:bookmark text:name="r104"/>Class ServletContex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128"/>
        <text:p text:style-name="P143"><text:span text:style-name="Code2">public class </text:span><text:span text:style-name="Code2"><text:span text:style-name="T63">ServletContextDTO</text:span></text:span></text:p>
        <text:p text:style-name="P105"><text:span text:style-name="Code2">extends org.osgi.dto.DTO</text:span></text:p>
        <text:p text:style-name="P10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141">Since:</text:p>
        <text:p text:style-name="P131">1.3</text:p>
        <text:p text:style-name="P141">NotThreadSafe</text:p>
        <text:p text:style-name="P14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45"><text:span text:style-name="Summary_20_Heading_20_Font2"><text:span text:style-name="T23">Field Summary</text:span></text:span></text:p>
            </table:table-cell>
            <table:covered-table-cell/>
            <table:table-cell table:style-name="Tabelle59.A1" office:value-type="string">
              <text:p text:style-name="P146"><text:span text:style-name="Page_20_Reference_20_Font"><text:span text:style-name="T33">Page</text:span></text:span></text:p>
            </table:table-cell>
          </table:table-row>
          <table:table-row table:style-name="Tabelle59.1">
            <table:table-cell table:style-name="Tabelle59.A2" office:value-type="string">
              <text:p text:style-name="P147"><text:span text:style-name="Code_20_Small1"><text:span text:style-name="T23">Map&lt;String,Object&gt;</text:span></text:span></text:p>
            </table:table-cell>
            <table:table-cell table:style-name="Tabelle59.A2" office:value-type="string">
              <text:p text:style-name="P151"><text:a xlink:type="simple" xlink:href="#r96"><text:span text:style-name="Code2"><text:span text:style-name="T58">attributes</text:span></text:span></text:a></text:p>
              <text:p text:style-name="P153">The servlet context attributes.</text:p>
            </table:table-cell>
            <table:table-cell table:style-name="Tabelle59.C2" office:value-type="string">
              <text:p text:style-name="P14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3"><text:span text:style-name="Code2"><text:span text:style-name="T58">contextName</text:span></text:span></text:a></text:p>
              <text:p text:style-name="P153">The name of the servlet context.</text:p>
            </table:table-cell>
            <table:table-cell table:style-name="Tabelle59.C3" office:value-type="string">
              <text:p text:style-name="P14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4"><text:span text:style-name="Code2"><text:span text:style-name="T58">contextPath</text:span></text:span></text:a></text:p>
              <text:p text:style-name="P153">The servlet context path.</text:p>
            </table:table-cell>
            <table:table-cell table:style-name="Tabelle59.C3" office:value-type="string">
              <text:p text:style-name="P14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149"><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151"><text:a xlink:type="simple" xlink:href="#r101"><text:span text:style-name="Code2"><text:span text:style-name="T58">errorPageDTOs</text:span></text:span></text:a></text:p>
              <text:p text:style-name="P15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101"/></text:span></text:span></text:p>
            </table:table-cell>
          </table:table-row>
          <table:table-row table:style-name="Tabelle59.1">
            <table:table-cell table:style-name="Tabelle59.A3" office:value-type="string">
              <text:p text:style-name="P149"><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151"><text:a xlink:type="simple" xlink:href="#r100"><text:span text:style-name="Code2"><text:span text:style-name="T58">filterDTOs</text:span></text:span></text:a></text:p>
              <text:p text:style-name="P15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147"><text:span text:style-name="Code_20_Small1"><text:span text:style-name="T23">Map&lt;String,String&gt;</text:span></text:span></text:p>
            </table:table-cell>
            <table:table-cell table:style-name="Tabelle59.A3" office:value-type="string">
              <text:p text:style-name="P151"><text:a xlink:type="simple" xlink:href="#r95"><text:span text:style-name="Code2"><text:span text:style-name="T58">initParams</text:span></text:span></text:a></text:p>
              <text:p text:style-name="P153">The servlet context initialization parameters.</text:p>
            </table:table-cell>
            <table:table-cell table:style-name="Tabelle59.C3" office:value-type="string">
              <text:p text:style-name="P148"><text:span text:style-name="Page_20_Reference_20_Font"><text:span text:style-name="T23"><text:bookmark-ref text:reference-format="page" text:ref-name="r95"/></text:span></text:span></text:p>
            </table:table-cell>
          </table:table-row>
          <table:table-row table:style-name="Tabelle59.1">
            <table:table-cell table:style-name="Tabelle59.A3" office:value-type="string">
              <text:p text:style-name="P149"><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151"><text:a xlink:type="simple" xlink:href="#r102"><text:span text:style-name="Code2"><text:span text:style-name="T58">listenerDTOs</text:span></text:span></text:a></text:p>
              <text:p text:style-name="P153">Returns the representations of the listener services associated with this context.</text:p>
            </table:table-cell>
            <table:table-cell table:style-name="Tabelle59.C3" office:value-type="string">
              <text:p text:style-name="P148"><text:span text:style-name="Page_20_Reference_20_Font"><text:span text:style-name="T23"><text:bookmark-ref text:reference-format="page" text:ref-name="r102"/></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1"><text:span text:style-name="Code2"><text:span text:style-name="T58">names</text:span></text:span></text:a></text:p>
              <text:p text:style-name="P153">The names of the http context.</text:p>
            </table:table-cell>
            <table:table-cell table:style-name="Tabelle59.C3" office:value-type="string">
              <text:p text:style-name="P14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149"><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151"><text:a xlink:type="simple" xlink:href="#r99"><text:span text:style-name="Code2"><text:span text:style-name="T58">resourceDTOs</text:span></text:span></text:a></text:p>
              <text:p text:style-name="P153">Returns the representations of the resource services associated with this context.</text:p>
            </table:table-cell>
            <table:table-cell table:style-name="Tabelle59.C3" office:value-type="string">
              <text:p text:style-name="P14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147"><text:span text:style-name="Code_20_Small1"><text:span text:style-name="T23">long</text:span></text:span></text:p>
            </table:table-cell>
            <table:table-cell table:style-name="Tabelle59.A3" office:value-type="string">
              <text:p text:style-name="P151"><text:a xlink:type="simple" xlink:href="#r97"><text:span text:style-name="Code2"><text:span text:style-name="T58">serviceId</text:span></text:span></text:a></text:p>
              <text:p text:style-name="P153">Service property identifying the service.</text:p>
            </table:table-cell>
            <table:table-cell table:style-name="Tabelle59.C3" office:value-type="string">
              <text:p text:style-name="P14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149"><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151"><text:a xlink:type="simple" xlink:href="#r98"><text:span text:style-name="Code2"><text:span text:style-name="T58">servletDTOs</text:span></text:span></text:a></text:p>
              <text:p text:style-name="P15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147"><text:span text:style-name="Code_20_Small1"><text:span text:style-name="T23">boolean</text:span></text:span></text:p>
            </table:table-cell>
            <table:table-cell table:style-name="Tabelle59.A3" office:value-type="string">
              <text:p text:style-name="P151"><text:a xlink:type="simple" xlink:href="#r92"><text:span text:style-name="Code2"><text:span text:style-name="T58">shared</text:span></text:span></text:a></text:p>
              <text:p text:style-name="P153">Specifies whether the http context is shared.</text:p>
            </table:table-cell>
            <table:table-cell table:style-name="Tabelle59.C3" office:value-type="string">
              <text:p text:style-name="P148"><text:span text:style-name="Page_20_Reference_20_Font"><text:span text:style-name="T23"><text:bookmark-ref text:reference-format="page" text:ref-name="r92"/></text:span></text:span></text:p>
            </table:table-cell>
          </table:table-row>
        </table:table>
        <text:p text:style-name="P94"/>
        <table:table table:name="Tabelle60" table:style-name="Tabelle60">
          <table:table-column table:style-name="Tabelle60.A"/>
          <table:table-column table:style-name="Tabelle60.B"/>
          <table:table-row table:style-name="Tabelle60.1">
            <table:table-cell table:style-name="Tabelle60.A1" office:value-type="string">
              <text:p text:style-name="P145"><text:span text:style-name="Summary_20_Heading_20_Font2"><text:span text:style-name="T23">Constructor Summary</text:span></text:span></text:p>
            </table:table-cell>
            <table:table-cell table:style-name="Tabelle60.A1" office:value-type="string">
              <text:p text:style-name="P146"><text:span text:style-name="Page_20_Reference_20_Font"><text:span text:style-name="T33">Page</text:span></text:span></text:p>
            </table:table-cell>
          </table:table-row>
          <table:table-row table:style-name="Tabelle60.1">
            <table:table-cell table:style-name="Tabelle60.A2" office:value-type="string">
              <text:p text:style-name="P15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148"><text:span text:style-name="Page_20_Reference_20_Font"><text:span text:style-name="T23"><text:bookmark-ref text:reference-format="page" text:ref-name="r103"/></text:span></text:span></text:p>
            </table:table-cell>
          </table:table-row>
        </table:table>
        <text:p text:style-name="P94"/>
        <table:table table:name="Tabelle61" table:style-name="Tabelle61">
          <table:table-column table:style-name="Tabelle61.A"/>
          <table:table-row table:style-name="Tabelle61.1">
            <table:table-cell table:style-name="Tabelle61.A1" office:value-type="string">
              <text:p text:style-name="P122">Methods inherited from class org.osgi.dto.DTO</text:p>
            </table:table-cell>
          </table:table-row>
          <table:table-row table:style-name="Tabelle61.2">
            <table:table-cell table:style-name="Tabelle61.A2" office:value-type="string">
              <text:p text:style-name="P117"><text:span text:style-name="Code2"><text:span text:style-name="T23">toString</text:span></text:span></text:p>
            </table:table-cell>
          </table:table-row>
        </table:table>
        <text:p text:style-name="P42">Field Detail</text:p>
        <text:p text:style-name="P45"><text:bookmark text:name="r91"/>names</text:p>
        <text:p text:style-name="P105"><text:span text:style-name="Code2">public String[] </text:span><text:span text:style-name="Code2"><text:span text:style-name="T63">names</text:span></text:span></text:p>
        <text:p text:style-name="P12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136">See Also:</text:p>
        <text:p text:style-name="P157"><text:a xlink:type="simple" xlink:href="#r4"><text:span text:style-name="Code2"><text:span text:style-name="T57">HttpConstants.HTTP_WHITEBOARD_CONTEXT_NAME</text:span></text:span></text:a></text:p>
        <text:p text:style-name="P159"/>
        <text:p text:style-name="P44"><text:bookmark text:name="r92"/>shared</text:p>
        <text:p text:style-name="P105"><text:span text:style-name="Code2">public boolean </text:span><text:span text:style-name="Code2"><text:span text:style-name="T63">shared</text:span></text:span></text:p>
        <text:p text:style-name="P130">Specifies whether the http context is shared.</text:p>
        <text:p text:style-name="P136">See Also:</text:p>
        <text:p text:style-name="P157"><text:a xlink:type="simple" xlink:href="#r6"><text:span text:style-name="Code2"><text:span text:style-name="T57">HttpConstants.HTTP_WHITEBOARD_CONTEXT_SHARED</text:span></text:span></text:a></text:p>
        <text:p text:style-name="P159"/>
        <text:p text:style-name="P44"><text:bookmark text:name="r93"/>contextName</text:p>
        <text:p text:style-name="P105"><text:span text:style-name="Code2">public String </text:span><text:span text:style-name="Code2"><text:span text:style-name="T63">contextName</text:span></text:span></text:p>
        <text:p text:style-name="P134">The name of the servlet context.</text:p>
        <text:p text:style-name="P129"><text:span text:style-name="T39">This is the value returned by the </text:span><text:span text:style-name="Code2">ServletContext.getServletContextName()</text:span><text:span text:style-name="Default_20_Paragraph_20_Font"><text:span text:style-name="T39"> method.</text:span></text:span></text:p>
        <text:p text:style-name="P160"/>
        <text:p text:style-name="P44"><text:bookmark text:name="r94"/>contextPath</text:p>
        <text:p text:style-name="P105"><text:span text:style-name="Code2">public String </text:span><text:span text:style-name="Code2"><text:span text:style-name="T63">contextPath</text:span></text:span></text:p>
        <text:p text:style-name="P12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60"/>
        <text:p text:style-name="P44"><text:bookmark text:name="r95"/>initParams</text:p>
        <text:p text:style-name="P105"><text:span text:style-name="Code2">public Map&lt;String,String&gt; </text:span><text:span text:style-name="Code2"><text:span text:style-name="T63">initParams</text:span></text:span></text:p>
        <text:p text:style-name="P130">The servlet context initialization parameters.</text:p>
        <text:p text:style-name="P160"/>
        <text:p text:style-name="P44"><text:bookmark text:name="r96"/>attributes</text:p>
        <text:p text:style-name="P105"><text:span text:style-name="Code2">public Map&lt;String,Object&gt; </text:span><text:span text:style-name="Code2"><text:span text:style-name="T63">attributes</text:span></text:span></text:p>
        <text:p text:style-name="P134">The servlet context attributes.</text:p>
        <text:p text:style-name="P130">The value type must be a numerical type, Boolean, String, DTO or an array of any of the former. Therefore this method will only return the attributes of the servlet context conforming to this constraint.</text:p>
        <text:p text:style-name="P160"><text:soft-page-break/></text:p>
        <text:p text:style-name="P44"><text:bookmark text:name="r97"/>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98"/>servletDTOs</text:p>
        <text:p text:style-name="P105"><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12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60"/>
        <text:p text:style-name="P44"><text:bookmark text:name="r99"/>resourceDTOs</text:p>
        <text:p text:style-name="P105"><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13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0"/>
        <text:p text:style-name="P44"><text:bookmark text:name="r100"/>filterDTOs</text:p>
        <text:p text:style-name="P105"><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12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60"/>
        <text:p text:style-name="P44"><text:bookmark text:name="r101"/>errorPageDTOs</text:p>
        <text:p text:style-name="P105"><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12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60"/>
        <text:p text:style-name="P44"><text:bookmark text:name="r102"/>listenerDTOs</text:p>
        <text:p text:style-name="P105"><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13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43">Constructor Detail</text:p>
        <text:p text:style-name="P45"><text:bookmark text:name="r103"/>ServletContextDTO</text:p>
        <text:p text:style-name="P105"><text:soft-page-break/><text:span text:style-name="Code2">public </text:span><text:span text:style-name="Code2"><text:span text:style-name="T63">ServletContextDTO</text:span></text:span><text:span text:style-name="Code2">()</text:span></text:p>
        <text:p text:style-name="P58"><text:bookmark text:name="r108"/>Class 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128"/>
        <text:p text:style-name="P143"><text:span text:style-name="Code2">public class </text:span><text:span text:style-name="Code2"><text:span text:style-name="T63">Servlet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5"><text:span text:style-name="Summary_20_Heading_20_Font2"><text:span text:style-name="T23">Field Summary</text:span></text:span></text:p>
            </table:table-cell>
            <table:covered-table-cell/>
            <table:table-cell table:style-name="Tabelle62.A1" office:value-type="string">
              <text:p text:style-name="P146"><text:span text:style-name="Page_20_Reference_20_Font"><text:span text:style-name="T33">Page</text:span></text:span></text:p>
            </table:table-cell>
          </table:table-row>
          <table:table-row table:style-name="Tabelle62.1">
            <table:table-cell table:style-name="Tabelle62.A2" office:value-type="string">
              <text:p text:style-name="P147"><text:span text:style-name="Code_20_Small1"><text:span text:style-name="T23">String[]</text:span></text:span></text:p>
            </table:table-cell>
            <table:table-cell table:style-name="Tabelle62.A2" office:value-type="string">
              <text:p text:style-name="P151"><text:a xlink:type="simple" xlink:href="#r105"><text:span text:style-name="Code2"><text:span text:style-name="T58">patterns</text:span></text:span></text:a></text:p>
              <text:p text:style-name="P153">The request mappings for the servlet.</text:p>
            </table:table-cell>
            <table:table-cell table:style-name="Tabelle62.C2" office:value-type="string">
              <text:p text:style-name="P148"><text:span text:style-name="Page_20_Reference_20_Font"><text:span text:style-name="T23"><text:bookmark-ref text:reference-format="page" text:ref-name="r105"/></text:span></text:span></text:p>
            </table:table-cell>
          </table:table-row>
          <table:table-row table:style-name="Tabelle62.1">
            <table:table-cell table:style-name="Tabelle62.A3" office:value-type="string">
              <text:p text:style-name="P147"><text:span text:style-name="Code_20_Small1"><text:span text:style-name="T23">long</text:span></text:span></text:p>
            </table:table-cell>
            <table:table-cell table:style-name="Tabelle62.A3" office:value-type="string">
              <text:p text:style-name="P151"><text:a xlink:type="simple" xlink:href="#r106"><text:span text:style-name="Code2"><text:span text:style-name="T58">serviceId</text:span></text:span></text:a></text:p>
              <text:p text:style-name="P153">Service property identifying the service.</text:p>
            </table:table-cell>
            <table:table-cell table:style-name="Tabelle62.C3" office:value-type="string">
              <text:p text:style-name="P148"><text:span text:style-name="Page_20_Reference_20_Font"><text:span text:style-name="T23"><text:bookmark-ref text:reference-format="page" text:ref-name="r106"/></text:span></text:span></text:p>
            </table:table-cell>
          </table:table-row>
        </table:table>
        <text:p text:style-name="P94"/>
        <table:table table:name="Tabelle63" table:style-name="Tabelle63">
          <table:table-column table:style-name="Tabelle63.A"/>
          <table:table-row table:style-name="Tabelle63.1">
            <table:table-cell table:style-name="Tabelle63.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64" table:style-name="Tabelle64">
          <table:table-column table:style-name="Tabelle64.A"/>
          <table:table-column table:style-name="Tabelle64.B"/>
          <table:table-row table:style-name="Tabelle64.1">
            <table:table-cell table:style-name="Tabelle64.A1" office:value-type="string">
              <text:p text:style-name="P145"><text:span text:style-name="Summary_20_Heading_20_Font2"><text:span text:style-name="T23">Constructor Summary</text:span></text:span></text:p>
            </table:table-cell>
            <table:table-cell table:style-name="Tabelle64.A1" office:value-type="string">
              <text:p text:style-name="P146"><text:span text:style-name="Page_20_Reference_20_Font"><text:span text:style-name="T33">Page</text:span></text:span></text:p>
            </table:table-cell>
          </table:table-row>
          <table:table-row table:style-name="Tabelle64.1">
            <table:table-cell table:style-name="Tabelle64.A2" office:value-type="string">
              <text:p text:style-name="P15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148"><text:span text:style-name="Page_20_Reference_20_Font"><text:span text:style-name="T23"><text:bookmark-ref text:reference-format="page" text:ref-name="r107"/></text:span></text:span></text:p>
            </table:table-cell>
          </table:table-row>
        </table:table>
        <text:p text:style-name="P94"/>
        <table:table table:name="Tabelle65" table:style-name="Tabelle65">
          <table:table-column table:style-name="Tabelle65.A"/>
          <table:table-row table:style-name="Tabelle65.1">
            <table:table-cell table:style-name="Tabelle65.A1" office:value-type="string">
              <text:p text:style-name="P122">Methods inherited from class org.osgi.dto.DTO</text:p>
            </table:table-cell>
          </table:table-row>
          <table:table-row table:style-name="Tabelle65.2">
            <table:table-cell table:style-name="Tabelle65.A2" office:value-type="string">
              <text:p text:style-name="P117"><text:span text:style-name="Code2"><text:span text:style-name="T23">toString</text:span></text:span></text:p>
            </table:table-cell>
          </table:table-row>
        </table:table>
        <text:p text:style-name="P42">Field Detail</text:p>
        <text:p text:style-name="P45"><text:bookmark text:name="r105"/>patterns</text:p>
        <text:p text:style-name="P105"><text:span text:style-name="Code2">public String[] </text:span><text:span text:style-name="Code2"><text:span text:style-name="T63">patterns</text:span></text:span></text:p>
        <text:p text:style-name="P134">The request mappings for the servlet.</text:p>
        <text:p text:style-name="P130">The specified patterns are used to determine whether a request should be mapped to the servlet.</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106"/>serviceId</text:p>
        <text:p text:style-name="P105"><text:soft-page-break/><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107"/>ServletDTO</text:p>
        <text:p text:style-name="P105"><text:span text:style-name="Code2">public </text:span><text:span text:style-name="Code2"><text:span text:style-name="T63">ServletDTO</text:span></text:span><text:span text:style-name="Code2">()</text:span></text:p>
        <text:section text:style-name="Sect2" text:name="Bereich1">
          <text:p text:style-name="P16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9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text:soft-page-break/>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text:soft-page-break/>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0327745685619786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3</text:page-number> of <text:page-count style:num-format="1">78</text:page-count></text:p>
        <text:p text:style-name="Header"/>
        <text:p text:style-name="Header"><text:tab/>Draft<text:tab/> <text:modification-date style:data-style-name="N76">January 2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6</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8</meta:editing-cycles>
    <meta:editing-duration>P9DT16H21M56S</meta:editing-duration>
    <meta:initial-creator>Felix Meschberger</meta:initial-creator>
    <dc:date>2014-01-28T13:19:49</dc:date>
    <dc:creator>Carsten Ziegeler</dc:creator>
    <meta:document-statistic meta:table-count="80" meta:image-count="23" meta:object-count="0" meta:page-count="78" meta:paragraph-count="1895" meta:word-count="15828" meta:character-count="115038"/>
    <meta:user-defined meta:name="Company">Adobe Systems Incorporated</meta:user-defined>
    <meta:user-defined meta:name="Info 3"/>
    <meta:user-defined meta:name="Info 4"/>
    <meta:user-defined meta:name="RFC Title">RFC 189 Http Service Updates</meta:user-defined>
  </office:meta>
</office:document-meta>
</file>